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cae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7.5445in" svg:y="0.272in">
            <draw:object draw:notify-on-update-of-ranges="Sheet1.A1:Sheet1.A38 Sheet1.F1:Sheet1.F38 Sheet1.A1:Sheet1.A38 Sheet1.G1:Sheet1.G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7.989in" svg:y="8.3346in">
            <draw:object draw:notify-on-update-of-ranges="Sheet1.A42:Sheet1.A77 Sheet1.F42:Sheet1.F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8.6937in" svg:y="16.0937in">
            <draw:object draw:notify-on-update-of-ranges="Sheet1.A83:Sheet1.A122 Sheet1.E83:Sheet1.E122 Sheet1.A83:Sheet1.A122 Sheet1.F83:Sheet1.F122 Sheet1.A83:Sheet1.A122 Sheet1.G83:Sheet1.G1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9.6803in" svg:y="23.3933in">
            <draw:object draw:notify-on-update-of-ranges="Sheet1.A125:Sheet1.A162 Sheet1.G125:Sheet1.G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7.7362in" svg:y="29.8752in">
            <draw:object draw:notify-on-update-of-ranges="Sheet1.A168:Sheet1.A203 Sheet1.B168:Sheet1.B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7.7362in" svg:y="29.8752in">
            <draw:object draw:notify-on-update-of-ranges="Sheet1.A168:Sheet1.A203 Sheet1.B168:Sheet1.B2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53in" svg:x="5.8862in" svg:y="38.0539in">
            <draw:object draw:notify-on-update-of-ranges="Sheet1.A213:Sheet1.A252 Sheet1.B213:Sheet1.B252 Sheet1.A213:Sheet1.A252 Sheet1.C213:Sheet1.C2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in" svg:height="3.5453in" svg:x="5.8862in" svg:y="38.0539in">
            <draw:object draw:notify-on-update-of-ranges="Sheet1.A213:Sheet1.A252 Sheet1.B213:Sheet1.B252 Sheet1.A213:Sheet1.A252 Sheet1.C213:Sheet1.C2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4in" svg:height="3.5453in" svg:x="7.7071in" svg:y="46.6398in">
            <draw:object draw:notify-on-update-of-ranges="Sheet1.A258:Sheet1.A297 Sheet1.C258:Sheet1.C297 Sheet1.A258:Sheet1.A297 Sheet1.E258:Sheet1.E297 Sheet1.A258:Sheet1.A297 Sheet1.F258:Sheet1.F2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3929in" svg:height="4.1413in" svg:x="3.8264in" svg:y="53.6461in">
            <draw:object draw:notify-on-update-of-ranges="Sheet1.A302:Sheet1.A338 Sheet1.B302:Sheet1.B338 Sheet1.A302:Sheet1.A338 Sheet1.C302:Sheet1.C3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formula="of:=AVERAGE([.B1:.F1])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AVERAGE([.B2:.F2])" office:value-type="float" office:value="0.0502" calcext:value-type="float">
            <text:p>0.050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25" calcext:value-type="float">
            <text:p>0.125</text:p>
          </table:table-cell>
          <table:table-cell table:formula="of:=AVERAGE([.B3:.F3])" office:value-type="float" office:value="0.1244" calcext:value-type="float">
            <text:p>0.12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35" calcext:value-type="float">
            <text:p>0.235</text:p>
          </table:table-cell>
          <table:table-cell table:formula="of:=AVERAGE([.B4:.F4])" office:value-type="float" office:value="0.2436" calcext:value-type="float">
            <text:p>0.243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509" calcext:value-type="float">
            <text:p>0.509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3" calcext:value-type="float">
            <text:p>0.803</text:p>
          </table:table-cell>
          <table:table-cell office:value-type="float" office:value="0.774" calcext:value-type="float">
            <text:p>0.774</text:p>
          </table:table-cell>
          <table:table-cell table:formula="of:=AVERAGE([.B5:.F5])"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6" calcext:value-type="float">
            <text:p>0.5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6" calcext:value-type="float">
            <text:p>0.586</text:p>
          </table:table-cell>
          <table:table-cell office:value-type="float" office:value="1.207" calcext:value-type="float">
            <text:p>1.207</text:p>
          </table:table-cell>
          <table:table-cell table:formula="of:=AVERAGE([.B6:.F6])" office:value-type="float" office:value="0.6954" calcext:value-type="float">
            <text:p>0.695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801" calcext:value-type="float">
            <text:p>1.8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6" calcext:value-type="float">
            <text:p>0.786</text:p>
          </table:table-cell>
          <table:table-cell office:value-type="float" office:value="1.802" calcext:value-type="float">
            <text:p>1.802</text:p>
          </table:table-cell>
          <table:table-cell table:formula="of:=AVERAGE([.B7:.F7])" office:value-type="float" office:value="1.2524" calcext:value-type="float">
            <text:p>1.25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03" calcext:value-type="float">
            <text:p>1.903</text:p>
          </table:table-cell>
          <table:table-cell office:value-type="float" office:value="1.027" calcext:value-type="float">
            <text:p>1.027</text:p>
          </table:table-cell>
          <table:table-cell office:value-type="float" office:value="1.104" calcext:value-type="float">
            <text:p>1.104</text:p>
          </table:table-cell>
          <table:table-cell office:value-type="float" office:value="2.231" calcext:value-type="float">
            <text:p>2.231</text:p>
          </table:table-cell>
          <table:table-cell office:value-type="float" office:value="1.63" calcext:value-type="float">
            <text:p>1.63</text:p>
          </table:table-cell>
          <table:table-cell table:formula="of:=AVERAGE([.B8:.F8])"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.406" calcext:value-type="float">
            <text:p>1.406</text:p>
          </table:table-cell>
          <table:table-cell office:value-type="float" office:value="2.509" calcext:value-type="float">
            <text:p>2.509</text:p>
          </table:table-cell>
          <table:table-cell office:value-type="float" office:value="2.089" calcext:value-type="float">
            <text:p>2.089</text:p>
          </table:table-cell>
          <table:table-cell office:value-type="float" office:value="2.847" calcext:value-type="float">
            <text:p>2.847</text:p>
          </table:table-cell>
          <table:table-cell office:value-type="float" office:value="2.066" calcext:value-type="float">
            <text:p>2.066</text:p>
          </table:table-cell>
          <table:table-cell table:formula="of:=AVERAGE([.B9:.F9])" office:value-type="float" office:value="2.1834" calcext:value-type="float">
            <text:p>2.183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.248" calcext:value-type="float">
            <text:p>4.248</text:p>
          </table:table-cell>
          <table:table-cell office:value-type="float" office:value="1.866" calcext:value-type="float">
            <text:p>1.866</text:p>
          </table:table-cell>
          <table:table-cell office:value-type="float" office:value="2.957" calcext:value-type="float">
            <text:p>2.957</text:p>
          </table:table-cell>
          <table:table-cell office:value-type="float" office:value="2.465" calcext:value-type="float">
            <text:p>2.465</text:p>
          </table:table-cell>
          <table:table-cell office:value-type="float" office:value="3.565" calcext:value-type="float">
            <text:p>3.565</text:p>
          </table:table-cell>
          <table:table-cell table:formula="of:=AVERAGE([.B10:.F10])" office:value-type="float" office:value="3.0202" calcext:value-type="float">
            <text:p>3.0202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191" calcext:value-type="float">
            <text:p>2.191</text:p>
          </table:table-cell>
          <table:table-cell office:value-type="float" office:value="4.577" calcext:value-type="float">
            <text:p>4.577</text:p>
          </table:table-cell>
          <table:table-cell office:value-type="float" office:value="3.508" calcext:value-type="float">
            <text:p>3.508</text:p>
          </table:table-cell>
          <table:table-cell office:value-type="float" office:value="2.597" calcext:value-type="float">
            <text:p>2.597</text:p>
          </table:table-cell>
          <table:table-cell office:value-type="float" office:value="3.808" calcext:value-type="float">
            <text:p>3.808</text:p>
          </table:table-cell>
          <table:table-cell table:formula="of:=AVERAGE([.B11:.F11])" office:value-type="float" office:value="3.3362" calcext:value-type="float">
            <text:p>3.33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.663" calcext:value-type="float">
            <text:p>4.663</text:p>
          </table:table-cell>
          <table:table-cell office:value-type="float" office:value="5.644" calcext:value-type="float">
            <text:p>5.644</text:p>
          </table:table-cell>
          <table:table-cell office:value-type="float" office:value="2.792" calcext:value-type="float">
            <text:p>2.792</text:p>
          </table:table-cell>
          <table:table-cell office:value-type="float" office:value="4.828" calcext:value-type="float">
            <text:p>4.828</text:p>
          </table:table-cell>
          <table:table-cell office:value-type="float" office:value="4.275" calcext:value-type="float">
            <text:p>4.275</text:p>
          </table:table-cell>
          <table:table-cell table:formula="of:=AVERAGE([.B12:.F12])" office:value-type="float" office:value="4.4404" calcext:value-type="float">
            <text:p>4.440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.882" calcext:value-type="float">
            <text:p>3.882</text:p>
          </table:table-cell>
          <table:table-cell office:value-type="float" office:value="5.091" calcext:value-type="float">
            <text:p>5.091</text:p>
          </table:table-cell>
          <table:table-cell office:value-type="float" office:value="3.657" calcext:value-type="float">
            <text:p>3.657</text:p>
          </table:table-cell>
          <table:table-cell office:value-type="float" office:value="4.9" calcext:value-type="float">
            <text:p>4.9</text:p>
          </table:table-cell>
          <table:table-cell office:value-type="float" office:value="4.366" calcext:value-type="float">
            <text:p>4.366</text:p>
          </table:table-cell>
          <table:table-cell table:formula="of:=AVERAGE([.B13:.F13])" office:value-type="float" office:value="4.3792" calcext:value-type="float">
            <text:p>4.379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.21" calcext:value-type="float">
            <text:p>5.21</text:p>
          </table:table-cell>
          <table:table-cell office:value-type="float" office:value="5.181" calcext:value-type="float">
            <text:p>5.181</text:p>
          </table:table-cell>
          <table:table-cell office:value-type="float" office:value="5.168" calcext:value-type="float">
            <text:p>5.168</text:p>
          </table:table-cell>
          <table:table-cell office:value-type="float" office:value="5.16" calcext:value-type="float">
            <text:p>5.16</text:p>
          </table:table-cell>
          <table:table-cell office:value-type="float" office:value="5.035" calcext:value-type="float">
            <text:p>5.035</text:p>
          </table:table-cell>
          <table:table-cell table:formula="of:=AVERAGE([.B14:.F14])" office:value-type="float" office:value="5.1508" calcext:value-type="float">
            <text:p>5.1508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.656" calcext:value-type="float">
            <text:p>5.656</text:p>
          </table:table-cell>
          <table:table-cell office:value-type="float" office:value="5.586" calcext:value-type="float">
            <text:p>5.586</text:p>
          </table:table-cell>
          <table:table-cell office:value-type="float" office:value="5.633" calcext:value-type="float">
            <text:p>5.633</text:p>
          </table:table-cell>
          <table:table-cell office:value-type="float" office:value="5.63" calcext:value-type="float">
            <text:p>5.63</text:p>
          </table:table-cell>
          <table:table-cell office:value-type="float" office:value="5.582" calcext:value-type="float">
            <text:p>5.582</text:p>
          </table:table-cell>
          <table:table-cell table:formula="of:=AVERAGE([.B15:.F15])" office:value-type="float" office:value="5.6174" calcext:value-type="float">
            <text:p>5.617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591" calcext:value-type="float">
            <text:p>6.591</text:p>
          </table:table-cell>
          <table:table-cell office:value-type="float" office:value="6.286" calcext:value-type="float">
            <text:p>6.286</text:p>
          </table:table-cell>
          <table:table-cell office:value-type="float" office:value="6.371" calcext:value-type="float">
            <text:p>6.371</text:p>
          </table:table-cell>
          <table:table-cell office:value-type="float" office:value="6.278" calcext:value-type="float">
            <text:p>6.278</text:p>
          </table:table-cell>
          <table:table-cell office:value-type="float" office:value="6.599" calcext:value-type="float">
            <text:p>6.599</text:p>
          </table:table-cell>
          <table:table-cell table:formula="of:=AVERAGE([.B16:.F16])" office:value-type="float" office:value="6.425" calcext:value-type="float">
            <text:p>6.4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.076" calcext:value-type="float">
            <text:p>8.076</text:p>
          </table:table-cell>
          <table:table-cell office:value-type="float" office:value="6.997" calcext:value-type="float">
            <text:p>6.997</text:p>
          </table:table-cell>
          <table:table-cell office:value-type="float" office:value="7.74" calcext:value-type="float">
            <text:p>7.74</text:p>
          </table:table-cell>
          <table:table-cell office:value-type="float" office:value="7.66" calcext:value-type="float">
            <text:p>7.66</text:p>
          </table:table-cell>
          <table:table-cell office:value-type="float" office:value="6.776" calcext:value-type="float">
            <text:p>6.776</text:p>
          </table:table-cell>
          <table:table-cell table:formula="of:=AVERAGE([.B17:.F17])" office:value-type="float" office:value="7.4498" calcext:value-type="float">
            <text:p>7.449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.371" calcext:value-type="float">
            <text:p>8.371</text:p>
          </table:table-cell>
          <table:table-cell office:value-type="float" office:value="8.479" calcext:value-type="float">
            <text:p>8.479</text:p>
          </table:table-cell>
          <table:table-cell office:value-type="float" office:value="7.956" calcext:value-type="float">
            <text:p>7.956</text:p>
          </table:table-cell>
          <table:table-cell office:value-type="float" office:value="8.952" calcext:value-type="float">
            <text:p>8.952</text:p>
          </table:table-cell>
          <table:table-cell office:value-type="float" office:value="7.677" calcext:value-type="float">
            <text:p>7.677</text:p>
          </table:table-cell>
          <table:table-cell table:formula="of:=AVERAGE([.B18:.F18])" office:value-type="float" office:value="8.287" calcext:value-type="float">
            <text:p>8.287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9.681" calcext:value-type="float">
            <text:p>9.681</text:p>
          </table:table-cell>
          <table:table-cell office:value-type="float" office:value="9.505" calcext:value-type="float">
            <text:p>9.505</text:p>
          </table:table-cell>
          <table:table-cell office:value-type="float" office:value="8.655" calcext:value-type="float">
            <text:p>8.655</text:p>
          </table:table-cell>
          <table:table-cell office:value-type="float" office:value="10.005" calcext:value-type="float">
            <text:p>10.005</text:p>
          </table:table-cell>
          <table:table-cell office:value-type="float" office:value="8.869" calcext:value-type="float">
            <text:p>8.869</text:p>
          </table:table-cell>
          <table:table-cell table:formula="of:=AVERAGE([.B19:.F19])"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116" calcext:value-type="float">
            <text:p>11.116</text:p>
          </table:table-cell>
          <table:table-cell office:value-type="float" office:value="9.638" calcext:value-type="float">
            <text:p>9.638</text:p>
          </table:table-cell>
          <table:table-cell office:value-type="float" office:value="10.448" calcext:value-type="float">
            <text:p>10.448</text:p>
          </table:table-cell>
          <table:table-cell office:value-type="float" office:value="12.33" calcext:value-type="float">
            <text:p>12.33</text:p>
          </table:table-cell>
          <table:table-cell office:value-type="float" office:value="11.627" calcext:value-type="float">
            <text:p>11.627</text:p>
          </table:table-cell>
          <table:table-cell table:formula="of:=AVERAGE([.B20:.F20])" office:value-type="float" office:value="11.0318" calcext:value-type="float">
            <text:p>11.0318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3.208" calcext:value-type="float">
            <text:p>13.208</text:p>
          </table:table-cell>
          <table:table-cell office:value-type="float" office:value="13.587" calcext:value-type="float">
            <text:p>13.587</text:p>
          </table:table-cell>
          <table:table-cell office:value-type="float" office:value="16.922001" calcext:value-type="float">
            <text:p>16.922001</text:p>
          </table:table-cell>
          <table:table-cell office:value-type="float" office:value="16.146999" calcext:value-type="float">
            <text:p>16.146999</text:p>
          </table:table-cell>
          <table:table-cell office:value-type="float" office:value="17.513" calcext:value-type="float">
            <text:p>17.513</text:p>
          </table:table-cell>
          <table:table-cell table:formula="of:=AVERAGE([.B21:.F21])" office:value-type="float" office:value="15.4754" calcext:value-type="float">
            <text:p>15.475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8.992001" calcext:value-type="float">
            <text:p>18.992001</text:p>
          </table:table-cell>
          <table:table-cell office:value-type="float" office:value="16.922001" calcext:value-type="float">
            <text:p>16.922001</text:p>
          </table:table-cell>
          <table:table-cell office:value-type="float" office:value="19.559999" calcext:value-type="float">
            <text:p>19.559999</text:p>
          </table:table-cell>
          <table:table-cell office:value-type="float" office:value="19.558001" calcext:value-type="float">
            <text:p>19.558001</text:p>
          </table:table-cell>
          <table:table-cell office:value-type="float" office:value="17.594" calcext:value-type="float">
            <text:p>17.594</text:p>
          </table:table-cell>
          <table:table-cell table:formula="of:=AVERAGE([.B22:.F22])" office:value-type="float" office:value="18.5252004" calcext:value-type="float">
            <text:p>18.5252004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0.055" calcext:value-type="float">
            <text:p>20.055</text:p>
          </table:table-cell>
          <table:table-cell office:value-type="float" office:value="20.027" calcext:value-type="float">
            <text:p>20.027</text:p>
          </table:table-cell>
          <table:table-cell office:value-type="float" office:value="21.142" calcext:value-type="float">
            <text:p>21.142</text:p>
          </table:table-cell>
          <table:table-cell office:value-type="float" office:value="20.804001" calcext:value-type="float">
            <text:p>20.804001</text:p>
          </table:table-cell>
          <table:table-cell office:value-type="float" office:value="19.577999" calcext:value-type="float">
            <text:p>19.577999</text:p>
          </table:table-cell>
          <table:table-cell table:formula="of:=AVERAGE([.B23:.F23])" office:value-type="float" office:value="20.3212" calcext:value-type="float">
            <text:p>20.321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118999" calcext:value-type="float">
            <text:p>23.118999</text:p>
          </table:table-cell>
          <table:table-cell office:value-type="float" office:value="23.947001" calcext:value-type="float">
            <text:p>23.947001</text:p>
          </table:table-cell>
          <table:table-cell office:value-type="float" office:value="24.973" calcext:value-type="float">
            <text:p>24.973</text:p>
          </table:table-cell>
          <table:table-cell office:value-type="float" office:value="23.17" calcext:value-type="float">
            <text:p>23.17</text:p>
          </table:table-cell>
          <table:table-cell office:value-type="float" office:value="25.169001" calcext:value-type="float">
            <text:p>25.169001</text:p>
          </table:table-cell>
          <table:table-cell table:formula="of:=AVERAGE([.B24:.F24])" office:value-type="float" office:value="24.0756002" calcext:value-type="float">
            <text:p>24.0756002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6.545" calcext:value-type="float">
            <text:p>26.545</text:p>
          </table:table-cell>
          <table:table-cell office:value-type="float" office:value="28.046" calcext:value-type="float">
            <text:p>28.046</text:p>
          </table:table-cell>
          <table:table-cell office:value-type="float" office:value="25.643" calcext:value-type="float">
            <text:p>25.643</text:p>
          </table:table-cell>
          <table:table-cell office:value-type="float" office:value="25.264" calcext:value-type="float">
            <text:p>25.264</text:p>
          </table:table-cell>
          <table:table-cell office:value-type="float" office:value="25.961" calcext:value-type="float">
            <text:p>25.961</text:p>
          </table:table-cell>
          <table:table-cell table:formula="of:=AVERAGE([.B25:.F25])" office:value-type="float" office:value="26.2918" calcext:value-type="float">
            <text:p>26.291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8.591" calcext:value-type="float">
            <text:p>28.591</text:p>
          </table:table-cell>
          <table:table-cell office:value-type="float" office:value="29.862" calcext:value-type="float">
            <text:p>29.862</text:p>
          </table:table-cell>
          <table:table-cell office:value-type="float" office:value="28.283001" calcext:value-type="float">
            <text:p>28.283001</text:p>
          </table:table-cell>
          <table:table-cell office:value-type="float" office:value="27.913" calcext:value-type="float">
            <text:p>27.913</text:p>
          </table:table-cell>
          <table:table-cell office:value-type="float" office:value="29.257" calcext:value-type="float">
            <text:p>29.257</text:p>
          </table:table-cell>
          <table:table-cell table:formula="of:=AVERAGE([.B26:.F26])" office:value-type="float" office:value="28.7812002" calcext:value-type="float">
            <text:p>28.7812002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30.938" calcext:value-type="float">
            <text:p>30.938</text:p>
          </table:table-cell>
          <table:table-cell office:value-type="float" office:value="30.354" calcext:value-type="float">
            <text:p>30.354</text:p>
          </table:table-cell>
          <table:table-cell office:value-type="float" office:value="32.436001" calcext:value-type="float">
            <text:p>32.436001</text:p>
          </table:table-cell>
          <table:table-cell office:value-type="float" office:value="33.845001" calcext:value-type="float">
            <text:p>33.845001</text:p>
          </table:table-cell>
          <table:table-cell office:value-type="float" office:value="33.637001" calcext:value-type="float">
            <text:p>33.637001</text:p>
          </table:table-cell>
          <table:table-cell table:formula="of:=AVERAGE([.B27:.F27])" office:value-type="float" office:value="32.2420006" calcext:value-type="float">
            <text:p>32.242000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3.748001" calcext:value-type="float">
            <text:p>33.748001</text:p>
          </table:table-cell>
          <table:table-cell office:value-type="float" office:value="34.144001" calcext:value-type="float">
            <text:p>34.144001</text:p>
          </table:table-cell>
          <table:table-cell office:value-type="float" office:value="32.183998" calcext:value-type="float">
            <text:p>32.183998</text:p>
          </table:table-cell>
          <table:table-cell office:value-type="float" office:value="33.375999" calcext:value-type="float">
            <text:p>33.375999</text:p>
          </table:table-cell>
          <table:table-cell office:value-type="float" office:value="34.048" calcext:value-type="float">
            <text:p>34.048</text:p>
          </table:table-cell>
          <table:table-cell table:formula="of:=AVERAGE([.B28:.F28])" office:value-type="float" office:value="33.4999998" calcext:value-type="float">
            <text:p>33.4999998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33.846001" calcext:value-type="float">
            <text:p>33.846001</text:p>
          </table:table-cell>
          <table:table-cell office:value-type="float" office:value="36.016998" calcext:value-type="float">
            <text:p>36.016998</text:p>
          </table:table-cell>
          <table:table-cell office:value-type="float" office:value="34.210999" calcext:value-type="float">
            <text:p>34.210999</text:p>
          </table:table-cell>
          <table:table-cell office:value-type="float" office:value="34.091" calcext:value-type="float">
            <text:p>34.091</text:p>
          </table:table-cell>
          <table:table-cell office:value-type="float" office:value="34.264999" calcext:value-type="float">
            <text:p>34.264999</text:p>
          </table:table-cell>
          <table:table-cell table:formula="of:=AVERAGE([.B29:.F29])" office:value-type="float" office:value="34.4859994" calcext:value-type="float">
            <text:p>34.485999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9.258999" calcext:value-type="float">
            <text:p>39.258999</text:p>
          </table:table-cell>
          <table:table-cell office:value-type="float" office:value="40.676998" calcext:value-type="float">
            <text:p>40.676998</text:p>
          </table:table-cell>
          <table:table-cell office:value-type="float" office:value="38.226002" calcext:value-type="float">
            <text:p>38.226002</text:p>
          </table:table-cell>
          <table:table-cell office:value-type="float" office:value="39.560001" calcext:value-type="float">
            <text:p>39.560001</text:p>
          </table:table-cell>
          <table:table-cell office:value-type="float" office:value="40.613998" calcext:value-type="float">
            <text:p>40.613998</text:p>
          </table:table-cell>
          <table:table-cell table:formula="of:=AVERAGE([.B30:.F30])" office:value-type="float" office:value="39.6671996" calcext:value-type="float">
            <text:p>39.6671996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42.016998" calcext:value-type="float">
            <text:p>42.016998</text:p>
          </table:table-cell>
          <table:table-cell office:value-type="float" office:value="44.411999" calcext:value-type="float">
            <text:p>44.411999</text:p>
          </table:table-cell>
          <table:table-cell office:value-type="float" office:value="42.889999" calcext:value-type="float">
            <text:p>42.889999</text:p>
          </table:table-cell>
          <table:table-cell office:value-type="float" office:value="42.43" calcext:value-type="float">
            <text:p>42.43</text:p>
          </table:table-cell>
          <table:table-cell office:value-type="float" office:value="42.308998" calcext:value-type="float">
            <text:p>42.308998</text:p>
          </table:table-cell>
          <table:table-cell table:formula="of:=AVERAGE([.B31:.F31])" office:value-type="float" office:value="42.8115988" calcext:value-type="float">
            <text:p>42.811598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2.686001" calcext:value-type="float">
            <text:p>42.686001</text:p>
          </table:table-cell>
          <table:table-cell office:value-type="float" office:value="43.851002" calcext:value-type="float">
            <text:p>43.851002</text:p>
          </table:table-cell>
          <table:table-cell office:value-type="float" office:value="42.234001" calcext:value-type="float">
            <text:p>42.234001</text:p>
          </table:table-cell>
          <table:table-cell office:value-type="float" office:value="46.207001" calcext:value-type="float">
            <text:p>46.207001</text:p>
          </table:table-cell>
          <table:table-cell office:value-type="float" office:value="43.014" calcext:value-type="float">
            <text:p>43.014</text:p>
          </table:table-cell>
          <table:table-cell table:formula="of:=AVERAGE([.B32:.F32])" office:value-type="float" office:value="43.598401" calcext:value-type="float">
            <text:p>43.59840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47.074001" calcext:value-type="float">
            <text:p>47.074001</text:p>
          </table:table-cell>
          <table:table-cell office:value-type="float" office:value="45.428001" calcext:value-type="float">
            <text:p>45.428001</text:p>
          </table:table-cell>
          <table:table-cell office:value-type="float" office:value="44.445999" calcext:value-type="float">
            <text:p>44.445999</text:p>
          </table:table-cell>
          <table:table-cell office:value-type="float" office:value="43.999001" calcext:value-type="float">
            <text:p>43.999001</text:p>
          </table:table-cell>
          <table:table-cell office:value-type="float" office:value="44.291" calcext:value-type="float">
            <text:p>44.291</text:p>
          </table:table-cell>
          <table:table-cell table:formula="of:=AVERAGE([.B33:.F33])" office:value-type="float" office:value="45.0476004" calcext:value-type="float">
            <text:p>45.047600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6.601002" calcext:value-type="float">
            <text:p>46.601002</text:p>
          </table:table-cell>
          <table:table-cell office:value-type="float" office:value="45.702999" calcext:value-type="float">
            <text:p>45.702999</text:p>
          </table:table-cell>
          <table:table-cell office:value-type="float" office:value="52.867001" calcext:value-type="float">
            <text:p>52.867001</text:p>
          </table:table-cell>
          <table:table-cell office:value-type="float" office:value="48.462002" calcext:value-type="float">
            <text:p>48.462002</text:p>
          </table:table-cell>
          <table:table-cell office:value-type="float" office:value="46.932999" calcext:value-type="float">
            <text:p>46.932999</text:p>
          </table:table-cell>
          <table:table-cell table:formula="of:=AVERAGE([.B34:.F34])" office:value-type="float" office:value="48.1132006" calcext:value-type="float">
            <text:p>48.1132006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8.444" calcext:value-type="float">
            <text:p>48.444</text:p>
          </table:table-cell>
          <table:table-cell office:value-type="float" office:value="51.695999" calcext:value-type="float">
            <text:p>51.695999</text:p>
          </table:table-cell>
          <table:table-cell office:value-type="float" office:value="57.606998" calcext:value-type="float">
            <text:p>57.606998</text:p>
          </table:table-cell>
          <table:table-cell office:value-type="float" office:value="48.292" calcext:value-type="float">
            <text:p>48.292</text:p>
          </table:table-cell>
          <table:table-cell office:value-type="float" office:value="52.171001" calcext:value-type="float">
            <text:p>52.171001</text:p>
          </table:table-cell>
          <table:table-cell table:formula="of:=AVERAGE([.B35:.F35])" office:value-type="float" office:value="51.6419996" calcext:value-type="float">
            <text:p>51.641999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7.741001" calcext:value-type="float">
            <text:p>57.741001</text:p>
          </table:table-cell>
          <table:table-cell office:value-type="float" office:value="52.880001" calcext:value-type="float">
            <text:p>52.880001</text:p>
          </table:table-cell>
          <table:table-cell office:value-type="float" office:value="56.724998" calcext:value-type="float">
            <text:p>56.724998</text:p>
          </table:table-cell>
          <table:table-cell office:value-type="float" office:value="56.042" calcext:value-type="float">
            <text:p>56.042</text:p>
          </table:table-cell>
          <table:table-cell office:value-type="float" office:value="51.855" calcext:value-type="float">
            <text:p>51.855</text:p>
          </table:table-cell>
          <table:table-cell table:formula="of:=AVERAGE([.B36:.F36])" office:value-type="float" office:value="55.0486" calcext:value-type="float">
            <text:p>55.0486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52.479" calcext:value-type="float">
            <text:p>52.479</text:p>
          </table:table-cell>
          <table:table-cell office:value-type="float" office:value="53.970001" calcext:value-type="float">
            <text:p>53.970001</text:p>
          </table:table-cell>
          <table:table-cell office:value-type="float" office:value="55.195999" calcext:value-type="float">
            <text:p>55.195999</text:p>
          </table:table-cell>
          <table:table-cell office:value-type="float" office:value="58.771" calcext:value-type="float">
            <text:p>58.771</text:p>
          </table:table-cell>
          <table:table-cell office:value-type="float" office:value="58.179001" calcext:value-type="float">
            <text:p>58.179001</text:p>
          </table:table-cell>
          <table:table-cell table:formula="of:=AVERAGE([.B37:.F37])" office:value-type="float" office:value="55.7190002" calcext:value-type="float">
            <text:p>55.719000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67.053001" calcext:value-type="float">
            <text:p>67.053001</text:p>
          </table:table-cell>
          <table:table-cell office:value-type="float" office:value="52.846001" calcext:value-type="float">
            <text:p>52.846001</text:p>
          </table:table-cell>
          <table:table-cell office:value-type="float" office:value="60.793999" calcext:value-type="float">
            <text:p>60.793999</text:p>
          </table:table-cell>
          <table:table-cell office:value-type="float" office:value="49.842999" calcext:value-type="float">
            <text:p>49.842999</text:p>
          </table:table-cell>
          <table:table-cell office:value-type="float" office:value="52.84" calcext:value-type="float">
            <text:p>52.84</text:p>
          </table:table-cell>
          <table:table-cell table:formula="of:=AVERAGE([.B38:.F38])" office:value-type="float" office:value="56.6752" calcext:value-type="float">
            <text:p>56.6752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47.251999" calcext:value-type="float">
            <text:p>47.251999</text:p>
          </table:table-cell>
          <table:table-cell office:value-type="float" office:value="47.429001" calcext:value-type="float">
            <text:p>47.429001</text:p>
          </table:table-cell>
          <table:table-cell office:value-type="float" office:value="49.155998" calcext:value-type="float">
            <text:p>49.155998</text:p>
          </table:table-cell>
          <table:table-cell office:value-type="float" office:value="52.577" calcext:value-type="float">
            <text:p>52.577</text:p>
          </table:table-cell>
          <table:table-cell office:value-type="float" office:value="51.972" calcext:value-type="float">
            <text:p>51.972</text:p>
          </table:table-cell>
          <table:table-cell table:formula="of:=AVERAGE([.B39:.F39])" office:value-type="float" office:value="49.6771996" calcext:value-type="float">
            <text:p>49.677199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6.584999" calcext:value-type="float">
            <text:p>56.584999</text:p>
          </table:table-cell>
          <table:table-cell office:value-type="float" office:value="52.417999" calcext:value-type="float">
            <text:p>52.417999</text:p>
          </table:table-cell>
          <table:table-cell office:value-type="float" office:value="47.688" calcext:value-type="float">
            <text:p>47.688</text:p>
          </table:table-cell>
          <table:table-cell office:value-type="float" office:value="48.778" calcext:value-type="float">
            <text:p>48.778</text:p>
          </table:table-cell>
          <table:table-cell office:value-type="float" office:value="47.807999" calcext:value-type="float">
            <text:p>47.807999</text:p>
          </table:table-cell>
          <table:table-cell table:formula="of:=AVERAGE([.B40:.F40])" office:value-type="float" office:value="50.6553994" calcext:value-type="float">
            <text:p>50.6553994</text:p>
          </table:table-cell>
        </table:table-row>
        <table:table-row table:style-name="ro1">
          <table:table-cell table:number-columns-repeated="6"/>
          <table:table-cell table:formula="of:=AVERAGE([.B41:.F4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94" calcext:value-type="float">
            <text:p>0.594</text:p>
          </table:table-cell>
          <table:table-cell office:value-type="float" office:value="0.577" calcext:value-type="float">
            <text:p>0.577</text:p>
          </table:table-cell>
          <table:table-cell office:value-type="float" office:value="0.982" calcext:value-type="float">
            <text:p>0.982</text:p>
          </table:table-cell>
          <table:table-cell office:value-type="float" office:value="1.351" calcext:value-type="float">
            <text:p>1.351</text:p>
          </table:table-cell>
          <table:table-cell office:value-type="float" office:value="1.231" calcext:value-type="float">
            <text:p>1.231</text:p>
          </table:table-cell>
          <table:table-cell table:formula="of:=AVERAGE([.B42:.F42])" office:value-type="float" office:value="0.947" calcext:value-type="float">
            <text:p>0.9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447" calcext:value-type="float">
            <text:p>2.447</text:p>
          </table:table-cell>
          <table:table-cell office:value-type="float" office:value="2.465" calcext:value-type="float">
            <text:p>2.465</text:p>
          </table:table-cell>
          <table:table-cell office:value-type="float" office:value="2.446" calcext:value-type="float">
            <text:p>2.446</text:p>
          </table:table-cell>
          <table:table-cell office:value-type="float" office:value="2.561" calcext:value-type="float">
            <text:p>2.561</text:p>
          </table:table-cell>
          <table:table-cell office:value-type="float" office:value="2.453" calcext:value-type="float">
            <text:p>2.453</text:p>
          </table:table-cell>
          <table:table-cell table:formula="of:=AVERAGE([.B43:.F43])" office:value-type="float" office:value="2.4744" calcext:value-type="float">
            <text:p>2.474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.868" calcext:value-type="float">
            <text:p>3.868</text:p>
          </table:table-cell>
          <table:table-cell office:value-type="float" office:value="3.928" calcext:value-type="float">
            <text:p>3.928</text:p>
          </table:table-cell>
          <table:table-cell office:value-type="float" office:value="4.183" calcext:value-type="float">
            <text:p>4.183</text:p>
          </table:table-cell>
          <table:table-cell office:value-type="float" office:value="3.743" calcext:value-type="float">
            <text:p>3.743</text:p>
          </table:table-cell>
          <table:table-cell office:value-type="float" office:value="4.413" calcext:value-type="float">
            <text:p>4.413</text:p>
          </table:table-cell>
          <table:table-cell table:formula="of:=AVERAGE([.B44:.F44])" office:value-type="float" office:value="4.027" calcext:value-type="float">
            <text:p>4.0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03" calcext:value-type="float">
            <text:p>5.03</text:p>
          </table:table-cell>
          <table:table-cell office:value-type="float" office:value="5.441" calcext:value-type="float">
            <text:p>5.441</text:p>
          </table:table-cell>
          <table:table-cell office:value-type="float" office:value="4.994" calcext:value-type="float">
            <text:p>4.994</text:p>
          </table:table-cell>
          <table:table-cell office:value-type="float" office:value="5.534" calcext:value-type="float">
            <text:p>5.534</text:p>
          </table:table-cell>
          <table:table-cell office:value-type="float" office:value="5.299" calcext:value-type="float">
            <text:p>5.299</text:p>
          </table:table-cell>
          <table:table-cell table:formula="of:=AVERAGE([.B45:.F45])" office:value-type="float" office:value="5.2596" calcext:value-type="float">
            <text:p>5.25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.697" calcext:value-type="float">
            <text:p>6.697</text:p>
          </table:table-cell>
          <table:table-cell office:value-type="float" office:value="6.68" calcext:value-type="float">
            <text:p>6.68</text:p>
          </table:table-cell>
          <table:table-cell office:value-type="float" office:value="6.307" calcext:value-type="float">
            <text:p>6.307</text:p>
          </table:table-cell>
          <table:table-cell office:value-type="float" office:value="6.328" calcext:value-type="float">
            <text:p>6.328</text:p>
          </table:table-cell>
          <table:table-cell office:value-type="float" office:value="6.62" calcext:value-type="float">
            <text:p>6.62</text:p>
          </table:table-cell>
          <table:table-cell table:formula="of:=AVERAGE([.B46:.F46])" office:value-type="float" office:value="6.5264" calcext:value-type="float">
            <text:p>6.526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.839" calcext:value-type="float">
            <text:p>7.839</text:p>
          </table:table-cell>
          <table:table-cell office:value-type="float" office:value="10.558" calcext:value-type="float">
            <text:p>10.558</text:p>
          </table:table-cell>
          <table:table-cell office:value-type="float" office:value="7.174" calcext:value-type="float">
            <text:p>7.174</text:p>
          </table:table-cell>
          <table:table-cell office:value-type="float" office:value="6.212" calcext:value-type="float">
            <text:p>6.212</text:p>
          </table:table-cell>
          <table:table-cell office:value-type="float" office:value="7.086" calcext:value-type="float">
            <text:p>7.086</text:p>
          </table:table-cell>
          <table:table-cell table:formula="of:=AVERAGE([.B47:.F47])" office:value-type="float" office:value="7.7738" calcext:value-type="float">
            <text:p>7.773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8.444" calcext:value-type="float">
            <text:p>18.444</text:p>
          </table:table-cell>
          <table:table-cell office:value-type="float" office:value="35.000999" calcext:value-type="float">
            <text:p>35.000999</text:p>
          </table:table-cell>
          <table:table-cell office:value-type="float" office:value="20.419001" calcext:value-type="float">
            <text:p>20.419001</text:p>
          </table:table-cell>
          <table:table-cell office:value-type="float" office:value="10.496" calcext:value-type="float">
            <text:p>10.496</text:p>
          </table:table-cell>
          <table:table-cell office:value-type="float" office:value="10.885" calcext:value-type="float">
            <text:p>10.885</text:p>
          </table:table-cell>
          <table:table-cell table:formula="of:=AVERAGE([.B48:.F48])" office:value-type="float" office:value="19.049" calcext:value-type="float">
            <text:p>19.04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.650999" calcext:value-type="float">
            <text:p>20.650999</text:p>
          </table:table-cell>
          <table:table-cell office:value-type="float" office:value="19.252001" calcext:value-type="float">
            <text:p>19.252001</text:p>
          </table:table-cell>
          <table:table-cell office:value-type="float" office:value="17.618999" calcext:value-type="float">
            <text:p>17.618999</text:p>
          </table:table-cell>
          <table:table-cell office:value-type="float" office:value="10.863" calcext:value-type="float">
            <text:p>10.863</text:p>
          </table:table-cell>
          <table:table-cell office:value-type="float" office:value="7.826" calcext:value-type="float">
            <text:p>7.826</text:p>
          </table:table-cell>
          <table:table-cell table:formula="of:=AVERAGE([.B49:.F49])" office:value-type="float" office:value="15.2421998" calcext:value-type="float">
            <text:p>15.2421998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1.927" calcext:value-type="float">
            <text:p>11.927</text:p>
          </table:table-cell>
          <table:table-cell office:value-type="float" office:value="12.024" calcext:value-type="float">
            <text:p>12.024</text:p>
          </table:table-cell>
          <table:table-cell office:value-type="float" office:value="11.423" calcext:value-type="float">
            <text:p>11.423</text:p>
          </table:table-cell>
          <table:table-cell office:value-type="float" office:value="11.312" calcext:value-type="float">
            <text:p>11.312</text:p>
          </table:table-cell>
          <table:table-cell office:value-type="float" office:value="10.708" calcext:value-type="float">
            <text:p>10.708</text:p>
          </table:table-cell>
          <table:table-cell table:formula="of:=AVERAGE([.B50:.F50])" office:value-type="float" office:value="11.4788" calcext:value-type="float">
            <text:p>11.478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2.027" calcext:value-type="float">
            <text:p>12.027</text:p>
          </table:table-cell>
          <table:table-cell office:value-type="float" office:value="11.97" calcext:value-type="float">
            <text:p>11.97</text:p>
          </table:table-cell>
          <table:table-cell office:value-type="float" office:value="11.517" calcext:value-type="float">
            <text:p>11.517</text:p>
          </table:table-cell>
          <table:table-cell office:value-type="float" office:value="11.921" calcext:value-type="float">
            <text:p>11.921</text:p>
          </table:table-cell>
          <table:table-cell office:value-type="float" office:value="12.017" calcext:value-type="float">
            <text:p>12.017</text:p>
          </table:table-cell>
          <table:table-cell table:formula="of:=AVERAGE([.B51:.F51])" office:value-type="float" office:value="11.8904" calcext:value-type="float">
            <text:p>11.8904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2.862" calcext:value-type="float">
            <text:p>12.862</text:p>
          </table:table-cell>
          <table:table-cell office:value-type="float" office:value="13.656" calcext:value-type="float">
            <text:p>13.656</text:p>
          </table:table-cell>
          <table:table-cell office:value-type="float" office:value="12.805" calcext:value-type="float">
            <text:p>12.805</text:p>
          </table:table-cell>
          <table:table-cell office:value-type="float" office:value="13.333" calcext:value-type="float">
            <text:p>13.333</text:p>
          </table:table-cell>
          <table:table-cell office:value-type="float" office:value="13.271" calcext:value-type="float">
            <text:p>13.271</text:p>
          </table:table-cell>
          <table:table-cell table:formula="of:=AVERAGE([.B52:.F52])" office:value-type="float" office:value="13.1854" calcext:value-type="float">
            <text:p>13.185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3.95" calcext:value-type="float">
            <text:p>13.9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194" calcext:value-type="float">
            <text:p>14.194</text:p>
          </table:table-cell>
          <table:table-cell office:value-type="float" office:value="14" calcext:value-type="float">
            <text:p>14</text:p>
          </table:table-cell>
          <table:table-cell office:value-type="float" office:value="14.204" calcext:value-type="float">
            <text:p>14.204</text:p>
          </table:table-cell>
          <table:table-cell table:formula="of:=AVERAGE([.B53:.F53])" office:value-type="float" office:value="14.1176" calcext:value-type="float">
            <text:p>14.1176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16.059" calcext:value-type="float">
            <text:p>16.059</text:p>
          </table:table-cell>
          <table:table-cell office:value-type="float" office:value="16.645" calcext:value-type="float">
            <text:p>16.645</text:p>
          </table:table-cell>
          <table:table-cell office:value-type="float" office:value="16.377001" calcext:value-type="float">
            <text:p>16.377001</text:p>
          </table:table-cell>
          <table:table-cell office:value-type="float" office:value="15.487" calcext:value-type="float">
            <text:p>15.487</text:p>
          </table:table-cell>
          <table:table-cell office:value-type="float" office:value="15.389" calcext:value-type="float">
            <text:p>15.389</text:p>
          </table:table-cell>
          <table:table-cell table:formula="of:=AVERAGE([.B54:.F54])" office:value-type="float" office:value="15.9914002" calcext:value-type="float">
            <text:p>15.991400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8.813" calcext:value-type="float">
            <text:p>28.813</text:p>
          </table:table-cell>
          <table:table-cell office:value-type="float" office:value="22.099001" calcext:value-type="float">
            <text:p>22.099001</text:p>
          </table:table-cell>
          <table:table-cell office:value-type="float" office:value="20.99" calcext:value-type="float">
            <text:p>20.99</text:p>
          </table:table-cell>
          <table:table-cell office:value-type="float" office:value="20.780001" calcext:value-type="float">
            <text:p>20.780001</text:p>
          </table:table-cell>
          <table:table-cell office:value-type="float" office:value="20.941" calcext:value-type="float">
            <text:p>20.941</text:p>
          </table:table-cell>
          <table:table-cell table:formula="of:=AVERAGE([.B55:.F55])" office:value-type="float" office:value="22.7246004" calcext:value-type="float">
            <text:p>22.7246004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22.194" calcext:value-type="float">
            <text:p>22.194</text:p>
          </table:table-cell>
          <table:table-cell office:value-type="float" office:value="23.138" calcext:value-type="float">
            <text:p>23.138</text:p>
          </table:table-cell>
          <table:table-cell office:value-type="float" office:value="22.98" calcext:value-type="float">
            <text:p>22.98</text:p>
          </table:table-cell>
          <table:table-cell office:value-type="float" office:value="22.551001" calcext:value-type="float">
            <text:p>22.551001</text:p>
          </table:table-cell>
          <table:table-cell office:value-type="float" office:value="22.388" calcext:value-type="float">
            <text:p>22.388</text:p>
          </table:table-cell>
          <table:table-cell table:formula="of:=AVERAGE([.B56:.F56])" office:value-type="float" office:value="22.6502002" calcext:value-type="float">
            <text:p>22.65020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4.247" calcext:value-type="float">
            <text:p>24.247</text:p>
          </table:table-cell>
          <table:table-cell office:value-type="float" office:value="24.240999" calcext:value-type="float">
            <text:p>24.240999</text:p>
          </table:table-cell>
          <table:table-cell office:value-type="float" office:value="24.562" calcext:value-type="float">
            <text:p>24.562</text:p>
          </table:table-cell>
          <table:table-cell office:value-type="float" office:value="24.167999" calcext:value-type="float">
            <text:p>24.167999</text:p>
          </table:table-cell>
          <table:table-cell office:value-type="float" office:value="25.087999" calcext:value-type="float">
            <text:p>25.087999</text:p>
          </table:table-cell>
          <table:table-cell table:formula="of:=AVERAGE([.B57:.F57])" office:value-type="float" office:value="24.4611994" calcext:value-type="float">
            <text:p>24.4611994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25.655001" calcext:value-type="float">
            <text:p>25.655001</text:p>
          </table:table-cell>
          <table:table-cell office:value-type="float" office:value="26.118999" calcext:value-type="float">
            <text:p>26.118999</text:p>
          </table:table-cell>
          <table:table-cell office:value-type="float" office:value="25.607" calcext:value-type="float">
            <text:p>25.607</text:p>
          </table:table-cell>
          <table:table-cell office:value-type="float" office:value="25.684" calcext:value-type="float">
            <text:p>25.684</text:p>
          </table:table-cell>
          <table:table-cell office:value-type="float" office:value="26.665001" calcext:value-type="float">
            <text:p>26.665001</text:p>
          </table:table-cell>
          <table:table-cell table:formula="of:=AVERAGE([.B58:.F58])" office:value-type="float" office:value="25.9460002" calcext:value-type="float">
            <text:p>25.946000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7.216999" calcext:value-type="float">
            <text:p>27.216999</text:p>
          </table:table-cell>
          <table:table-cell office:value-type="float" office:value="28.468" calcext:value-type="float">
            <text:p>28.468</text:p>
          </table:table-cell>
          <table:table-cell office:value-type="float" office:value="27.667999" calcext:value-type="float">
            <text:p>27.667999</text:p>
          </table:table-cell>
          <table:table-cell office:value-type="float" office:value="27.413" calcext:value-type="float">
            <text:p>27.413</text:p>
          </table:table-cell>
          <table:table-cell office:value-type="float" office:value="24.937" calcext:value-type="float">
            <text:p>24.937</text:p>
          </table:table-cell>
          <table:table-cell table:formula="of:=AVERAGE([.B59:.F59])" office:value-type="float" office:value="27.1405996" calcext:value-type="float">
            <text:p>27.1405996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26.150999" calcext:value-type="float">
            <text:p>26.150999</text:p>
          </table:table-cell>
          <table:table-cell office:value-type="float" office:value="25.546" calcext:value-type="float">
            <text:p>25.546</text:p>
          </table:table-cell>
          <table:table-cell office:value-type="float" office:value="25.35" calcext:value-type="float">
            <text:p>25.35</text:p>
          </table:table-cell>
          <table:table-cell office:value-type="float" office:value="25.169001" calcext:value-type="float">
            <text:p>25.169001</text:p>
          </table:table-cell>
          <table:table-cell office:value-type="float" office:value="25.329" calcext:value-type="float">
            <text:p>25.329</text:p>
          </table:table-cell>
          <table:table-cell table:formula="of:=AVERAGE([.B60:.F60])" office:value-type="float" office:value="25.509" calcext:value-type="float">
            <text:p>25.50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6.742001" calcext:value-type="float">
            <text:p>26.742001</text:p>
          </table:table-cell>
          <table:table-cell office:value-type="float" office:value="26.499001" calcext:value-type="float">
            <text:p>26.499001</text:p>
          </table:table-cell>
          <table:table-cell office:value-type="float" office:value="26.555" calcext:value-type="float">
            <text:p>26.555</text:p>
          </table:table-cell>
          <table:table-cell office:value-type="float" office:value="27.313999" calcext:value-type="float">
            <text:p>27.313999</text:p>
          </table:table-cell>
          <table:table-cell office:value-type="float" office:value="27.716999" calcext:value-type="float">
            <text:p>27.716999</text:p>
          </table:table-cell>
          <table:table-cell table:formula="of:=AVERAGE([.B61:.F61])" office:value-type="float" office:value="26.9654" calcext:value-type="float">
            <text:p>26.9654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28.459999" calcext:value-type="float">
            <text:p>28.459999</text:p>
          </table:table-cell>
          <table:table-cell office:value-type="float" office:value="28.367001" calcext:value-type="float">
            <text:p>28.367001</text:p>
          </table:table-cell>
          <table:table-cell office:value-type="float" office:value="28.042" calcext:value-type="float">
            <text:p>28.042</text:p>
          </table:table-cell>
          <table:table-cell office:value-type="float" office:value="28.434" calcext:value-type="float">
            <text:p>28.434</text:p>
          </table:table-cell>
          <table:table-cell office:value-type="float" office:value="27.719999" calcext:value-type="float">
            <text:p>27.719999</text:p>
          </table:table-cell>
          <table:table-cell table:formula="of:=AVERAGE([.B62:.F62])" office:value-type="float" office:value="28.2045998" calcext:value-type="float">
            <text:p>28.204599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9.391001" calcext:value-type="float">
            <text:p>29.391001</text:p>
          </table:table-cell>
          <table:table-cell office:value-type="float" office:value="29.266001" calcext:value-type="float">
            <text:p>29.266001</text:p>
          </table:table-cell>
          <table:table-cell office:value-type="float" office:value="29.306" calcext:value-type="float">
            <text:p>29.306</text:p>
          </table:table-cell>
          <table:table-cell office:value-type="float" office:value="29.179001" calcext:value-type="float">
            <text:p>29.179001</text:p>
          </table:table-cell>
          <table:table-cell office:value-type="float" office:value="29.281" calcext:value-type="float">
            <text:p>29.281</text:p>
          </table:table-cell>
          <table:table-cell table:formula="of:=AVERAGE([.B63:.F63])" office:value-type="float" office:value="29.2846006" calcext:value-type="float">
            <text:p>29.284600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30.952" calcext:value-type="float">
            <text:p>30.952</text:p>
          </table:table-cell>
          <table:table-cell office:value-type="float" office:value="30.742001" calcext:value-type="float">
            <text:p>30.742001</text:p>
          </table:table-cell>
          <table:table-cell office:value-type="float" office:value="30.992001" calcext:value-type="float">
            <text:p>30.992001</text:p>
          </table:table-cell>
          <table:table-cell office:value-type="float" office:value="30.740999" calcext:value-type="float">
            <text:p>30.740999</text:p>
          </table:table-cell>
          <table:table-cell office:value-type="float" office:value="30.451" calcext:value-type="float">
            <text:p>30.451</text:p>
          </table:table-cell>
          <table:table-cell table:formula="of:=AVERAGE([.B64:.F64])" office:value-type="float" office:value="30.7756002" calcext:value-type="float">
            <text:p>30.775600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1.922001" calcext:value-type="float">
            <text:p>31.922001</text:p>
          </table:table-cell>
          <table:table-cell office:value-type="float" office:value="31.809" calcext:value-type="float">
            <text:p>31.809</text:p>
          </table:table-cell>
          <table:table-cell office:value-type="float" office:value="32.076" calcext:value-type="float">
            <text:p>32.076</text:p>
          </table:table-cell>
          <table:table-cell office:value-type="float" office:value="32.337002" calcext:value-type="float">
            <text:p>32.337002</text:p>
          </table:table-cell>
          <table:table-cell office:value-type="float" office:value="31.863001" calcext:value-type="float">
            <text:p>31.863001</text:p>
          </table:table-cell>
          <table:table-cell table:formula="of:=AVERAGE([.B65:.F65])" office:value-type="float" office:value="32.0014008" calcext:value-type="float">
            <text:p>32.001400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33.298" calcext:value-type="float">
            <text:p>33.298</text:p>
          </table:table-cell>
          <table:table-cell office:value-type="float" office:value="34.318001" calcext:value-type="float">
            <text:p>34.318001</text:p>
          </table:table-cell>
          <table:table-cell office:value-type="float" office:value="33.084" calcext:value-type="float">
            <text:p>33.084</text:p>
          </table:table-cell>
          <table:table-cell office:value-type="float" office:value="33.443001" calcext:value-type="float">
            <text:p>33.443001</text:p>
          </table:table-cell>
          <table:table-cell office:value-type="float" office:value="33.159" calcext:value-type="float">
            <text:p>33.159</text:p>
          </table:table-cell>
          <table:table-cell table:formula="of:=AVERAGE([.B66:.F66])" office:value-type="float" office:value="33.4604004" calcext:value-type="float">
            <text:p>33.460400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4.409" calcext:value-type="float">
            <text:p>34.409</text:p>
          </table:table-cell>
          <table:table-cell office:value-type="float" office:value="34.393002" calcext:value-type="float">
            <text:p>34.393002</text:p>
          </table:table-cell>
          <table:table-cell office:value-type="float" office:value="34.429001" calcext:value-type="float">
            <text:p>34.429001</text:p>
          </table:table-cell>
          <table:table-cell office:value-type="float" office:value="34.793999" calcext:value-type="float">
            <text:p>34.793999</text:p>
          </table:table-cell>
          <table:table-cell office:value-type="float" office:value="34.564999" calcext:value-type="float">
            <text:p>34.564999</text:p>
          </table:table-cell>
          <table:table-cell table:formula="of:=AVERAGE([.B67:.F67])" office:value-type="float" office:value="34.5180002" calcext:value-type="float">
            <text:p>34.5180002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36.723" calcext:value-type="float">
            <text:p>36.723</text:p>
          </table:table-cell>
          <table:table-cell office:value-type="float" office:value="35.707001" calcext:value-type="float">
            <text:p>35.707001</text:p>
          </table:table-cell>
          <table:table-cell office:value-type="float" office:value="35.838001" calcext:value-type="float">
            <text:p>35.838001</text:p>
          </table:table-cell>
          <table:table-cell office:value-type="float" office:value="36.158001" calcext:value-type="float">
            <text:p>36.158001</text:p>
          </table:table-cell>
          <table:table-cell office:value-type="float" office:value="35.949001" calcext:value-type="float">
            <text:p>35.949001</text:p>
          </table:table-cell>
          <table:table-cell table:formula="of:=AVERAGE([.B68:.F68])" office:value-type="float" office:value="36.0750008" calcext:value-type="float">
            <text:p>36.075000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7.715" calcext:value-type="float">
            <text:p>37.715</text:p>
          </table:table-cell>
          <table:table-cell office:value-type="float" office:value="37.235001" calcext:value-type="float">
            <text:p>37.235001</text:p>
          </table:table-cell>
          <table:table-cell office:value-type="float" office:value="37.421001" calcext:value-type="float">
            <text:p>37.421001</text:p>
          </table:table-cell>
          <table:table-cell office:value-type="float" office:value="37.241001" calcext:value-type="float">
            <text:p>37.241001</text:p>
          </table:table-cell>
          <table:table-cell office:value-type="float" office:value="38.125" calcext:value-type="float">
            <text:p>38.125</text:p>
          </table:table-cell>
          <table:table-cell table:formula="of:=AVERAGE([.B69:.F69])" office:value-type="float" office:value="37.5474006" calcext:value-type="float">
            <text:p>37.5474006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38.465" calcext:value-type="float">
            <text:p>38.465</text:p>
          </table:table-cell>
          <table:table-cell office:value-type="float" office:value="38.495998" calcext:value-type="float">
            <text:p>38.495998</text:p>
          </table:table-cell>
          <table:table-cell office:value-type="float" office:value="38.570999" calcext:value-type="float">
            <text:p>38.570999</text:p>
          </table:table-cell>
          <table:table-cell office:value-type="float" office:value="38.516998" calcext:value-type="float">
            <text:p>38.516998</text:p>
          </table:table-cell>
          <table:table-cell office:value-type="float" office:value="38.634998" calcext:value-type="float">
            <text:p>38.634998</text:p>
          </table:table-cell>
          <table:table-cell table:formula="of:=AVERAGE([.B70:.F70])" office:value-type="float" office:value="38.5367986" calcext:value-type="float">
            <text:p>38.536798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0.374001" calcext:value-type="float">
            <text:p>40.374001</text:p>
          </table:table-cell>
          <table:table-cell office:value-type="float" office:value="39.825001" calcext:value-type="float">
            <text:p>39.825001</text:p>
          </table:table-cell>
          <table:table-cell office:value-type="float" office:value="40.487" calcext:value-type="float">
            <text:p>40.487</text:p>
          </table:table-cell>
          <table:table-cell office:value-type="float" office:value="39.729" calcext:value-type="float">
            <text:p>39.729</text:p>
          </table:table-cell>
          <table:table-cell office:value-type="float" office:value="39.675999" calcext:value-type="float">
            <text:p>39.675999</text:p>
          </table:table-cell>
          <table:table-cell table:formula="of:=AVERAGE([.B71:.F71])" office:value-type="float" office:value="40.0182002" calcext:value-type="float">
            <text:p>40.0182002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43.370998" calcext:value-type="float">
            <text:p>43.370998</text:p>
          </table:table-cell>
          <table:table-cell office:value-type="float" office:value="41.087002" calcext:value-type="float">
            <text:p>41.087002</text:p>
          </table:table-cell>
          <table:table-cell office:value-type="float" office:value="41.263" calcext:value-type="float">
            <text:p>41.263</text:p>
          </table:table-cell>
          <table:table-cell office:value-type="float" office:value="41.577999" calcext:value-type="float">
            <text:p>41.577999</text:p>
          </table:table-cell>
          <table:table-cell office:value-type="float" office:value="41.654999" calcext:value-type="float">
            <text:p>41.654999</text:p>
          </table:table-cell>
          <table:table-cell table:formula="of:=AVERAGE([.B72:.F72])" office:value-type="float" office:value="41.7907996" calcext:value-type="float">
            <text:p>41.790799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2.140999" calcext:value-type="float">
            <text:p>42.140999</text:p>
          </table:table-cell>
          <table:table-cell office:value-type="float" office:value="43.131001" calcext:value-type="float">
            <text:p>43.131001</text:p>
          </table:table-cell>
          <table:table-cell office:value-type="float" office:value="42.070999" calcext:value-type="float">
            <text:p>42.070999</text:p>
          </table:table-cell>
          <table:table-cell office:value-type="float" office:value="42.108002" calcext:value-type="float">
            <text:p>42.108002</text:p>
          </table:table-cell>
          <table:table-cell office:value-type="float" office:value="42.193001" calcext:value-type="float">
            <text:p>42.193001</text:p>
          </table:table-cell>
          <table:table-cell table:formula="of:=AVERAGE([.B73:.F73])" office:value-type="float" office:value="42.3288004" calcext:value-type="float">
            <text:p>42.3288004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44.742001" calcext:value-type="float">
            <text:p>44.742001</text:p>
          </table:table-cell>
          <table:table-cell office:value-type="float" office:value="44.464001" calcext:value-type="float">
            <text:p>44.464001</text:p>
          </table:table-cell>
          <table:table-cell office:value-type="float" office:value="43.814999" calcext:value-type="float">
            <text:p>43.814999</text:p>
          </table:table-cell>
          <table:table-cell office:value-type="float" office:value="43.983002" calcext:value-type="float">
            <text:p>43.983002</text:p>
          </table:table-cell>
          <table:table-cell office:value-type="float" office:value="44.361" calcext:value-type="float">
            <text:p>44.361</text:p>
          </table:table-cell>
          <table:table-cell table:formula="of:=AVERAGE([.B74:.F74])" office:value-type="float" office:value="44.2730006" calcext:value-type="float">
            <text:p>44.273000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5.264" calcext:value-type="float">
            <text:p>45.264</text:p>
          </table:table-cell>
          <table:table-cell office:value-type="float" office:value="45.293999" calcext:value-type="float">
            <text:p>45.293999</text:p>
          </table:table-cell>
          <table:table-cell office:value-type="float" office:value="45.318001" calcext:value-type="float">
            <text:p>45.318001</text:p>
          </table:table-cell>
          <table:table-cell office:value-type="float" office:value="46.007" calcext:value-type="float">
            <text:p>46.007</text:p>
          </table:table-cell>
          <table:table-cell office:value-type="float" office:value="45.181" calcext:value-type="float">
            <text:p>45.181</text:p>
          </table:table-cell>
          <table:table-cell table:formula="of:=AVERAGE([.B75:.F75])" office:value-type="float" office:value="45.4128" calcext:value-type="float">
            <text:p>45.412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6.334999" calcext:value-type="float">
            <text:p>46.334999</text:p>
          </table:table-cell>
          <table:table-cell office:value-type="float" office:value="46.727001" calcext:value-type="float">
            <text:p>46.727001</text:p>
          </table:table-cell>
          <table:table-cell office:value-type="float" office:value="46.381001" calcext:value-type="float">
            <text:p>46.381001</text:p>
          </table:table-cell>
          <table:table-cell office:value-type="float" office:value="46.928001" calcext:value-type="float">
            <text:p>46.928001</text:p>
          </table:table-cell>
          <table:table-cell office:value-type="float" office:value="46.290001" calcext:value-type="float">
            <text:p>46.290001</text:p>
          </table:table-cell>
          <table:table-cell table:formula="of:=AVERAGE([.B76:.F76])" office:value-type="float" office:value="46.5322006" calcext:value-type="float">
            <text:p>46.532200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7.333" calcext:value-type="float">
            <text:p>47.333</text:p>
          </table:table-cell>
          <table:table-cell office:value-type="float" office:value="48.171001" calcext:value-type="float">
            <text:p>48.171001</text:p>
          </table:table-cell>
          <table:table-cell office:value-type="float" office:value="47.463001" calcext:value-type="float">
            <text:p>47.463001</text:p>
          </table:table-cell>
          <table:table-cell office:value-type="float" office:value="48.308998" calcext:value-type="float">
            <text:p>48.308998</text:p>
          </table:table-cell>
          <table:table-cell office:value-type="float" office:value="47.402" calcext:value-type="float">
            <text:p>47.402</text:p>
          </table:table-cell>
          <table:table-cell table:formula="of:=AVERAGE([.B77:.F77])" office:value-type="float" office:value="47.7356" calcext:value-type="float">
            <text:p>47.7356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50.910999" calcext:value-type="float">
            <text:p>50.910999</text:p>
          </table:table-cell>
          <table:table-cell office:value-type="float" office:value="49.026001" calcext:value-type="float">
            <text:p>49.026001</text:p>
          </table:table-cell>
          <table:table-cell office:value-type="float" office:value="45.660999" calcext:value-type="float">
            <text:p>45.660999</text:p>
          </table:table-cell>
          <table:table-cell office:value-type="float" office:value="52.318001" calcext:value-type="float">
            <text:p>52.318001</text:p>
          </table:table-cell>
          <table:table-cell office:value-type="float" office:value="46.216" calcext:value-type="float">
            <text:p>46.216</text:p>
          </table:table-cell>
          <table:table-cell table:formula="of:=AVERAGE([.B78:.F78])" office:value-type="float" office:value="48.8264" calcext:value-type="float">
            <text:p>48.826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7.285" calcext:value-type="float">
            <text:p>37.285</text:p>
          </table:table-cell>
          <table:table-cell office:value-type="float" office:value="34.984001" calcext:value-type="float">
            <text:p>34.984001</text:p>
          </table:table-cell>
          <table:table-cell office:value-type="float" office:value="34.733002" calcext:value-type="float">
            <text:p>34.733002</text:p>
          </table:table-cell>
          <table:table-cell office:value-type="float" office:value="33.637001" calcext:value-type="float">
            <text:p>33.637001</text:p>
          </table:table-cell>
          <table:table-cell office:value-type="float" office:value="35.125" calcext:value-type="float">
            <text:p>35.125</text:p>
          </table:table-cell>
          <table:table-cell table:formula="of:=AVERAGE([.B79:.F79])" office:value-type="float" office:value="35.1528008" calcext:value-type="float">
            <text:p>35.1528008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38.055" calcext:value-type="float">
            <text:p>38.055</text:p>
          </table:table-cell>
          <table:table-cell office:value-type="float" office:value="37.300999" calcext:value-type="float">
            <text:p>37.300999</text:p>
          </table:table-cell>
          <table:table-cell office:value-type="float" office:value="36.000999" calcext:value-type="float">
            <text:p>36.000999</text:p>
          </table:table-cell>
          <table:table-cell office:value-type="float" office:value="300.398987" calcext:value-type="float">
            <text:p>300.398987</text:p>
          </table:table-cell>
          <table:table-cell office:value-type="float" office:value="60.858002" calcext:value-type="float">
            <text:p>60.858002</text:p>
          </table:table-cell>
          <table:table-cell table:formula="of:=AVERAGE([.B80:.F80])" office:value-type="float" office:value="94.5227974" calcext:value-type="float">
            <text:p>94.522797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3.347" calcext:value-type="float">
            <text:p>53.347</text:p>
          </table:table-cell>
          <table:table-cell office:value-type="float" office:value="56.998001" calcext:value-type="float">
            <text:p>56.998001</text:p>
          </table:table-cell>
          <table:table-cell office:value-type="float" office:value="69.266998" calcext:value-type="float">
            <text:p>69.266998</text:p>
          </table:table-cell>
          <table:table-cell office:value-type="float" office:value="79.977997" calcext:value-type="float">
            <text:p>79.977997</text:p>
          </table:table-cell>
          <table:table-cell office:value-type="float" office:value="78.524002" calcext:value-type="float">
            <text:p>78.524002</text:p>
          </table:table-cell>
          <table:table-cell table:formula="of:=AVERAGE([.B81:.F81])" office:value-type="float" office:value="67.6227996" calcext:value-type="float">
            <text:p>67.6227996</text:p>
          </table:table-cell>
        </table:table-row>
        <table:table-row table:style-name="ro1">
          <table:table-cell table:number-columns-repeated="6"/>
          <table:table-cell table:formula="of:=AVERAGE([.B82:.F8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AVERAGE([.B83:.F83])" office:value-type="float" office:value="0.0108" calcext:value-type="float">
            <text:p>0.01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3" calcext:value-type="float">
            <text:p>0.043</text:p>
          </table:table-cell>
          <table:table-cell table:formula="of:=AVERAGE([.B84:.F84])" office:value-type="float" office:value="0.0432" calcext:value-type="float">
            <text:p>0.043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table:formula="of:=AVERAGE([.B85:.F85])" office:value-type="float" office:value="0.0956" calcext:value-type="float">
            <text:p>0.09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4" calcext:value-type="float">
            <text:p>0.364</text:p>
          </table:table-cell>
          <table:table-cell table:formula="of:=AVERAGE([.B86:.F86])" office:value-type="float" office:value="0.2438" calcext:value-type="float">
            <text:p>0.243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577" calcext:value-type="float">
            <text:p>0.577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21" calcext:value-type="float">
            <text:p>0.521</text:p>
          </table:table-cell>
          <table:table-cell table:formula="of:=AVERAGE([.B87:.F87])" office:value-type="float" office:value="0.5618" calcext:value-type="float">
            <text:p>0.561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0.383" calcext:value-type="float">
            <text:p>0.383</text:p>
          </table:table-cell>
          <table:table-cell office:value-type="float" office:value="0.391" calcext:value-type="float">
            <text:p>0.391</text:p>
          </table:table-cell>
          <table:table-cell table:number-columns-repeated="2" office:value-type="float" office:value="0.383" calcext:value-type="float">
            <text:p>0.383</text:p>
          </table:table-cell>
          <table:table-cell table:formula="of:=AVERAGE([.B88:.F88])" office:value-type="float" office:value="0.3846" calcext:value-type="float">
            <text:p>0.3846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779" calcext:value-type="float">
            <text:p>0.779</text:p>
          </table:table-cell>
          <table:table-cell office:value-type="float" office:value="1.16" calcext:value-type="float">
            <text:p>1.16</text:p>
          </table:table-cell>
          <table:table-cell office:value-type="float" office:value="1.127" calcext:value-type="float">
            <text:p>1.127</text:p>
          </table:table-cell>
          <table:table-cell office:value-type="float" office:value="0.878" calcext:value-type="float">
            <text:p>0.878</text:p>
          </table:table-cell>
          <table:table-cell office:value-type="float" office:value="0.52" calcext:value-type="float">
            <text:p>0.52</text:p>
          </table:table-cell>
          <table:table-cell table:formula="of:=AVERAGE([.B89:.F89])" office:value-type="float" office:value="0.8928" calcext:value-type="float">
            <text:p>0.89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1" calcext:value-type="float">
            <text:p>0.681</text:p>
          </table:table-cell>
          <table:table-cell office:value-type="float" office:value="1.256" calcext:value-type="float">
            <text:p>1.256</text:p>
          </table:table-cell>
          <table:table-cell office:value-type="float" office:value="1.48" calcext:value-type="float">
            <text:p>1.48</text:p>
          </table:table-cell>
          <table:table-cell office:value-type="float" office:value="1.187" calcext:value-type="float">
            <text:p>1.187</text:p>
          </table:table-cell>
          <table:table-cell table:formula="of:=AVERAGE([.B90:.F90])" office:value-type="float" office:value="1.0576" calcext:value-type="float">
            <text:p>1.0576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3" calcext:value-type="float">
            <text:p>0.873</text:p>
          </table:table-cell>
          <table:table-cell office:value-type="float" office:value="1.614" calcext:value-type="float">
            <text:p>1.614</text:p>
          </table:table-cell>
          <table:table-cell office:value-type="float" office:value="1.914" calcext:value-type="float">
            <text:p>1.914</text:p>
          </table:table-cell>
          <table:table-cell office:value-type="float" office:value="0.935" calcext:value-type="float">
            <text:p>0.935</text:p>
          </table:table-cell>
          <table:table-cell table:formula="of:=AVERAGE([.B91:.F91])" office:value-type="float" office:value="1.2416" calcext:value-type="float">
            <text:p>1.241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069" calcext:value-type="float">
            <text:p>1.069</text:p>
          </table:table-cell>
          <table:table-cell office:value-type="float" office:value="1.818" calcext:value-type="float">
            <text:p>1.818</text:p>
          </table:table-cell>
          <table:table-cell office:value-type="float" office:value="2.146" calcext:value-type="float">
            <text:p>2.146</text:p>
          </table:table-cell>
          <table:table-cell office:value-type="float" office:value="1.072" calcext:value-type="float">
            <text:p>1.072</text:p>
          </table:table-cell>
          <table:table-cell office:value-type="float" office:value="1.078" calcext:value-type="float">
            <text:p>1.078</text:p>
          </table:table-cell>
          <table:table-cell table:formula="of:=AVERAGE([.B92:.F92])" office:value-type="float" office:value="1.4366" calcext:value-type="float">
            <text:p>1.4366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746" calcext:value-type="float">
            <text:p>2.746</text:p>
          </table:table-cell>
          <table:table-cell office:value-type="float" office:value="1.682" calcext:value-type="float">
            <text:p>1.682</text:p>
          </table:table-cell>
          <table:table-cell office:value-type="float" office:value="1.297" calcext:value-type="float">
            <text:p>1.297</text:p>
          </table:table-cell>
          <table:table-cell office:value-type="float" office:value="2.9" calcext:value-type="float">
            <text:p>2.9</text:p>
          </table:table-cell>
          <table:table-cell office:value-type="float" office:value="2.941" calcext:value-type="float">
            <text:p>2.941</text:p>
          </table:table-cell>
          <table:table-cell table:formula="of:=AVERAGE([.B93:.F93])" office:value-type="float" office:value="2.3132" calcext:value-type="float">
            <text:p>2.313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808" calcext:value-type="float">
            <text:p>2.808</text:p>
          </table:table-cell>
          <table:table-cell office:value-type="float" office:value="2.803" calcext:value-type="float">
            <text:p>2.803</text:p>
          </table:table-cell>
          <table:table-cell office:value-type="float" office:value="2.347" calcext:value-type="float">
            <text:p>2.347</text:p>
          </table:table-cell>
          <table:table-cell office:value-type="float" office:value="3.423" calcext:value-type="float">
            <text:p>3.423</text:p>
          </table:table-cell>
          <table:table-cell office:value-type="float" office:value="2.272" calcext:value-type="float">
            <text:p>2.272</text:p>
          </table:table-cell>
          <table:table-cell table:formula="of:=AVERAGE([.B94:.F94])" office:value-type="float" office:value="2.7306" calcext:value-type="float">
            <text:p>2.7306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515" calcext:value-type="float">
            <text:p>4.515</text:p>
          </table:table-cell>
          <table:table-cell office:value-type="float" office:value="4.048" calcext:value-type="float">
            <text:p>4.048</text:p>
          </table:table-cell>
          <table:table-cell office:value-type="float" office:value="4.026" calcext:value-type="float">
            <text:p>4.026</text:p>
          </table:table-cell>
          <table:table-cell office:value-type="float" office:value="3.858" calcext:value-type="float">
            <text:p>3.858</text:p>
          </table:table-cell>
          <table:table-cell office:value-type="float" office:value="3.885" calcext:value-type="float">
            <text:p>3.885</text:p>
          </table:table-cell>
          <table:table-cell table:formula="of:=AVERAGE([.B95:.F95])" office:value-type="float" office:value="4.0664" calcext:value-type="float">
            <text:p>4.066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15" calcext:value-type="float">
            <text:p>4.115</text:p>
          </table:table-cell>
          <table:table-cell office:value-type="float" office:value="3.708" calcext:value-type="float">
            <text:p>3.708</text:p>
          </table:table-cell>
          <table:table-cell office:value-type="float" office:value="3.18" calcext:value-type="float">
            <text:p>3.18</text:p>
          </table:table-cell>
          <table:table-cell office:value-type="float" office:value="3.183" calcext:value-type="float">
            <text:p>3.183</text:p>
          </table:table-cell>
          <table:table-cell office:value-type="float" office:value="3.885" calcext:value-type="float">
            <text:p>3.885</text:p>
          </table:table-cell>
          <table:table-cell table:formula="of:=AVERAGE([.B96:.F96])" office:value-type="float" office:value="3.6142" calcext:value-type="float">
            <text:p>3.6142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.135" calcext:value-type="float">
            <text:p>3.135</text:p>
          </table:table-cell>
          <table:table-cell office:value-type="float" office:value="3.815" calcext:value-type="float">
            <text:p>3.815</text:p>
          </table:table-cell>
          <table:table-cell office:value-type="float" office:value="3.926" calcext:value-type="float">
            <text:p>3.926</text:p>
          </table:table-cell>
          <table:table-cell office:value-type="float" office:value="4.061" calcext:value-type="float">
            <text:p>4.061</text:p>
          </table:table-cell>
          <table:table-cell office:value-type="float" office:value="4.199" calcext:value-type="float">
            <text:p>4.199</text:p>
          </table:table-cell>
          <table:table-cell table:formula="of:=AVERAGE([.B97:.F97])" office:value-type="float" office:value="3.8272" calcext:value-type="float">
            <text:p>3.827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034" calcext:value-type="float">
            <text:p>6.034</text:p>
          </table:table-cell>
          <table:table-cell office:value-type="float" office:value="5.875" calcext:value-type="float">
            <text:p>5.875</text:p>
          </table:table-cell>
          <table:table-cell office:value-type="float" office:value="6.052" calcext:value-type="float">
            <text:p>6.052</text:p>
          </table:table-cell>
          <table:table-cell office:value-type="float" office:value="6.103" calcext:value-type="float">
            <text:p>6.103</text:p>
          </table:table-cell>
          <table:table-cell office:value-type="float" office:value="5.937" calcext:value-type="float">
            <text:p>5.937</text:p>
          </table:table-cell>
          <table:table-cell table:formula="of:=AVERAGE([.B98:.F98])" office:value-type="float" office:value="6.0002" calcext:value-type="float">
            <text:p>6.0002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7.936" calcext:value-type="float">
            <text:p>7.936</text:p>
          </table:table-cell>
          <table:table-cell office:value-type="float" office:value="6.769" calcext:value-type="float">
            <text:p>6.769</text:p>
          </table:table-cell>
          <table:table-cell office:value-type="float" office:value="6.731" calcext:value-type="float">
            <text:p>6.731</text:p>
          </table:table-cell>
          <table:table-cell office:value-type="float" office:value="6.666" calcext:value-type="float">
            <text:p>6.666</text:p>
          </table:table-cell>
          <table:table-cell office:value-type="float" office:value="5.169" calcext:value-type="float">
            <text:p>5.169</text:p>
          </table:table-cell>
          <table:table-cell table:formula="of:=AVERAGE([.B99:.F99])" office:value-type="float" office:value="6.6542" calcext:value-type="float">
            <text:p>6.654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.303" calcext:value-type="float">
            <text:p>5.303</text:p>
          </table:table-cell>
          <table:table-cell office:value-type="float" office:value="5.82" calcext:value-type="float">
            <text:p>5.82</text:p>
          </table:table-cell>
          <table:table-cell office:value-type="float" office:value="6.134" calcext:value-type="float">
            <text:p>6.134</text:p>
          </table:table-cell>
          <table:table-cell office:value-type="float" office:value="7.414" calcext:value-type="float">
            <text:p>7.414</text:p>
          </table:table-cell>
          <table:table-cell office:value-type="float" office:value="6.121" calcext:value-type="float">
            <text:p>6.121</text:p>
          </table:table-cell>
          <table:table-cell table:formula="of:=AVERAGE([.B100:.F100])" office:value-type="float" office:value="6.1584" calcext:value-type="float">
            <text:p>6.1584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.79" calcext:value-type="float">
            <text:p>5.79</text:p>
          </table:table-cell>
          <table:table-cell office:value-type="float" office:value="8.348" calcext:value-type="float">
            <text:p>8.348</text:p>
          </table:table-cell>
          <table:table-cell office:value-type="float" office:value="8.264" calcext:value-type="float">
            <text:p>8.264</text:p>
          </table:table-cell>
          <table:table-cell office:value-type="float" office:value="6.947" calcext:value-type="float">
            <text:p>6.947</text:p>
          </table:table-cell>
          <table:table-cell office:value-type="float" office:value="7.026" calcext:value-type="float">
            <text:p>7.026</text:p>
          </table:table-cell>
          <table:table-cell table:formula="of:=AVERAGE([.B101:.F101])" office:value-type="float" office:value="7.275" calcext:value-type="float">
            <text:p>7.2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.569" calcext:value-type="float">
            <text:p>6.569</text:p>
          </table:table-cell>
          <table:table-cell office:value-type="float" office:value="9.104" calcext:value-type="float">
            <text:p>9.104</text:p>
          </table:table-cell>
          <table:table-cell office:value-type="float" office:value="6.646" calcext:value-type="float">
            <text:p>6.646</text:p>
          </table:table-cell>
          <table:table-cell office:value-type="float" office:value="7.475" calcext:value-type="float">
            <text:p>7.475</text:p>
          </table:table-cell>
          <table:table-cell office:value-type="float" office:value="7.055" calcext:value-type="float">
            <text:p>7.055</text:p>
          </table:table-cell>
          <table:table-cell table:formula="of:=AVERAGE([.B102:.F102])" office:value-type="float" office:value="7.3698" calcext:value-type="float">
            <text:p>7.3698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7.445" calcext:value-type="float">
            <text:p>7.445</text:p>
          </table:table-cell>
          <table:table-cell office:value-type="float" office:value="6.563" calcext:value-type="float">
            <text:p>6.563</text:p>
          </table:table-cell>
          <table:table-cell office:value-type="float" office:value="6.553" calcext:value-type="float">
            <text:p>6.553</text:p>
          </table:table-cell>
          <table:table-cell office:value-type="float" office:value="6.945" calcext:value-type="float">
            <text:p>6.945</text:p>
          </table:table-cell>
          <table:table-cell office:value-type="float" office:value="7.526" calcext:value-type="float">
            <text:p>7.526</text:p>
          </table:table-cell>
          <table:table-cell table:formula="of:=AVERAGE([.B103:.F103])" office:value-type="float" office:value="7.0064" calcext:value-type="float">
            <text:p>7.006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.604" calcext:value-type="float">
            <text:p>8.604</text:p>
          </table:table-cell>
          <table:table-cell office:value-type="float" office:value="9.132" calcext:value-type="float">
            <text:p>9.132</text:p>
          </table:table-cell>
          <table:table-cell office:value-type="float" office:value="10.889" calcext:value-type="float">
            <text:p>10.889</text:p>
          </table:table-cell>
          <table:table-cell office:value-type="float" office:value="8.712" calcext:value-type="float">
            <text:p>8.712</text:p>
          </table:table-cell>
          <table:table-cell office:value-type="float" office:value="7.188" calcext:value-type="float">
            <text:p>7.188</text:p>
          </table:table-cell>
          <table:table-cell table:formula="of:=AVERAGE([.B104:.F104])" office:value-type="float" office:value="8.905" calcext:value-type="float">
            <text:p>8.90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8.546" calcext:value-type="float">
            <text:p>8.546</text:p>
          </table:table-cell>
          <table:table-cell office:value-type="float" office:value="10.154" calcext:value-type="float">
            <text:p>10.154</text:p>
          </table:table-cell>
          <table:table-cell office:value-type="float" office:value="8.279" calcext:value-type="float">
            <text:p>8.279</text:p>
          </table:table-cell>
          <table:table-cell office:value-type="float" office:value="8.942" calcext:value-type="float">
            <text:p>8.942</text:p>
          </table:table-cell>
          <table:table-cell office:value-type="float" office:value="7.552" calcext:value-type="float">
            <text:p>7.552</text:p>
          </table:table-cell>
          <table:table-cell table:formula="of:=AVERAGE([.B105:.F105])" office:value-type="float" office:value="8.6946" calcext:value-type="float">
            <text:p>8.69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861" calcext:value-type="float">
            <text:p>9.861</text:p>
          </table:table-cell>
          <table:table-cell office:value-type="float" office:value="12.48" calcext:value-type="float">
            <text:p>12.48</text:p>
          </table:table-cell>
          <table:table-cell office:value-type="float" office:value="10.057" calcext:value-type="float">
            <text:p>10.057</text:p>
          </table:table-cell>
          <table:table-cell office:value-type="float" office:value="10.518" calcext:value-type="float">
            <text:p>10.518</text:p>
          </table:table-cell>
          <table:table-cell office:value-type="float" office:value="11.308" calcext:value-type="float">
            <text:p>11.308</text:p>
          </table:table-cell>
          <table:table-cell table:formula="of:=AVERAGE([.B106:.F106])" office:value-type="float" office:value="10.8448" calcext:value-type="float">
            <text:p>10.844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1.035" calcext:value-type="float">
            <text:p>11.035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101" calcext:value-type="float">
            <text:p>10.101</text:p>
          </table:table-cell>
          <table:table-cell office:value-type="float" office:value="10.424" calcext:value-type="float">
            <text:p>10.424</text:p>
          </table:table-cell>
          <table:table-cell office:value-type="float" office:value="9.772" calcext:value-type="float">
            <text:p>9.772</text:p>
          </table:table-cell>
          <table:table-cell table:formula="of:=AVERAGE([.B107:.F107])" office:value-type="float" office:value="10.411" calcext:value-type="float">
            <text:p>10.411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0.363" calcext:value-type="float">
            <text:p>10.363</text:p>
          </table:table-cell>
          <table:table-cell office:value-type="float" office:value="10.388" calcext:value-type="float">
            <text:p>10.388</text:p>
          </table:table-cell>
          <table:table-cell office:value-type="float" office:value="10.899" calcext:value-type="float">
            <text:p>10.899</text:p>
          </table:table-cell>
          <table:table-cell office:value-type="float" office:value="10.944" calcext:value-type="float">
            <text:p>10.944</text:p>
          </table:table-cell>
          <table:table-cell office:value-type="float" office:value="10.955" calcext:value-type="float">
            <text:p>10.955</text:p>
          </table:table-cell>
          <table:table-cell table:formula="of:=AVERAGE([.B108:.F108])" office:value-type="float" office:value="10.7098" calcext:value-type="float">
            <text:p>10.7098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2.016" calcext:value-type="float">
            <text:p>12.016</text:p>
          </table:table-cell>
          <table:table-cell office:value-type="float" office:value="15.186" calcext:value-type="float">
            <text:p>15.186</text:p>
          </table:table-cell>
          <table:table-cell office:value-type="float" office:value="11.575" calcext:value-type="float">
            <text:p>11.575</text:p>
          </table:table-cell>
          <table:table-cell office:value-type="float" office:value="11.485" calcext:value-type="float">
            <text:p>11.485</text:p>
          </table:table-cell>
          <table:table-cell office:value-type="float" office:value="11.507" calcext:value-type="float">
            <text:p>11.507</text:p>
          </table:table-cell>
          <table:table-cell table:formula="of:=AVERAGE([.B109:.F109])" office:value-type="float" office:value="12.3538" calcext:value-type="float">
            <text:p>12.353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2.461" calcext:value-type="float">
            <text:p>12.461</text:p>
          </table:table-cell>
          <table:table-cell office:value-type="float" office:value="12.896" calcext:value-type="float">
            <text:p>12.896</text:p>
          </table:table-cell>
          <table:table-cell office:value-type="float" office:value="12.831" calcext:value-type="float">
            <text:p>12.831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062" calcext:value-type="float">
            <text:p>12.062</text:p>
          </table:table-cell>
          <table:table-cell table:formula="of:=AVERAGE([.B110:.F110])" office:value-type="float" office:value="12.465" calcext:value-type="float">
            <text:p>12.46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3.167" calcext:value-type="float">
            <text:p>13.167</text:p>
          </table:table-cell>
          <table:table-cell office:value-type="float" office:value="14.051" calcext:value-type="float">
            <text:p>14.051</text:p>
          </table:table-cell>
          <table:table-cell office:value-type="float" office:value="12.704" calcext:value-type="float">
            <text:p>12.704</text:p>
          </table:table-cell>
          <table:table-cell office:value-type="float" office:value="13.121" calcext:value-type="float">
            <text:p>13.121</text:p>
          </table:table-cell>
          <table:table-cell office:value-type="float" office:value="14.101" calcext:value-type="float">
            <text:p>14.101</text:p>
          </table:table-cell>
          <table:table-cell table:formula="of:=AVERAGE([.B111:.F111])" office:value-type="float" office:value="13.4288" calcext:value-type="float">
            <text:p>13.428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52" calcext:value-type="float">
            <text:p>15.152</text:p>
          </table:table-cell>
          <table:table-cell office:value-type="float" office:value="13.414" calcext:value-type="float">
            <text:p>13.414</text:p>
          </table:table-cell>
          <table:table-cell office:value-type="float" office:value="15.179" calcext:value-type="float">
            <text:p>15.179</text:p>
          </table:table-cell>
          <table:table-cell office:value-type="float" office:value="13.349" calcext:value-type="float">
            <text:p>13.349</text:p>
          </table:table-cell>
          <table:table-cell table:formula="of:=AVERAGE([.B112:.F112])" office:value-type="float" office:value="14.0968" calcext:value-type="float">
            <text:p>14.0968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5.934" calcext:value-type="float">
            <text:p>15.934</text:p>
          </table:table-cell>
          <table:table-cell office:value-type="float" office:value="15.379" calcext:value-type="float">
            <text:p>15.379</text:p>
          </table:table-cell>
          <table:table-cell office:value-type="float" office:value="14.642" calcext:value-type="float">
            <text:p>14.642</text:p>
          </table:table-cell>
          <table:table-cell office:value-type="float" office:value="15.826" calcext:value-type="float">
            <text:p>15.826</text:p>
          </table:table-cell>
          <table:table-cell office:value-type="float" office:value="22.65" calcext:value-type="float">
            <text:p>22.65</text:p>
          </table:table-cell>
          <table:table-cell table:formula="of:=AVERAGE([.B113:.F113])" office:value-type="float" office:value="16.8862" calcext:value-type="float">
            <text:p>16.886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381001" calcext:value-type="float">
            <text:p>26.381001</text:p>
          </table:table-cell>
          <table:table-cell office:value-type="float" office:value="27.811001" calcext:value-type="float">
            <text:p>27.811001</text:p>
          </table:table-cell>
          <table:table-cell office:value-type="float" office:value="29.282" calcext:value-type="float">
            <text:p>29.282</text:p>
          </table:table-cell>
          <table:table-cell office:value-type="float" office:value="27.537001" calcext:value-type="float">
            <text:p>27.537001</text:p>
          </table:table-cell>
          <table:table-cell office:value-type="float" office:value="19.125" calcext:value-type="float">
            <text:p>19.125</text:p>
          </table:table-cell>
          <table:table-cell table:formula="of:=AVERAGE([.B114:.F114])" office:value-type="float" office:value="26.0272006" calcext:value-type="float">
            <text:p>26.0272006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17.261" calcext:value-type="float">
            <text:p>17.261</text:p>
          </table:table-cell>
          <table:table-cell office:value-type="float" office:value="17.299999" calcext:value-type="float">
            <text:p>17.299999</text:p>
          </table:table-cell>
          <table:table-cell office:value-type="float" office:value="23.080999" calcext:value-type="float">
            <text:p>23.080999</text:p>
          </table:table-cell>
          <table:table-cell office:value-type="float" office:value="29.591" calcext:value-type="float">
            <text:p>29.591</text:p>
          </table:table-cell>
          <table:table-cell office:value-type="float" office:value="29.605" calcext:value-type="float">
            <text:p>29.605</text:p>
          </table:table-cell>
          <table:table-cell table:formula="of:=AVERAGE([.B115:.F115])" office:value-type="float" office:value="23.3675996" calcext:value-type="float">
            <text:p>23.367599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3.254002" calcext:value-type="float">
            <text:p>33.254002</text:p>
          </table:table-cell>
          <table:table-cell office:value-type="float" office:value="32.615002" calcext:value-type="float">
            <text:p>32.615002</text:p>
          </table:table-cell>
          <table:table-cell office:value-type="float" office:value="33.118999" calcext:value-type="float">
            <text:p>33.118999</text:p>
          </table:table-cell>
          <table:table-cell office:value-type="float" office:value="32.723" calcext:value-type="float">
            <text:p>32.723</text:p>
          </table:table-cell>
          <table:table-cell office:value-type="float" office:value="31.844999" calcext:value-type="float">
            <text:p>31.844999</text:p>
          </table:table-cell>
          <table:table-cell table:formula="of:=AVERAGE([.B116:.F116])" office:value-type="float" office:value="32.7112004" calcext:value-type="float">
            <text:p>32.7112004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34.935001" calcext:value-type="float">
            <text:p>34.935001</text:p>
          </table:table-cell>
          <table:table-cell office:value-type="float" office:value="33.383999" calcext:value-type="float">
            <text:p>33.383999</text:p>
          </table:table-cell>
          <table:table-cell office:value-type="float" office:value="34.816002" calcext:value-type="float">
            <text:p>34.816002</text:p>
          </table:table-cell>
          <table:table-cell office:value-type="float" office:value="34.728001" calcext:value-type="float">
            <text:p>34.728001</text:p>
          </table:table-cell>
          <table:table-cell office:value-type="float" office:value="34.224998" calcext:value-type="float">
            <text:p>34.224998</text:p>
          </table:table-cell>
          <table:table-cell table:formula="of:=AVERAGE([.B117:.F117])" office:value-type="float" office:value="34.4176002" calcext:value-type="float">
            <text:p>34.417600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4.231998" calcext:value-type="float">
            <text:p>34.231998</text:p>
          </table:table-cell>
          <table:table-cell office:value-type="float" office:value="36.433998" calcext:value-type="float">
            <text:p>36.433998</text:p>
          </table:table-cell>
          <table:table-cell office:value-type="float" office:value="35.848" calcext:value-type="float">
            <text:p>35.848</text:p>
          </table:table-cell>
          <table:table-cell office:value-type="float" office:value="37.140999" calcext:value-type="float">
            <text:p>37.140999</text:p>
          </table:table-cell>
          <table:table-cell office:value-type="float" office:value="34.540001" calcext:value-type="float">
            <text:p>34.540001</text:p>
          </table:table-cell>
          <table:table-cell table:formula="of:=AVERAGE([.B118:.F118])" office:value-type="float" office:value="35.6389992" calcext:value-type="float">
            <text:p>35.6389992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38.041" calcext:value-type="float">
            <text:p>38.041</text:p>
          </table:table-cell>
          <table:table-cell office:value-type="float" office:value="37.650002" calcext:value-type="float">
            <text:p>37.650002</text:p>
          </table:table-cell>
          <table:table-cell office:value-type="float" office:value="38.858002" calcext:value-type="float">
            <text:p>38.858002</text:p>
          </table:table-cell>
          <table:table-cell office:value-type="float" office:value="37.896" calcext:value-type="float">
            <text:p>37.896</text:p>
          </table:table-cell>
          <table:table-cell office:value-type="float" office:value="36.776001" calcext:value-type="float">
            <text:p>36.776001</text:p>
          </table:table-cell>
          <table:table-cell table:formula="of:=AVERAGE([.B119:.F119])" office:value-type="float" office:value="37.844201" calcext:value-type="float">
            <text:p>37.84420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0.908001" calcext:value-type="float">
            <text:p>40.908001</text:p>
          </table:table-cell>
          <table:table-cell office:value-type="float" office:value="40.386002" calcext:value-type="float">
            <text:p>40.386002</text:p>
          </table:table-cell>
          <table:table-cell office:value-type="float" office:value="40.397999" calcext:value-type="float">
            <text:p>40.397999</text:p>
          </table:table-cell>
          <table:table-cell office:value-type="float" office:value="40.655998" calcext:value-type="float">
            <text:p>40.655998</text:p>
          </table:table-cell>
          <table:table-cell office:value-type="float" office:value="39.983002" calcext:value-type="float">
            <text:p>39.983002</text:p>
          </table:table-cell>
          <table:table-cell table:formula="of:=AVERAGE([.B120:.F120])" office:value-type="float" office:value="40.4662004" calcext:value-type="float">
            <text:p>40.4662004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42.780998" calcext:value-type="float">
            <text:p>42.780998</text:p>
          </table:table-cell>
          <table:table-cell office:value-type="float" office:value="43.609001" calcext:value-type="float">
            <text:p>43.609001</text:p>
          </table:table-cell>
          <table:table-cell office:value-type="float" office:value="42.148998" calcext:value-type="float">
            <text:p>42.148998</text:p>
          </table:table-cell>
          <table:table-cell office:value-type="float" office:value="41.782001" calcext:value-type="float">
            <text:p>41.782001</text:p>
          </table:table-cell>
          <table:table-cell office:value-type="float" office:value="42.566002" calcext:value-type="float">
            <text:p>42.566002</text:p>
          </table:table-cell>
          <table:table-cell table:formula="of:=AVERAGE([.B121:.F121])" office:value-type="float" office:value="42.5774" calcext:value-type="float">
            <text:p>42.577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.890999" calcext:value-type="float">
            <text:p>44.890999</text:p>
          </table:table-cell>
          <table:table-cell office:value-type="float" office:value="44.666" calcext:value-type="float">
            <text:p>44.666</text:p>
          </table:table-cell>
          <table:table-cell office:value-type="float" office:value="45.453999" calcext:value-type="float">
            <text:p>45.453999</text:p>
          </table:table-cell>
          <table:table-cell office:value-type="float" office:value="44.675999" calcext:value-type="float">
            <text:p>44.675999</text:p>
          </table:table-cell>
          <table:table-cell office:value-type="float" office:value="45.098999" calcext:value-type="float">
            <text:p>45.098999</text:p>
          </table:table-cell>
          <table:table-cell table:formula="of:=AVERAGE([.B122:.F122])" office:value-type="float" office:value="44.9571992" calcext:value-type="float">
            <text:p>44.9571992</text:p>
          </table:table-cell>
        </table:table-row>
        <table:table-row table:style-name="ro1">
          <table:table-cell table:number-columns-repeated="6"/>
          <table:table-cell table:formula="of:=AVERAGE([.B123:.F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24:.F12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4" calcext:value-type="float">
            <text:p>0.044</text:p>
          </table:table-cell>
          <table:table-cell table:formula="of:=AVERAGE([.B125:.F125]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" calcext:value-type="float">
            <text:p>0.19</text:p>
          </table:table-cell>
          <table:table-cell office:value-type="float" office:value="0.177" calcext:value-type="float">
            <text:p>0.177</text:p>
          </table:table-cell>
          <table:table-cell table:formula="of:=AVERAGE([.B126:.F126])"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6" calcext:value-type="float">
            <text:p>0.426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432" calcext:value-type="float">
            <text:p>0.432</text:p>
          </table:table-cell>
          <table:table-cell table:formula="of:=AVERAGE([.B127:.F127])" office:value-type="float" office:value="0.4382" calcext:value-type="float">
            <text:p>0.43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4" calcext:value-type="float">
            <text:p>0.794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5" calcext:value-type="float">
            <text:p>0.785</text:p>
          </table:table-cell>
          <table:table-cell table:formula="of:=AVERAGE([.B128:.F128])" office:value-type="float" office:value="0.8052" calcext:value-type="float">
            <text:p>0.805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221" calcext:value-type="float">
            <text:p>1.221</text:p>
          </table:table-cell>
          <table:table-cell office:value-type="float" office:value="1.278" calcext:value-type="float">
            <text:p>1.278</text:p>
          </table:table-cell>
          <table:table-cell office:value-type="float" office:value="1.287" calcext:value-type="float">
            <text:p>1.287</text:p>
          </table:table-cell>
          <table:table-cell office:value-type="float" office:value="1.253" calcext:value-type="float">
            <text:p>1.253</text:p>
          </table:table-cell>
          <table:table-cell office:value-type="float" office:value="1.304" calcext:value-type="float">
            <text:p>1.304</text:p>
          </table:table-cell>
          <table:table-cell table:formula="of:=AVERAGE([.B129:.F129])" office:value-type="float" office:value="1.2686" calcext:value-type="float">
            <text:p>1.268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964" calcext:value-type="float">
            <text:p>1.964</text:p>
          </table:table-cell>
          <table:table-cell office:value-type="float" office:value="1.921" calcext:value-type="float">
            <text:p>1.921</text:p>
          </table:table-cell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office:value-type="float" office:value="1.877" calcext:value-type="float">
            <text:p>1.877</text:p>
          </table:table-cell>
          <table:table-cell table:formula="of:=AVERAGE([.B130:.F130])" office:value-type="float" office:value="1.8944" calcext:value-type="float">
            <text:p>1.894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.527" calcext:value-type="float">
            <text:p>2.527</text:p>
          </table:table-cell>
          <table:table-cell office:value-type="float" office:value="2.603" calcext:value-type="float">
            <text:p>2.603</text:p>
          </table:table-cell>
          <table:table-cell office:value-type="float" office:value="2.489" calcext:value-type="float">
            <text:p>2.489</text:p>
          </table:table-cell>
          <table:table-cell office:value-type="float" office:value="2.577" calcext:value-type="float">
            <text:p>2.577</text:p>
          </table:table-cell>
          <table:table-cell office:value-type="float" office:value="2.579" calcext:value-type="float">
            <text:p>2.579</text:p>
          </table:table-cell>
          <table:table-cell table:formula="of:=AVERAGE([.B131:.F131])" office:value-type="float" office:value="2.555" calcext:value-type="float">
            <text:p>2.5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123" calcext:value-type="float">
            <text:p>2.123</text:p>
          </table:table-cell>
          <table:table-cell office:value-type="float" office:value="3.34" calcext:value-type="float">
            <text:p>3.34</text:p>
          </table:table-cell>
          <table:table-cell office:value-type="float" office:value="3.321" calcext:value-type="float">
            <text:p>3.321</text:p>
          </table:table-cell>
          <table:table-cell office:value-type="float" office:value="3.482" calcext:value-type="float">
            <text:p>3.482</text:p>
          </table:table-cell>
          <table:table-cell office:value-type="float" office:value="2.392" calcext:value-type="float">
            <text:p>2.392</text:p>
          </table:table-cell>
          <table:table-cell table:formula="of:=AVERAGE([.B132:.F132])" office:value-type="float" office:value="2.9316" calcext:value-type="float">
            <text:p>2.9316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4.099" calcext:value-type="float">
            <text:p>4.099</text:p>
          </table:table-cell>
          <table:table-cell office:value-type="float" office:value="4.355" calcext:value-type="float">
            <text:p>4.355</text:p>
          </table:table-cell>
          <table:table-cell office:value-type="float" office:value="3.14" calcext:value-type="float">
            <text:p>3.14</text:p>
          </table:table-cell>
          <table:table-cell office:value-type="float" office:value="4.235" calcext:value-type="float">
            <text:p>4.235</text:p>
          </table:table-cell>
          <table:table-cell office:value-type="float" office:value="4.429" calcext:value-type="float">
            <text:p>4.429</text:p>
          </table:table-cell>
          <table:table-cell table:formula="of:=AVERAGE([.B133:.F133])" office:value-type="float" office:value="4.0516" calcext:value-type="float">
            <text:p>4.051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.061" calcext:value-type="float">
            <text:p>4.061</text:p>
          </table:table-cell>
          <table:table-cell office:value-type="float" office:value="5.248" calcext:value-type="float">
            <text:p>5.248</text:p>
          </table:table-cell>
          <table:table-cell office:value-type="float" office:value="4.563" calcext:value-type="float">
            <text:p>4.563</text:p>
          </table:table-cell>
          <table:table-cell office:value-type="float" office:value="4.844" calcext:value-type="float">
            <text:p>4.844</text:p>
          </table:table-cell>
          <table:table-cell office:value-type="float" office:value="5.111" calcext:value-type="float">
            <text:p>5.111</text:p>
          </table:table-cell>
          <table:table-cell table:formula="of:=AVERAGE([.B134:.F134])" office:value-type="float" office:value="4.7654" calcext:value-type="float">
            <text:p>4.7654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5.486" calcext:value-type="float">
            <text:p>5.486</text:p>
          </table:table-cell>
          <table:table-cell office:value-type="float" office:value="5.5" calcext:value-type="float">
            <text:p>5.5</text:p>
          </table:table-cell>
          <table:table-cell office:value-type="float" office:value="6.426" calcext:value-type="float">
            <text:p>6.426</text:p>
          </table:table-cell>
          <table:table-cell office:value-type="float" office:value="7.399" calcext:value-type="float">
            <text:p>7.399</text:p>
          </table:table-cell>
          <table:table-cell office:value-type="float" office:value="6.692" calcext:value-type="float">
            <text:p>6.692</text:p>
          </table:table-cell>
          <table:table-cell table:formula="of:=AVERAGE([.B135:.F135])" office:value-type="float" office:value="6.3006" calcext:value-type="float">
            <text:p>6.30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.622" calcext:value-type="float">
            <text:p>6.622</text:p>
          </table:table-cell>
          <table:table-cell office:value-type="float" office:value="8.475" calcext:value-type="float">
            <text:p>8.475</text:p>
          </table:table-cell>
          <table:table-cell office:value-type="float" office:value="6.596" calcext:value-type="float">
            <text:p>6.596</text:p>
          </table:table-cell>
          <table:table-cell office:value-type="float" office:value="8.193" calcext:value-type="float">
            <text:p>8.193</text:p>
          </table:table-cell>
          <table:table-cell office:value-type="float" office:value="6.546" calcext:value-type="float">
            <text:p>6.546</text:p>
          </table:table-cell>
          <table:table-cell table:formula="of:=AVERAGE([.B136:.F136])" office:value-type="float" office:value="7.2864" calcext:value-type="float">
            <text:p>7.286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7.91" calcext:value-type="float">
            <text:p>7.91</text:p>
          </table:table-cell>
          <table:table-cell office:value-type="float" office:value="9.148" calcext:value-type="float">
            <text:p>9.148</text:p>
          </table:table-cell>
          <table:table-cell office:value-type="float" office:value="8.361" calcext:value-type="float">
            <text:p>8.361</text:p>
          </table:table-cell>
          <table:table-cell office:value-type="float" office:value="7.923" calcext:value-type="float">
            <text:p>7.923</text:p>
          </table:table-cell>
          <table:table-cell office:value-type="float" office:value="10.649" calcext:value-type="float">
            <text:p>10.649</text:p>
          </table:table-cell>
          <table:table-cell table:formula="of:=AVERAGE([.B137:.F137])" office:value-type="float" office:value="8.7982" calcext:value-type="float">
            <text:p>8.798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1.099" calcext:value-type="float">
            <text:p>11.099</text:p>
          </table:table-cell>
          <table:table-cell office:value-type="float" office:value="10.121" calcext:value-type="float">
            <text:p>10.121</text:p>
          </table:table-cell>
          <table:table-cell office:value-type="float" office:value="9.603" calcext:value-type="float">
            <text:p>9.603</text:p>
          </table:table-cell>
          <table:table-cell office:value-type="float" office:value="9.812" calcext:value-type="float">
            <text:p>9.812</text:p>
          </table:table-cell>
          <table:table-cell office:value-type="float" office:value="10.701" calcext:value-type="float">
            <text:p>10.701</text:p>
          </table:table-cell>
          <table:table-cell table:formula="of:=AVERAGE([.B138:.F138])" office:value-type="float" office:value="10.2672" calcext:value-type="float">
            <text:p>10.2672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1.282" calcext:value-type="float">
            <text:p>11.282</text:p>
          </table:table-cell>
          <table:table-cell office:value-type="float" office:value="9.946" calcext:value-type="float">
            <text:p>9.946</text:p>
          </table:table-cell>
          <table:table-cell office:value-type="float" office:value="11.091" calcext:value-type="float">
            <text:p>11.091</text:p>
          </table:table-cell>
          <table:table-cell office:value-type="float" office:value="10.97" calcext:value-type="float">
            <text:p>10.97</text:p>
          </table:table-cell>
          <table:table-cell office:value-type="float" office:value="11.11" calcext:value-type="float">
            <text:p>11.11</text:p>
          </table:table-cell>
          <table:table-cell table:formula="of:=AVERAGE([.B139:.F139])" office:value-type="float" office:value="10.8798" calcext:value-type="float">
            <text:p>10.879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2.654" calcext:value-type="float">
            <text:p>12.654</text:p>
          </table:table-cell>
          <table:table-cell office:value-type="float" office:value="12.735" calcext:value-type="float">
            <text:p>12.735</text:p>
          </table:table-cell>
          <table:table-cell office:value-type="float" office:value="11.805" calcext:value-type="float">
            <text:p>11.805</text:p>
          </table:table-cell>
          <table:table-cell office:value-type="float" office:value="12.672" calcext:value-type="float">
            <text:p>12.672</text:p>
          </table:table-cell>
          <table:table-cell office:value-type="float" office:value="11.524" calcext:value-type="float">
            <text:p>11.524</text:p>
          </table:table-cell>
          <table:table-cell table:formula="of:=AVERAGE([.B140:.F140])" office:value-type="float" office:value="12.278" calcext:value-type="float">
            <text:p>12.278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4.809" calcext:value-type="float">
            <text:p>14.809</text:p>
          </table:table-cell>
          <table:table-cell office:value-type="float" office:value="13.335" calcext:value-type="float">
            <text:p>13.335</text:p>
          </table:table-cell>
          <table:table-cell office:value-type="float" office:value="14.856" calcext:value-type="float">
            <text:p>14.856</text:p>
          </table:table-cell>
          <table:table-cell office:value-type="float" office:value="13.102" calcext:value-type="float">
            <text:p>13.102</text:p>
          </table:table-cell>
          <table:table-cell office:value-type="float" office:value="14.678" calcext:value-type="float">
            <text:p>14.678</text:p>
          </table:table-cell>
          <table:table-cell table:formula="of:=AVERAGE([.B141:.F141])" office:value-type="float" office:value="14.156" calcext:value-type="float">
            <text:p>14.15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.375" calcext:value-type="float">
            <text:p>15.375</text:p>
          </table:table-cell>
          <table:table-cell office:value-type="float" office:value="15.255" calcext:value-type="float">
            <text:p>15.255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954" calcext:value-type="float">
            <text:p>15.954</text:p>
          </table:table-cell>
          <table:table-cell office:value-type="float" office:value="15.249" calcext:value-type="float">
            <text:p>15.249</text:p>
          </table:table-cell>
          <table:table-cell table:formula="of:=AVERAGE([.B142:.F142])" office:value-type="float" office:value="15.6728" calcext:value-type="float">
            <text:p>15.6728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243999" calcext:value-type="float">
            <text:p>17.243999</text:p>
          </table:table-cell>
          <table:table-cell office:value-type="float" office:value="18.080999" calcext:value-type="float">
            <text:p>18.080999</text:p>
          </table:table-cell>
          <table:table-cell office:value-type="float" office:value="17.791" calcext:value-type="float">
            <text:p>17.791</text:p>
          </table:table-cell>
          <table:table-cell office:value-type="float" office:value="17.733" calcext:value-type="float">
            <text:p>17.733</text:p>
          </table:table-cell>
          <table:table-cell table:formula="of:=AVERAGE([.B143:.F143])" office:value-type="float" office:value="17.8377996" calcext:value-type="float">
            <text:p>17.83779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.923" calcext:value-type="float">
            <text:p>24.923</text:p>
          </table:table-cell>
          <table:table-cell office:value-type="float" office:value="26.358999" calcext:value-type="float">
            <text:p>26.358999</text:p>
          </table:table-cell>
          <table:table-cell office:value-type="float" office:value="26.289" calcext:value-type="float">
            <text:p>26.289</text:p>
          </table:table-cell>
          <table:table-cell office:value-type="float" office:value="26.566999" calcext:value-type="float">
            <text:p>26.566999</text:p>
          </table:table-cell>
          <table:table-cell office:value-type="float" office:value="26.171" calcext:value-type="float">
            <text:p>26.171</text:p>
          </table:table-cell>
          <table:table-cell table:formula="of:=AVERAGE([.B144:.F144])" office:value-type="float" office:value="26.0617996" calcext:value-type="float">
            <text:p>26.0617996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28.815001" calcext:value-type="float">
            <text:p>28.815001</text:p>
          </table:table-cell>
          <table:table-cell office:value-type="float" office:value="28.910999" calcext:value-type="float">
            <text:p>28.910999</text:p>
          </table:table-cell>
          <table:table-cell office:value-type="float" office:value="28.896999" calcext:value-type="float">
            <text:p>28.896999</text:p>
          </table:table-cell>
          <table:table-cell office:value-type="float" office:value="28.761" calcext:value-type="float">
            <text:p>28.761</text:p>
          </table:table-cell>
          <table:table-cell office:value-type="float" office:value="28.677" calcext:value-type="float">
            <text:p>28.677</text:p>
          </table:table-cell>
          <table:table-cell table:formula="of:=AVERAGE([.B145:.F145])" office:value-type="float" office:value="28.8121998" calcext:value-type="float">
            <text:p>28.812199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1.704" calcext:value-type="float">
            <text:p>31.704</text:p>
          </table:table-cell>
          <table:table-cell office:value-type="float" office:value="31.67" calcext:value-type="float">
            <text:p>31.67</text:p>
          </table:table-cell>
          <table:table-cell office:value-type="float" office:value="31.816999" calcext:value-type="float">
            <text:p>31.816999</text:p>
          </table:table-cell>
          <table:table-cell office:value-type="float" office:value="31.76" calcext:value-type="float">
            <text:p>31.76</text:p>
          </table:table-cell>
          <table:table-cell office:value-type="float" office:value="31.545" calcext:value-type="float">
            <text:p>31.545</text:p>
          </table:table-cell>
          <table:table-cell table:formula="of:=AVERAGE([.B146:.F146])" office:value-type="float" office:value="31.6991998" calcext:value-type="float">
            <text:p>31.6991998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34.908001" calcext:value-type="float">
            <text:p>34.908001</text:p>
          </table:table-cell>
          <table:table-cell office:value-type="float" office:value="34.817001" calcext:value-type="float">
            <text:p>34.817001</text:p>
          </table:table-cell>
          <table:table-cell office:value-type="float" office:value="35.146999" calcext:value-type="float">
            <text:p>35.146999</text:p>
          </table:table-cell>
          <table:table-cell office:value-type="float" office:value="34.778" calcext:value-type="float">
            <text:p>34.778</text:p>
          </table:table-cell>
          <table:table-cell office:value-type="float" office:value="34.687" calcext:value-type="float">
            <text:p>34.687</text:p>
          </table:table-cell>
          <table:table-cell table:formula="of:=AVERAGE([.B147:.F147])" office:value-type="float" office:value="34.8674002" calcext:value-type="float">
            <text:p>34.867400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7.604" calcext:value-type="float">
            <text:p>37.604</text:p>
          </table:table-cell>
          <table:table-cell office:value-type="float" office:value="37.992001" calcext:value-type="float">
            <text:p>37.992001</text:p>
          </table:table-cell>
          <table:table-cell office:value-type="float" office:value="37.970001" calcext:value-type="float">
            <text:p>37.970001</text:p>
          </table:table-cell>
          <table:table-cell office:value-type="float" office:value="37.806999" calcext:value-type="float">
            <text:p>37.806999</text:p>
          </table:table-cell>
          <table:table-cell office:value-type="float" office:value="38.054001" calcext:value-type="float">
            <text:p>38.054001</text:p>
          </table:table-cell>
          <table:table-cell table:formula="of:=AVERAGE([.B148:.F148])" office:value-type="float" office:value="37.8854004" calcext:value-type="float">
            <text:p>37.8854004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41.025002" calcext:value-type="float">
            <text:p>41.025002</text:p>
          </table:table-cell>
          <table:table-cell office:value-type="float" office:value="41.521999" calcext:value-type="float">
            <text:p>41.521999</text:p>
          </table:table-cell>
          <table:table-cell office:value-type="float" office:value="41.000999" calcext:value-type="float">
            <text:p>41.000999</text:p>
          </table:table-cell>
          <table:table-cell office:value-type="float" office:value="41.227001" calcext:value-type="float">
            <text:p>41.227001</text:p>
          </table:table-cell>
          <table:table-cell office:value-type="float" office:value="35.431999" calcext:value-type="float">
            <text:p>35.431999</text:p>
          </table:table-cell>
          <table:table-cell table:formula="of:=AVERAGE([.B149:.F149])" office:value-type="float" office:value="40.0414" calcext:value-type="float">
            <text:p>40.041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4.112" calcext:value-type="float">
            <text:p>34.112</text:p>
          </table:table-cell>
          <table:table-cell office:value-type="float" office:value="33.945999" calcext:value-type="float">
            <text:p>33.945999</text:p>
          </table:table-cell>
          <table:table-cell office:value-type="float" office:value="33.972" calcext:value-type="float">
            <text:p>33.972</text:p>
          </table:table-cell>
          <table:table-cell office:value-type="float" office:value="33.584" calcext:value-type="float">
            <text:p>33.584</text:p>
          </table:table-cell>
          <table:table-cell office:value-type="float" office:value="32.786999" calcext:value-type="float">
            <text:p>32.786999</text:p>
          </table:table-cell>
          <table:table-cell table:formula="of:=AVERAGE([.B150:.F150])" office:value-type="float" office:value="33.6801996" calcext:value-type="float">
            <text:p>33.6801996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35.374001" calcext:value-type="float">
            <text:p>35.374001</text:p>
          </table:table-cell>
          <table:table-cell office:value-type="float" office:value="36.877998" calcext:value-type="float">
            <text:p>36.877998</text:p>
          </table:table-cell>
          <table:table-cell office:value-type="float" office:value="35.543999" calcext:value-type="float">
            <text:p>35.543999</text:p>
          </table:table-cell>
          <table:table-cell office:value-type="float" office:value="52.308998" calcext:value-type="float">
            <text:p>52.308998</text:p>
          </table:table-cell>
          <table:table-cell office:value-type="float" office:value="48.202" calcext:value-type="float">
            <text:p>48.202</text:p>
          </table:table-cell>
          <table:table-cell table:formula="of:=AVERAGE([.B151:.F151])" office:value-type="float" office:value="41.6613992" calcext:value-type="float">
            <text:p>41.661399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1.763" calcext:value-type="float">
            <text:p>51.763</text:p>
          </table:table-cell>
          <table:table-cell office:value-type="float" office:value="51.616001" calcext:value-type="float">
            <text:p>51.616001</text:p>
          </table:table-cell>
          <table:table-cell office:value-type="float" office:value="51.919998" calcext:value-type="float">
            <text:p>51.919998</text:p>
          </table:table-cell>
          <table:table-cell office:value-type="float" office:value="51.867001" calcext:value-type="float">
            <text:p>51.867001</text:p>
          </table:table-cell>
          <table:table-cell office:value-type="float" office:value="51.882" calcext:value-type="float">
            <text:p>51.882</text:p>
          </table:table-cell>
          <table:table-cell table:formula="of:=AVERAGE([.B152:.F152])" office:value-type="float" office:value="51.8096" calcext:value-type="float">
            <text:p>51.8096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55.824001" calcext:value-type="float">
            <text:p>55.824001</text:p>
          </table:table-cell>
          <table:table-cell office:value-type="float" office:value="55.709" calcext:value-type="float">
            <text:p>55.709</text:p>
          </table:table-cell>
          <table:table-cell office:value-type="float" office:value="55.723999" calcext:value-type="float">
            <text:p>55.723999</text:p>
          </table:table-cell>
          <table:table-cell office:value-type="float" office:value="55.667" calcext:value-type="float">
            <text:p>55.667</text:p>
          </table:table-cell>
          <table:table-cell office:value-type="float" office:value="55.526001" calcext:value-type="float">
            <text:p>55.526001</text:p>
          </table:table-cell>
          <table:table-cell table:formula="of:=AVERAGE([.B153:.F153])" office:value-type="float" office:value="55.6900002" calcext:value-type="float">
            <text:p>55.690000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9.624001" calcext:value-type="float">
            <text:p>59.624001</text:p>
          </table:table-cell>
          <table:table-cell office:value-type="float" office:value="59.502998" calcext:value-type="float">
            <text:p>59.502998</text:p>
          </table:table-cell>
          <table:table-cell office:value-type="float" office:value="59.801998" calcext:value-type="float">
            <text:p>59.801998</text:p>
          </table:table-cell>
          <table:table-cell office:value-type="float" office:value="60.023998" calcext:value-type="float">
            <text:p>60.023998</text:p>
          </table:table-cell>
          <table:table-cell office:value-type="float" office:value="60.210999" calcext:value-type="float">
            <text:p>60.210999</text:p>
          </table:table-cell>
          <table:table-cell table:formula="of:=AVERAGE([.B154:.F154])" office:value-type="float" office:value="59.8327988" calcext:value-type="float">
            <text:p>59.8327988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63.227001" calcext:value-type="float">
            <text:p>63.227001</text:p>
          </table:table-cell>
          <table:table-cell office:value-type="float" office:value="63.773998" calcext:value-type="float">
            <text:p>63.773998</text:p>
          </table:table-cell>
          <table:table-cell office:value-type="float" office:value="63.514999" calcext:value-type="float">
            <text:p>63.514999</text:p>
          </table:table-cell>
          <table:table-cell office:value-type="float" office:value="63.616001" calcext:value-type="float">
            <text:p>63.616001</text:p>
          </table:table-cell>
          <table:table-cell office:value-type="float" office:value="63.678001" calcext:value-type="float">
            <text:p>63.678001</text:p>
          </table:table-cell>
          <table:table-cell table:formula="of:=AVERAGE([.B155:.F155])" office:value-type="float" office:value="63.562" calcext:value-type="float">
            <text:p>63.56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8.031998" calcext:value-type="float">
            <text:p>68.031998</text:p>
          </table:table-cell>
          <table:table-cell office:value-type="float" office:value="67.821999" calcext:value-type="float">
            <text:p>67.821999</text:p>
          </table:table-cell>
          <table:table-cell office:value-type="float" office:value="67.963997" calcext:value-type="float">
            <text:p>67.963997</text:p>
          </table:table-cell>
          <table:table-cell office:value-type="float" office:value="67.758003" calcext:value-type="float">
            <text:p>67.758003</text:p>
          </table:table-cell>
          <table:table-cell office:value-type="float" office:value="67.568001" calcext:value-type="float">
            <text:p>67.568001</text:p>
          </table:table-cell>
          <table:table-cell table:formula="of:=AVERAGE([.B156:.F156])" office:value-type="float" office:value="67.8287996" calcext:value-type="float">
            <text:p>67.8287996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72.352997" calcext:value-type="float">
            <text:p>72.352997</text:p>
          </table:table-cell>
          <table:table-cell office:value-type="float" office:value="72.421997" calcext:value-type="float">
            <text:p>72.421997</text:p>
          </table:table-cell>
          <table:table-cell office:value-type="float" office:value="72.322998" calcext:value-type="float">
            <text:p>72.322998</text:p>
          </table:table-cell>
          <table:table-cell office:value-type="float" office:value="72.043999" calcext:value-type="float">
            <text:p>72.043999</text:p>
          </table:table-cell>
          <table:table-cell office:value-type="float" office:value="72.195999" calcext:value-type="float">
            <text:p>72.195999</text:p>
          </table:table-cell>
          <table:table-cell table:formula="of:=AVERAGE([.B157:.F157])" office:value-type="float" office:value="72.267598" calcext:value-type="float">
            <text:p>72.26759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76.508003" calcext:value-type="float">
            <text:p>76.508003</text:p>
          </table:table-cell>
          <table:table-cell office:value-type="float" office:value="76.726997" calcext:value-type="float">
            <text:p>76.726997</text:p>
          </table:table-cell>
          <table:table-cell office:value-type="float" office:value="76.707001" calcext:value-type="float">
            <text:p>76.707001</text:p>
          </table:table-cell>
          <table:table-cell office:value-type="float" office:value="76.649002" calcext:value-type="float">
            <text:p>76.649002</text:p>
          </table:table-cell>
          <table:table-cell office:value-type="float" office:value="76.567001" calcext:value-type="float">
            <text:p>76.567001</text:p>
          </table:table-cell>
          <table:table-cell table:formula="of:=AVERAGE([.B158:.F158])" office:value-type="float" office:value="76.6316008" calcext:value-type="float">
            <text:p>76.631600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80.712997" calcext:value-type="float">
            <text:p>80.712997</text:p>
          </table:table-cell>
          <table:table-cell office:value-type="float" office:value="81.252998" calcext:value-type="float">
            <text:p>81.252998</text:p>
          </table:table-cell>
          <table:table-cell office:value-type="float" office:value="80.746002" calcext:value-type="float">
            <text:p>80.746002</text:p>
          </table:table-cell>
          <table:table-cell office:value-type="float" office:value="80.584999" calcext:value-type="float">
            <text:p>80.584999</text:p>
          </table:table-cell>
          <table:table-cell office:value-type="float" office:value="81.112" calcext:value-type="float">
            <text:p>81.112</text:p>
          </table:table-cell>
          <table:table-cell table:formula="of:=AVERAGE([.B159:.F159])" office:value-type="float" office:value="80.8817992" calcext:value-type="float">
            <text:p>80.881799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85.922997" calcext:value-type="float">
            <text:p>85.922997</text:p>
          </table:table-cell>
          <table:table-cell office:value-type="float" office:value="85.862" calcext:value-type="float">
            <text:p>85.862</text:p>
          </table:table-cell>
          <table:table-cell office:value-type="float" office:value="85.908997" calcext:value-type="float">
            <text:p>85.908997</text:p>
          </table:table-cell>
          <table:table-cell office:value-type="float" office:value="86.130997" calcext:value-type="float">
            <text:p>86.130997</text:p>
          </table:table-cell>
          <table:table-cell office:value-type="float" office:value="85.412003" calcext:value-type="float">
            <text:p>85.412003</text:p>
          </table:table-cell>
          <table:table-cell table:formula="of:=AVERAGE([.B160:.F160])" office:value-type="float" office:value="85.8473988" calcext:value-type="float">
            <text:p>85.8473988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90.518997" calcext:value-type="float">
            <text:p>90.518997</text:p>
          </table:table-cell>
          <table:table-cell office:value-type="float" office:value="90.818001" calcext:value-type="float">
            <text:p>90.818001</text:p>
          </table:table-cell>
          <table:table-cell office:value-type="float" office:value="90.778999" calcext:value-type="float">
            <text:p>90.778999</text:p>
          </table:table-cell>
          <table:table-cell office:value-type="float" office:value="90.160004" calcext:value-type="float">
            <text:p>90.160004</text:p>
          </table:table-cell>
          <table:table-cell office:value-type="float" office:value="86.352997" calcext:value-type="float">
            <text:p>86.352997</text:p>
          </table:table-cell>
          <table:table-cell table:formula="of:=AVERAGE([.B161:.F161])" office:value-type="float" office:value="89.7257996" calcext:value-type="float">
            <text:p>89.7257996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90.492996" calcext:value-type="float">
            <text:p>90.492996</text:p>
          </table:table-cell>
          <table:table-cell office:value-type="float" office:value="91.013" calcext:value-type="float">
            <text:p>91.013</text:p>
          </table:table-cell>
          <table:table-cell office:value-type="float" office:value="90.600998" calcext:value-type="float">
            <text:p>90.600998</text:p>
          </table:table-cell>
          <table:table-cell office:value-type="float" office:value="89.859001" calcext:value-type="float">
            <text:p>89.859001</text:p>
          </table:table-cell>
          <table:table-cell office:value-type="float" office:value="90.242996" calcext:value-type="float">
            <text:p>90.242996</text:p>
          </table:table-cell>
          <table:table-cell table:formula="of:=AVERAGE([.B162:.F162])" office:value-type="float" office:value="90.4417982" calcext:value-type="float">
            <text:p>90.4417982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96.348999" calcext:value-type="float">
            <text:p>96.348999</text:p>
          </table:table-cell>
          <table:table-cell office:value-type="float" office:value="94.653999" calcext:value-type="float">
            <text:p>94.653999</text:p>
          </table:table-cell>
          <table:table-cell office:value-type="float" office:value="83.899002" calcext:value-type="float">
            <text:p>83.899002</text:p>
          </table:table-cell>
          <table:table-cell office:value-type="float" office:value="67.709999" calcext:value-type="float">
            <text:p>67.709999</text:p>
          </table:table-cell>
          <table:table-cell office:value-type="float" office:value="65.096001" calcext:value-type="float">
            <text:p>65.096001</text:p>
          </table:table-cell>
          <table:table-cell table:formula="of:=AVERAGE([.B163:.F163])" office:value-type="float" office:value="81.5416" calcext:value-type="float">
            <text:p>81.541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0.429001" calcext:value-type="float">
            <text:p>70.429001</text:p>
          </table:table-cell>
          <table:table-cell office:value-type="float" office:value="66.112999" calcext:value-type="float">
            <text:p>66.112999</text:p>
          </table:table-cell>
          <table:table-cell office:value-type="float" office:value="67.467003" calcext:value-type="float">
            <text:p>67.467003</text:p>
          </table:table-cell>
          <table:table-cell office:value-type="float" office:value="67.694" calcext:value-type="float">
            <text:p>67.694</text:p>
          </table:table-cell>
          <table:table-cell office:value-type="float" office:value="67.012001" calcext:value-type="float">
            <text:p>67.012001</text:p>
          </table:table-cell>
          <table:table-cell table:formula="of:=AVERAGE([.B164:.F164])" office:value-type="float" office:value="67.7430008" calcext:value-type="float">
            <text:p>67.7430008</text:p>
          </table:table-cell>
        </table:table-row>
        <table:table-row table:style-name="ro1">
          <table:table-cell table:number-columns-repeated="6"/>
          <table:table-cell table:formula="of:=AVERAGE([.B165:.F1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66:.F1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67:.F16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" calcext:value-type="float">
            <text:p>0.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8" calcext:value-type="float">
            <text:p>0.058</text:p>
          </table:table-cell>
          <table:table-cell table:formula="of:=AVERAGE([.B168:.F168])" office:value-type="float" office:value="0.0566" calcext:value-type="float">
            <text:p>0.05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1" calcext:value-type="float">
            <text:p>0.191</text:p>
          </table:table-cell>
          <table:table-cell table:formula="of:=AVERAGE([.B169:.F169])" office:value-type="float" office:value="0.2006" calcext:value-type="float">
            <text:p>0.200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9" calcext:value-type="float">
            <text:p>0.45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4" calcext:value-type="float">
            <text:p>0.454</text:p>
          </table:table-cell>
          <table:table-cell table:formula="of:=AVERAGE([.B170:.F170])"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8" calcext:value-type="float">
            <text:p>0.848</text:p>
          </table:table-cell>
          <table:table-cell office:value-type="float" office:value="0.794" calcext:value-type="float">
            <text:p>0.79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4" calcext:value-type="float">
            <text:p>0.344</text:p>
          </table:table-cell>
          <table:table-cell table:formula="of:=AVERAGE([.B171:.F171])" office:value-type="float" office:value="0.6602" calcext:value-type="float">
            <text:p>0.660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701" calcext:value-type="float">
            <text:p>0.7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229" calcext:value-type="float">
            <text:p>1.229</text:p>
          </table:table-cell>
          <table:table-cell office:value-type="float" office:value="1.226" calcext:value-type="float">
            <text:p>1.226</text:p>
          </table:table-cell>
          <table:table-cell office:value-type="float" office:value="1.32" calcext:value-type="float">
            <text:p>1.32</text:p>
          </table:table-cell>
          <table:table-cell table:formula="of:=AVERAGE([.B172:.F172])" office:value-type="float" office:value="1.1384" calcext:value-type="float">
            <text:p>1.13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761" calcext:value-type="float">
            <text:p>1.761</text:p>
          </table:table-cell>
          <table:table-cell office:value-type="float" office:value="1.856" calcext:value-type="float">
            <text:p>1.856</text:p>
          </table:table-cell>
          <table:table-cell office:value-type="float" office:value="1.881" calcext:value-type="float">
            <text:p>1.881</text:p>
          </table:table-cell>
          <table:table-cell office:value-type="float" office:value="1.987" calcext:value-type="float">
            <text:p>1.987</text:p>
          </table:table-cell>
          <table:table-cell office:value-type="float" office:value="1.743" calcext:value-type="float">
            <text:p>1.743</text:p>
          </table:table-cell>
          <table:table-cell table:formula="of:=AVERAGE([.B173:.F173])" office:value-type="float" office:value="1.8456" calcext:value-type="float">
            <text:p>1.8456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.414" calcext:value-type="float">
            <text:p>2.414</text:p>
          </table:table-cell>
          <table:table-cell office:value-type="float" office:value="2.452" calcext:value-type="float">
            <text:p>2.452</text:p>
          </table:table-cell>
          <table:table-cell office:value-type="float" office:value="1.874" calcext:value-type="float">
            <text:p>1.874</text:p>
          </table:table-cell>
          <table:table-cell office:value-type="float" office:value="1.797" calcext:value-type="float">
            <text:p>1.797</text:p>
          </table:table-cell>
          <table:table-cell office:value-type="float" office:value="2.467" calcext:value-type="float">
            <text:p>2.467</text:p>
          </table:table-cell>
          <table:table-cell table:formula="of:=AVERAGE([.B174:.F174])" office:value-type="float" office:value="2.2008" calcext:value-type="float">
            <text:p>2.20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211" calcext:value-type="float">
            <text:p>3.211</text:p>
          </table:table-cell>
          <table:table-cell office:value-type="float" office:value="3.214" calcext:value-type="float">
            <text:p>3.214</text:p>
          </table:table-cell>
          <table:table-cell office:value-type="float" office:value="2.202" calcext:value-type="float">
            <text:p>2.202</text:p>
          </table:table-cell>
          <table:table-cell office:value-type="float" office:value="2.768" calcext:value-type="float">
            <text:p>2.768</text:p>
          </table:table-cell>
          <table:table-cell office:value-type="float" office:value="3.107" calcext:value-type="float">
            <text:p>3.107</text:p>
          </table:table-cell>
          <table:table-cell table:formula="of:=AVERAGE([.B175:.F175])" office:value-type="float" office:value="2.9004" calcext:value-type="float">
            <text:p>2.9004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4.39" calcext:value-type="float">
            <text:p>4.39</text:p>
          </table:table-cell>
          <table:table-cell office:value-type="float" office:value="4.366" calcext:value-type="float">
            <text:p>4.366</text:p>
          </table:table-cell>
          <table:table-cell office:value-type="float" office:value="4.225" calcext:value-type="float">
            <text:p>4.225</text:p>
          </table:table-cell>
          <table:table-cell office:value-type="float" office:value="3.011" calcext:value-type="float">
            <text:p>3.011</text:p>
          </table:table-cell>
          <table:table-cell office:value-type="float" office:value="3.741" calcext:value-type="float">
            <text:p>3.741</text:p>
          </table:table-cell>
          <table:table-cell table:formula="of:=AVERAGE([.B176:.F176])" office:value-type="float" office:value="3.9466" calcext:value-type="float">
            <text:p>3.94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057" calcext:value-type="float">
            <text:p>5.057</text:p>
          </table:table-cell>
          <table:table-cell office:value-type="float" office:value="3.571" calcext:value-type="float">
            <text:p>3.571</text:p>
          </table:table-cell>
          <table:table-cell office:value-type="float" office:value="5.509" calcext:value-type="float">
            <text:p>5.509</text:p>
          </table:table-cell>
          <table:table-cell office:value-type="float" office:value="5.098" calcext:value-type="float">
            <text:p>5.098</text:p>
          </table:table-cell>
          <table:table-cell office:value-type="float" office:value="5.253" calcext:value-type="float">
            <text:p>5.253</text:p>
          </table:table-cell>
          <table:table-cell table:formula="of:=AVERAGE([.B177:.F177])" office:value-type="float" office:value="4.8976" calcext:value-type="float">
            <text:p>4.8976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4.606" calcext:value-type="float">
            <text:p>4.606</text:p>
          </table:table-cell>
          <table:table-cell office:value-type="float" office:value="6.306" calcext:value-type="float">
            <text:p>6.306</text:p>
          </table:table-cell>
          <table:table-cell office:value-type="float" office:value="5.816" calcext:value-type="float">
            <text:p>5.816</text:p>
          </table:table-cell>
          <table:table-cell office:value-type="float" office:value="4.516" calcext:value-type="float">
            <text:p>4.516</text:p>
          </table:table-cell>
          <table:table-cell office:value-type="float" office:value="5.747" calcext:value-type="float">
            <text:p>5.747</text:p>
          </table:table-cell>
          <table:table-cell table:formula="of:=AVERAGE([.B178:.F178])" office:value-type="float" office:value="5.3982" calcext:value-type="float">
            <text:p>5.39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435" calcext:value-type="float">
            <text:p>7.435</text:p>
          </table:table-cell>
          <table:table-cell office:value-type="float" office:value="7.609" calcext:value-type="float">
            <text:p>7.609</text:p>
          </table:table-cell>
          <table:table-cell office:value-type="float" office:value="7.591" calcext:value-type="float">
            <text:p>7.591</text:p>
          </table:table-cell>
          <table:table-cell office:value-type="float" office:value="6.253" calcext:value-type="float">
            <text:p>6.253</text:p>
          </table:table-cell>
          <table:table-cell office:value-type="float" office:value="7.748" calcext:value-type="float">
            <text:p>7.748</text:p>
          </table:table-cell>
          <table:table-cell table:formula="of:=AVERAGE([.B179:.F179])" office:value-type="float" office:value="7.3272" calcext:value-type="float">
            <text:p>7.3272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8.951" calcext:value-type="float">
            <text:p>8.951</text:p>
          </table:table-cell>
          <table:table-cell office:value-type="float" office:value="7.138" calcext:value-type="float">
            <text:p>7.138</text:p>
          </table:table-cell>
          <table:table-cell office:value-type="float" office:value="7.256" calcext:value-type="float">
            <text:p>7.256</text:p>
          </table:table-cell>
          <table:table-cell office:value-type="float" office:value="8.35" calcext:value-type="float">
            <text:p>8.35</text:p>
          </table:table-cell>
          <table:table-cell office:value-type="float" office:value="7.023" calcext:value-type="float">
            <text:p>7.023</text:p>
          </table:table-cell>
          <table:table-cell table:formula="of:=AVERAGE([.B180:.F180])" office:value-type="float" office:value="7.7436" calcext:value-type="float">
            <text:p>7.743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9.098" calcext:value-type="float">
            <text:p>9.098</text:p>
          </table:table-cell>
          <table:table-cell office:value-type="float" office:value="9.152" calcext:value-type="float">
            <text:p>9.152</text:p>
          </table:table-cell>
          <table:table-cell office:value-type="float" office:value="8.408" calcext:value-type="float">
            <text:p>8.408</text:p>
          </table:table-cell>
          <table:table-cell office:value-type="float" office:value="10.197" calcext:value-type="float">
            <text:p>10.197</text:p>
          </table:table-cell>
          <table:table-cell office:value-type="float" office:value="9.213" calcext:value-type="float">
            <text:p>9.213</text:p>
          </table:table-cell>
          <table:table-cell table:formula="of:=AVERAGE([.B181:.F181])" office:value-type="float" office:value="9.2136" calcext:value-type="float">
            <text:p>9.2136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1.693" calcext:value-type="float">
            <text:p>11.693</text:p>
          </table:table-cell>
          <table:table-cell office:value-type="float" office:value="10.287" calcext:value-type="float">
            <text:p>10.287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734" calcext:value-type="float">
            <text:p>11.734</text:p>
          </table:table-cell>
          <table:table-cell office:value-type="float" office:value="9.609" calcext:value-type="float">
            <text:p>9.609</text:p>
          </table:table-cell>
          <table:table-cell table:formula="of:=AVERAGE([.B182:.F182])" office:value-type="float" office:value="10.8256" calcext:value-type="float">
            <text:p>10.825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1.669" calcext:value-type="float">
            <text:p>11.669</text:p>
          </table:table-cell>
          <table:table-cell office:value-type="float" office:value="12.486" calcext:value-type="float">
            <text:p>12.486</text:p>
          </table:table-cell>
          <table:table-cell office:value-type="float" office:value="12.932" calcext:value-type="float">
            <text:p>12.932</text:p>
          </table:table-cell>
          <table:table-cell office:value-type="float" office:value="11.767" calcext:value-type="float">
            <text:p>11.767</text:p>
          </table:table-cell>
          <table:table-cell office:value-type="float" office:value="11.699" calcext:value-type="float">
            <text:p>11.699</text:p>
          </table:table-cell>
          <table:table-cell table:formula="of:=AVERAGE([.B183:.F183])" office:value-type="float" office:value="12.1106" calcext:value-type="float">
            <text:p>12.1106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3.476" calcext:value-type="float">
            <text:p>13.476</text:p>
          </table:table-cell>
          <table:table-cell office:value-type="float" office:value="13.193" calcext:value-type="float">
            <text:p>13.193</text:p>
          </table:table-cell>
          <table:table-cell office:value-type="float" office:value="14.506" calcext:value-type="float">
            <text:p>14.506</text:p>
          </table:table-cell>
          <table:table-cell office:value-type="float" office:value="14.355" calcext:value-type="float">
            <text:p>14.355</text:p>
          </table:table-cell>
          <table:table-cell office:value-type="float" office:value="13.013" calcext:value-type="float">
            <text:p>13.013</text:p>
          </table:table-cell>
          <table:table-cell table:formula="of:=AVERAGE([.B184:.F184])" office:value-type="float" office:value="13.7086" calcext:value-type="float">
            <text:p>13.708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.32" calcext:value-type="float">
            <text:p>15.32</text:p>
          </table:table-cell>
          <table:table-cell office:value-type="float" office:value="15.467" calcext:value-type="float">
            <text:p>15.467</text:p>
          </table:table-cell>
          <table:table-cell office:value-type="float" office:value="18.177999" calcext:value-type="float">
            <text:p>18.177999</text:p>
          </table:table-cell>
          <table:table-cell office:value-type="float" office:value="15.363" calcext:value-type="float">
            <text:p>15.363</text:p>
          </table:table-cell>
          <table:table-cell office:value-type="float" office:value="18.281" calcext:value-type="float">
            <text:p>18.281</text:p>
          </table:table-cell>
          <table:table-cell table:formula="of:=AVERAGE([.B185:.F185])" office:value-type="float" office:value="16.5217998" calcext:value-type="float">
            <text:p>16.5217998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8.99" calcext:value-type="float">
            <text:p>18.99</text:p>
          </table:table-cell>
          <table:table-cell office:value-type="float" office:value="19.073" calcext:value-type="float">
            <text:p>19.073</text:p>
          </table:table-cell>
          <table:table-cell office:value-type="float" office:value="17.572001" calcext:value-type="float">
            <text:p>17.572001</text:p>
          </table:table-cell>
          <table:table-cell office:value-type="float" office:value="17.525999" calcext:value-type="float">
            <text:p>17.525999</text:p>
          </table:table-cell>
          <table:table-cell office:value-type="float" office:value="16.627001" calcext:value-type="float">
            <text:p>16.627001</text:p>
          </table:table-cell>
          <table:table-cell table:formula="of:=AVERAGE([.B186:.F186])" office:value-type="float" office:value="17.9576002" calcext:value-type="float">
            <text:p>17.95760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9.42" calcext:value-type="float">
            <text:p>19.42</text:p>
          </table:table-cell>
          <table:table-cell office:value-type="float" office:value="19.386999" calcext:value-type="float">
            <text:p>19.386999</text:p>
          </table:table-cell>
          <table:table-cell office:value-type="float" office:value="17.596001" calcext:value-type="float">
            <text:p>17.596001</text:p>
          </table:table-cell>
          <table:table-cell office:value-type="float" office:value="19.464001" calcext:value-type="float">
            <text:p>19.464001</text:p>
          </table:table-cell>
          <table:table-cell office:value-type="float" office:value="20.007" calcext:value-type="float">
            <text:p>20.007</text:p>
          </table:table-cell>
          <table:table-cell table:formula="of:=AVERAGE([.B187:.F187])" office:value-type="float" office:value="19.1748002" calcext:value-type="float">
            <text:p>19.1748002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21.908001" calcext:value-type="float">
            <text:p>21.908001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.056999" calcext:value-type="float">
            <text:p>21.056999</text:p>
          </table:table-cell>
          <table:table-cell office:value-type="float" office:value="19.813" calcext:value-type="float">
            <text:p>19.813</text:p>
          </table:table-cell>
          <table:table-cell office:value-type="float" office:value="20.556999" calcext:value-type="float">
            <text:p>20.556999</text:p>
          </table:table-cell>
          <table:table-cell table:formula="of:=AVERAGE([.B188:.F188])" office:value-type="float" office:value="20.5023998" calcext:value-type="float">
            <text:p>20.502399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2.486" calcext:value-type="float">
            <text:p>22.486</text:p>
          </table:table-cell>
          <table:table-cell office:value-type="float" office:value="21.040001" calcext:value-type="float">
            <text:p>21.040001</text:p>
          </table:table-cell>
          <table:table-cell office:value-type="float" office:value="22.433001" calcext:value-type="float">
            <text:p>22.433001</text:p>
          </table:table-cell>
          <table:table-cell office:value-type="float" office:value="22.065001" calcext:value-type="float">
            <text:p>22.065001</text:p>
          </table:table-cell>
          <table:table-cell office:value-type="float" office:value="24.334" calcext:value-type="float">
            <text:p>24.334</text:p>
          </table:table-cell>
          <table:table-cell table:formula="of:=AVERAGE([.B189:.F189])" office:value-type="float" office:value="22.4716006" calcext:value-type="float">
            <text:p>22.471600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5.882" calcext:value-type="float">
            <text:p>25.882</text:p>
          </table:table-cell>
          <table:table-cell office:value-type="float" office:value="26.931999" calcext:value-type="float">
            <text:p>26.931999</text:p>
          </table:table-cell>
          <table:table-cell office:value-type="float" office:value="25.627001" calcext:value-type="float">
            <text:p>25.627001</text:p>
          </table:table-cell>
          <table:table-cell office:value-type="float" office:value="24.399" calcext:value-type="float">
            <text:p>24.399</text:p>
          </table:table-cell>
          <table:table-cell office:value-type="float" office:value="28.030001" calcext:value-type="float">
            <text:p>28.030001</text:p>
          </table:table-cell>
          <table:table-cell table:formula="of:=AVERAGE([.B190:.F190])" office:value-type="float" office:value="26.1740002" calcext:value-type="float">
            <text:p>26.174000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7.056" calcext:value-type="float">
            <text:p>27.056</text:p>
          </table:table-cell>
          <table:table-cell office:value-type="float" office:value="28.395" calcext:value-type="float">
            <text:p>28.395</text:p>
          </table:table-cell>
          <table:table-cell office:value-type="float" office:value="29.115999" calcext:value-type="float">
            <text:p>29.115999</text:p>
          </table:table-cell>
          <table:table-cell office:value-type="float" office:value="30.686001" calcext:value-type="float">
            <text:p>30.686001</text:p>
          </table:table-cell>
          <table:table-cell office:value-type="float" office:value="27.476" calcext:value-type="float">
            <text:p>27.476</text:p>
          </table:table-cell>
          <table:table-cell table:formula="of:=AVERAGE([.B191:.F191])" office:value-type="float" office:value="28.5458" calcext:value-type="float">
            <text:p>28.545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32.405998" calcext:value-type="float">
            <text:p>32.405998</text:p>
          </table:table-cell>
          <table:table-cell office:value-type="float" office:value="28.910999" calcext:value-type="float">
            <text:p>28.910999</text:p>
          </table:table-cell>
          <table:table-cell office:value-type="float" office:value="32.602001" calcext:value-type="float">
            <text:p>32.602001</text:p>
          </table:table-cell>
          <table:table-cell office:value-type="float" office:value="28.587" calcext:value-type="float">
            <text:p>28.587</text:p>
          </table:table-cell>
          <table:table-cell office:value-type="float" office:value="29.66" calcext:value-type="float">
            <text:p>29.66</text:p>
          </table:table-cell>
          <table:table-cell table:formula="of:=AVERAGE([.B192:.F192])" office:value-type="float" office:value="30.4331996" calcext:value-type="float">
            <text:p>30.433199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1.754999" calcext:value-type="float">
            <text:p>31.754999</text:p>
          </table:table-cell>
          <table:table-cell office:value-type="float" office:value="30.566999" calcext:value-type="float">
            <text:p>30.566999</text:p>
          </table:table-cell>
          <table:table-cell office:value-type="float" office:value="31.061001" calcext:value-type="float">
            <text:p>31.061001</text:p>
          </table:table-cell>
          <table:table-cell office:value-type="float" office:value="33.841999" calcext:value-type="float">
            <text:p>33.841999</text:p>
          </table:table-cell>
          <table:table-cell office:value-type="float" office:value="32.245998" calcext:value-type="float">
            <text:p>32.245998</text:p>
          </table:table-cell>
          <table:table-cell table:formula="of:=AVERAGE([.B193:.F193])" office:value-type="float" office:value="31.8941992" calcext:value-type="float">
            <text:p>31.8941992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34.053001" calcext:value-type="float">
            <text:p>34.053001</text:p>
          </table:table-cell>
          <table:table-cell office:value-type="float" office:value="35.974998" calcext:value-type="float">
            <text:p>35.974998</text:p>
          </table:table-cell>
          <table:table-cell office:value-type="float" office:value="34.391998" calcext:value-type="float">
            <text:p>34.391998</text:p>
          </table:table-cell>
          <table:table-cell office:value-type="float" office:value="33.308998" calcext:value-type="float">
            <text:p>33.308998</text:p>
          </table:table-cell>
          <table:table-cell office:value-type="float" office:value="33.193001" calcext:value-type="float">
            <text:p>33.193001</text:p>
          </table:table-cell>
          <table:table-cell table:formula="of:=AVERAGE([.B194:.F194])" office:value-type="float" office:value="34.1843992" calcext:value-type="float">
            <text:p>34.184399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3.280998" calcext:value-type="float">
            <text:p>33.280998</text:p>
          </table:table-cell>
          <table:table-cell office:value-type="float" office:value="35.389" calcext:value-type="float">
            <text:p>35.389</text:p>
          </table:table-cell>
          <table:table-cell office:value-type="float" office:value="36.056" calcext:value-type="float">
            <text:p>36.056</text:p>
          </table:table-cell>
          <table:table-cell office:value-type="float" office:value="34.368999" calcext:value-type="float">
            <text:p>34.368999</text:p>
          </table:table-cell>
          <table:table-cell office:value-type="float" office:value="35.027" calcext:value-type="float">
            <text:p>35.027</text:p>
          </table:table-cell>
          <table:table-cell table:formula="of:=AVERAGE([.B195:.F195])" office:value-type="float" office:value="34.8243994" calcext:value-type="float">
            <text:p>34.8243994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44.529999" calcext:value-type="float">
            <text:p>44.529999</text:p>
          </table:table-cell>
          <table:table-cell office:value-type="float" office:value="40.164001" calcext:value-type="float">
            <text:p>40.164001</text:p>
          </table:table-cell>
          <table:table-cell office:value-type="float" office:value="38.108002" calcext:value-type="float">
            <text:p>38.108002</text:p>
          </table:table-cell>
          <table:table-cell office:value-type="float" office:value="37.279999" calcext:value-type="float">
            <text:p>37.279999</text:p>
          </table:table-cell>
          <table:table-cell office:value-type="float" office:value="36.507999" calcext:value-type="float">
            <text:p>36.507999</text:p>
          </table:table-cell>
          <table:table-cell table:formula="of:=AVERAGE([.B196:.F196])" office:value-type="float" office:value="39.318" calcext:value-type="float">
            <text:p>39.31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2.972" calcext:value-type="float">
            <text:p>42.972</text:p>
          </table:table-cell>
          <table:table-cell office:value-type="float" office:value="48.924" calcext:value-type="float">
            <text:p>48.924</text:p>
          </table:table-cell>
          <table:table-cell office:value-type="float" office:value="40.074001" calcext:value-type="float">
            <text:p>40.074001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44.736" calcext:value-type="float">
            <text:p>44.736</text:p>
          </table:table-cell>
          <table:table-cell table:formula="of:=AVERAGE([.B197:.F197])" office:value-type="float" office:value="43.7111998" calcext:value-type="float">
            <text:p>43.7111998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46.702999" calcext:value-type="float">
            <text:p>46.702999</text:p>
          </table:table-cell>
          <table:table-cell office:value-type="float" office:value="44.025002" calcext:value-type="float">
            <text:p>44.025002</text:p>
          </table:table-cell>
          <table:table-cell office:value-type="float" office:value="48.891998" calcext:value-type="float">
            <text:p>48.891998</text:p>
          </table:table-cell>
          <table:table-cell office:value-type="float" office:value="46.609001" calcext:value-type="float">
            <text:p>46.609001</text:p>
          </table:table-cell>
          <table:table-cell office:value-type="float" office:value="44.891998" calcext:value-type="float">
            <text:p>44.891998</text:p>
          </table:table-cell>
          <table:table-cell table:formula="of:=AVERAGE([.B198:.F198])" office:value-type="float" office:value="46.2241996" calcext:value-type="float">
            <text:p>46.224199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2.528" calcext:value-type="float">
            <text:p>42.528</text:p>
          </table:table-cell>
          <table:table-cell office:value-type="float" office:value="41.771" calcext:value-type="float">
            <text:p>41.771</text:p>
          </table:table-cell>
          <table:table-cell office:value-type="float" office:value="43.354" calcext:value-type="float">
            <text:p>43.354</text:p>
          </table:table-cell>
          <table:table-cell office:value-type="float" office:value="44.219002" calcext:value-type="float">
            <text:p>44.219002</text:p>
          </table:table-cell>
          <table:table-cell office:value-type="float" office:value="48.624001" calcext:value-type="float">
            <text:p>48.624001</text:p>
          </table:table-cell>
          <table:table-cell table:formula="of:=AVERAGE([.B199:.F199])" office:value-type="float" office:value="44.0992006" calcext:value-type="float">
            <text:p>44.0992006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51.096001" calcext:value-type="float">
            <text:p>51.096001</text:p>
          </table:table-cell>
          <table:table-cell office:value-type="float" office:value="55.042" calcext:value-type="float">
            <text:p>55.042</text:p>
          </table:table-cell>
          <table:table-cell office:value-type="float" office:value="57.167999" calcext:value-type="float">
            <text:p>57.167999</text:p>
          </table:table-cell>
          <table:table-cell office:value-type="float" office:value="41.273998" calcext:value-type="float">
            <text:p>41.273998</text:p>
          </table:table-cell>
          <table:table-cell office:value-type="float" office:value="49.032001" calcext:value-type="float">
            <text:p>49.032001</text:p>
          </table:table-cell>
          <table:table-cell table:formula="of:=AVERAGE([.B200:.F200])" office:value-type="float" office:value="50.7223998" calcext:value-type="float">
            <text:p>50.722399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7.646999" calcext:value-type="float">
            <text:p>47.646999</text:p>
          </table:table-cell>
          <table:table-cell office:value-type="float" office:value="41.651001" calcext:value-type="float">
            <text:p>41.651001</text:p>
          </table:table-cell>
          <table:table-cell office:value-type="float" office:value="42.537998" calcext:value-type="float">
            <text:p>42.537998</text:p>
          </table:table-cell>
          <table:table-cell office:value-type="float" office:value="37.231998" calcext:value-type="float">
            <text:p>37.231998</text:p>
          </table:table-cell>
          <table:table-cell office:value-type="float" office:value="37.958" calcext:value-type="float">
            <text:p>37.958</text:p>
          </table:table-cell>
          <table:table-cell table:formula="of:=AVERAGE([.B201:.F201])" office:value-type="float" office:value="41.4051992" calcext:value-type="float">
            <text:p>41.4051992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2.326" calcext:value-type="float">
            <text:p>42.326</text:p>
          </table:table-cell>
          <table:table-cell office:value-type="float" office:value="44.311001" calcext:value-type="float">
            <text:p>44.311001</text:p>
          </table:table-cell>
          <table:table-cell office:value-type="float" office:value="43.259998" calcext:value-type="float">
            <text:p>43.259998</text:p>
          </table:table-cell>
          <table:table-cell office:value-type="float" office:value="46.297001" calcext:value-type="float">
            <text:p>46.297001</text:p>
          </table:table-cell>
          <table:table-cell office:value-type="float" office:value="43.576" calcext:value-type="float">
            <text:p>43.576</text:p>
          </table:table-cell>
          <table:table-cell table:formula="of:=AVERAGE([.B202:.F202])" office:value-type="float" office:value="43.954" calcext:value-type="float">
            <text:p>43.95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485001" calcext:value-type="float">
            <text:p>45.485001</text:p>
          </table:table-cell>
          <table:table-cell office:value-type="float" office:value="40.699001" calcext:value-type="float">
            <text:p>40.699001</text:p>
          </table:table-cell>
          <table:table-cell office:value-type="float" office:value="40.605999" calcext:value-type="float">
            <text:p>40.605999</text:p>
          </table:table-cell>
          <table:table-cell office:value-type="float" office:value="40.641998" calcext:value-type="float">
            <text:p>40.641998</text:p>
          </table:table-cell>
          <table:table-cell office:value-type="float" office:value="38.838001" calcext:value-type="float">
            <text:p>38.838001</text:p>
          </table:table-cell>
          <table:table-cell table:formula="of:=AVERAGE([.B203:.F203])" office:value-type="float" office:value="41.254" calcext:value-type="float">
            <text:p>41.25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38.951" calcext:value-type="float">
            <text:p>38.951</text:p>
          </table:table-cell>
          <table:table-cell office:value-type="float" office:value="36.258999" calcext:value-type="float">
            <text:p>36.258999</text:p>
          </table:table-cell>
          <table:table-cell office:value-type="float" office:value="37.223" calcext:value-type="float">
            <text:p>37.223</text:p>
          </table:table-cell>
          <table:table-cell office:value-type="float" office:value="36.009998" calcext:value-type="float">
            <text:p>36.009998</text:p>
          </table:table-cell>
          <table:table-cell office:value-type="float" office:value="37.389" calcext:value-type="float">
            <text:p>37.389</text:p>
          </table:table-cell>
          <table:table-cell table:formula="of:=AVERAGE([.B204:.F204])" office:value-type="float" office:value="37.1663994" calcext:value-type="float">
            <text:p>37.166399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7.924999" calcext:value-type="float">
            <text:p>37.924999</text:p>
          </table:table-cell>
          <table:table-cell office:value-type="float" office:value="38.541" calcext:value-type="float">
            <text:p>38.541</text:p>
          </table:table-cell>
          <table:table-cell office:value-type="float" office:value="55.210999" calcext:value-type="float">
            <text:p>55.210999</text:p>
          </table:table-cell>
          <table:table-cell office:value-type="float" office:value="63.133999" calcext:value-type="float">
            <text:p>63.133999</text:p>
          </table:table-cell>
          <table:table-cell office:value-type="float" office:value="63.183998" calcext:value-type="float">
            <text:p>63.183998</text:p>
          </table:table-cell>
          <table:table-cell table:formula="of:=AVERAGE([.B205:.F205])" office:value-type="float" office:value="51.598999" calcext:value-type="float">
            <text:p>51.598999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68.202003" calcext:value-type="float">
            <text:p>68.202003</text:p>
          </table:table-cell>
          <table:table-cell office:value-type="float" office:value="68.264999" calcext:value-type="float">
            <text:p>68.264999</text:p>
          </table:table-cell>
          <table:table-cell office:value-type="float" office:value="69.335999" calcext:value-type="float">
            <text:p>69.335999</text:p>
          </table:table-cell>
          <table:table-cell office:value-type="float" office:value="70.688004" calcext:value-type="float">
            <text:p>70.688004</text:p>
          </table:table-cell>
          <table:table-cell office:value-type="float" office:value="59.359001" calcext:value-type="float">
            <text:p>59.359001</text:p>
          </table:table-cell>
          <table:table-cell table:formula="of:=AVERAGE([.B206:.F206])" office:value-type="float" office:value="67.1700012" calcext:value-type="float">
            <text:p>67.17000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2.901001" calcext:value-type="float">
            <text:p>42.901001</text:p>
          </table:table-cell>
          <table:table-cell office:value-type="float" office:value="42.747002" calcext:value-type="float">
            <text:p>42.747002</text:p>
          </table:table-cell>
          <table:table-cell office:value-type="float" office:value="42.762001" calcext:value-type="float">
            <text:p>42.762001</text:p>
          </table:table-cell>
          <table:table-cell office:value-type="float" office:value="42.814999" calcext:value-type="float">
            <text:p>42.814999</text:p>
          </table:table-cell>
          <table:table-cell office:value-type="float" office:value="43.112" calcext:value-type="float">
            <text:p>43.112</text:p>
          </table:table-cell>
          <table:table-cell table:formula="of:=AVERAGE([.B207:.F207])" office:value-type="float" office:value="42.8674006" calcext:value-type="float">
            <text:p>42.8674006</text:p>
          </table:table-cell>
        </table:table-row>
        <table:table-row table:style-name="ro1" table:number-rows-repeated="4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ribullopt</text:p>
          </table:table-cell>
          <table:table-cell office:value-type="string" calcext:value-type="string">
            <text:p>tribull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218" calcext:value-type="float">
            <text:p>0.21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426" calcext:value-type="float">
            <text:p>0.42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7" calcext:value-type="float">
            <text:p>0.17</text:p>
          </table:table-cell>
          <table:table-cell office:value-type="float" office:value="0.968" calcext:value-type="float">
            <text:p>0.96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577" calcext:value-type="float">
            <text:p>0.577</text:p>
          </table:table-cell>
          <table:table-cell office:value-type="float" office:value="0.701" calcext:value-type="float">
            <text:p>0.7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383" calcext:value-type="float">
            <text:p>0.383</text:p>
          </table:table-cell>
          <table:table-cell office:value-type="float" office:value="1.761" calcext:value-type="float">
            <text:p>1.76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779" calcext:value-type="float">
            <text:p>0.779</text:p>
          </table:table-cell>
          <table:table-cell office:value-type="float" office:value="2.414" calcext:value-type="float">
            <text:p>2.41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84" calcext:value-type="float">
            <text:p>0.684</text:p>
          </table:table-cell>
          <table:table-cell office:value-type="float" office:value="3.211" calcext:value-type="float">
            <text:p>3.21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872" calcext:value-type="float">
            <text:p>0.872</text:p>
          </table:table-cell>
          <table:table-cell office:value-type="float" office:value="4.39" calcext:value-type="float">
            <text:p>4.3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069" calcext:value-type="float">
            <text:p>1.069</text:p>
          </table:table-cell>
          <table:table-cell office:value-type="float" office:value="5.057" calcext:value-type="float">
            <text:p>5.05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746" calcext:value-type="float">
            <text:p>2.746</text:p>
          </table:table-cell>
          <table:table-cell office:value-type="float" office:value="4.606" calcext:value-type="float">
            <text:p>4.60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808" calcext:value-type="float">
            <text:p>2.808</text:p>
          </table:table-cell>
          <table:table-cell office:value-type="float" office:value="7.435" calcext:value-type="float">
            <text:p>7.43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515" calcext:value-type="float">
            <text:p>4.515</text:p>
          </table:table-cell>
          <table:table-cell office:value-type="float" office:value="8.951" calcext:value-type="float">
            <text:p>8.95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15" calcext:value-type="float">
            <text:p>4.115</text:p>
          </table:table-cell>
          <table:table-cell office:value-type="float" office:value="9.098" calcext:value-type="float">
            <text:p>9.09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.135" calcext:value-type="float">
            <text:p>3.135</text:p>
          </table:table-cell>
          <table:table-cell office:value-type="float" office:value="11.693" calcext:value-type="float">
            <text:p>11.69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034" calcext:value-type="float">
            <text:p>6.034</text:p>
          </table:table-cell>
          <table:table-cell office:value-type="float" office:value="11.669" calcext:value-type="float">
            <text:p>11.66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7.936" calcext:value-type="float">
            <text:p>7.936</text:p>
          </table:table-cell>
          <table:table-cell office:value-type="float" office:value="13.476" calcext:value-type="float">
            <text:p>13.47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.303" calcext:value-type="float">
            <text:p>5.303</text:p>
          </table:table-cell>
          <table:table-cell office:value-type="float" office:value="15.32" calcext:value-type="float">
            <text:p>15.3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.79" calcext:value-type="float">
            <text:p>5.79</text:p>
          </table:table-cell>
          <table:table-cell office:value-type="float" office:value="18.99" calcext:value-type="float">
            <text:p>18.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.569" calcext:value-type="float">
            <text:p>6.569</text:p>
          </table:table-cell>
          <table:table-cell office:value-type="float" office:value="19.42" calcext:value-type="float">
            <text:p>19.4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7.445" calcext:value-type="float">
            <text:p>7.445</text:p>
          </table:table-cell>
          <table:table-cell office:value-type="float" office:value="21.908001" calcext:value-type="float">
            <text:p>21.908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.604" calcext:value-type="float">
            <text:p>8.604</text:p>
          </table:table-cell>
          <table:table-cell office:value-type="float" office:value="22.486" calcext:value-type="float">
            <text:p>22.48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8.546" calcext:value-type="float">
            <text:p>8.546</text:p>
          </table:table-cell>
          <table:table-cell office:value-type="float" office:value="25.882" calcext:value-type="float">
            <text:p>25.88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861" calcext:value-type="float">
            <text:p>9.861</text:p>
          </table:table-cell>
          <table:table-cell office:value-type="float" office:value="27.056" calcext:value-type="float">
            <text:p>27.05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1.035" calcext:value-type="float">
            <text:p>11.035</text:p>
          </table:table-cell>
          <table:table-cell office:value-type="float" office:value="32.405998" calcext:value-type="float">
            <text:p>32.40599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0.363" calcext:value-type="float">
            <text:p>10.363</text:p>
          </table:table-cell>
          <table:table-cell office:value-type="float" office:value="31.754999" calcext:value-type="float">
            <text:p>31.754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2.016" calcext:value-type="float">
            <text:p>12.016</text:p>
          </table:table-cell>
          <table:table-cell office:value-type="float" office:value="34.053001" calcext:value-type="float">
            <text:p>34.053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2.461" calcext:value-type="float">
            <text:p>12.461</text:p>
          </table:table-cell>
          <table:table-cell office:value-type="float" office:value="33.280998" calcext:value-type="float">
            <text:p>33.28099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3.167" calcext:value-type="float">
            <text:p>13.167</text:p>
          </table:table-cell>
          <table:table-cell office:value-type="float" office:value="44.529999" calcext:value-type="float">
            <text:p>44.529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3.39" calcext:value-type="float">
            <text:p>13.39</text:p>
          </table:table-cell>
          <table:table-cell office:value-type="float" office:value="42.972" calcext:value-type="float">
            <text:p>42.97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5.934" calcext:value-type="float">
            <text:p>15.934</text:p>
          </table:table-cell>
          <table:table-cell office:value-type="float" office:value="46.702999" calcext:value-type="float">
            <text:p>46.702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381001" calcext:value-type="float">
            <text:p>26.381001</text:p>
          </table:table-cell>
          <table:table-cell office:value-type="float" office:value="42.528" calcext:value-type="float">
            <text:p>42.52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17.261" calcext:value-type="float">
            <text:p>17.261</text:p>
          </table:table-cell>
          <table:table-cell office:value-type="float" office:value="51.096001" calcext:value-type="float">
            <text:p>51.096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3.254002" calcext:value-type="float">
            <text:p>33.254002</text:p>
          </table:table-cell>
          <table:table-cell office:value-type="float" office:value="47.646999" calcext:value-type="float">
            <text:p>47.646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34.935001" calcext:value-type="float">
            <text:p>34.935001</text:p>
          </table:table-cell>
          <table:table-cell office:value-type="float" office:value="42.326" calcext:value-type="float">
            <text:p>42.32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4.231998" calcext:value-type="float">
            <text:p>34.231998</text:p>
          </table:table-cell>
          <table:table-cell office:value-type="float" office:value="45.485001" calcext:value-type="float">
            <text:p>45.485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38.041" calcext:value-type="float">
            <text:p>38.041</text:p>
          </table:table-cell>
          <table:table-cell office:value-type="float" office:value="38.951" calcext:value-type="float">
            <text:p>38.95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0.908001" calcext:value-type="float">
            <text:p>40.908001</text:p>
          </table:table-cell>
          <table:table-cell office:value-type="float" office:value="37.924999" calcext:value-type="float">
            <text:p>37.924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42.780998" calcext:value-type="float">
            <text:p>42.780998</text:p>
          </table:table-cell>
          <table:table-cell office:value-type="float" office:value="68.202003" calcext:value-type="float">
            <text:p>68.20200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.890999" calcext:value-type="float">
            <text:p>44.890999</text:p>
          </table:table-cell>
          <table:table-cell office:value-type="float" office:value="42.901001" calcext:value-type="float">
            <text:p>42.901001</text:p>
          </table:table-cell>
          <table:table-cell table:number-columns-repeated="3"/>
          <table:table-cell table:style-name="Default"/>
        </table:table-row>
        <table:table-row table:style-name="ro1" table:number-rows-repeated="5">
          <table:table-cell table:number-columns-repeated="6"/>
          <table:table-cell table:style-name="Default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749" calcext:value-type="float">
            <text:p>1.749</text:p>
          </table:table-cell>
          <table:table-cell office:value-type="float" office:value="1.636" calcext:value-type="float">
            <text:p>1.636</text:p>
          </table:table-cell>
          <table:table-cell office:value-type="float" office:value="1.64" calcext:value-type="float">
            <text:p>1.64</text:p>
          </table:table-cell>
          <table:table-cell office:value-type="float" office:value="1.804" calcext:value-type="float">
            <text:p>1.804</text:p>
          </table:table-cell>
          <table:table-cell office:value-type="float" office:value="1.606" calcext:value-type="float">
            <text:p>1.606</text:p>
          </table:table-cell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648" calcext:value-type="float">
            <text:p>4.648</text:p>
          </table:table-cell>
          <table:table-cell office:value-type="float" office:value="5.131" calcext:value-type="float">
            <text:p>5.131</text:p>
          </table:table-cell>
          <table:table-cell office:value-type="float" office:value="3.676" calcext:value-type="float">
            <text:p>3.676</text:p>
          </table:table-cell>
          <table:table-cell office:value-type="float" office:value="3.551" calcext:value-type="float">
            <text:p>3.551</text:p>
          </table:table-cell>
          <table:table-cell office:value-type="float" office:value="3.882" calcext:value-type="float">
            <text:p>3.882</text:p>
          </table:table-cell>
          <table:table-cell table:style-name="Default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.418" calcext:value-type="float">
            <text:p>5.418</text:p>
          </table:table-cell>
          <table:table-cell office:value-type="float" office:value="5.352" calcext:value-type="float">
            <text:p>5.352</text:p>
          </table:table-cell>
          <table:table-cell office:value-type="float" office:value="5.535" calcext:value-type="float">
            <text:p>5.535</text:p>
          </table:table-cell>
          <table:table-cell office:value-type="float" office:value="5.089" calcext:value-type="float">
            <text:p>5.089</text:p>
          </table:table-cell>
          <table:table-cell office:value-type="float" office:value="4.92" calcext:value-type="float">
            <text:p>4.92</text:p>
          </table:table-cell>
          <table:table-cell table:style-name="Default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.602" calcext:value-type="float">
            <text:p>6.602</text:p>
          </table:table-cell>
          <table:table-cell office:value-type="float" office:value="6.736" calcext:value-type="float">
            <text:p>6.736</text:p>
          </table:table-cell>
          <table:table-cell office:value-type="float" office:value="7.582" calcext:value-type="float">
            <text:p>7.582</text:p>
          </table:table-cell>
          <table:table-cell office:value-type="float" office:value="10.587" calcext:value-type="float">
            <text:p>10.587</text:p>
          </table:table-cell>
          <table:table-cell office:value-type="float" office:value="8.985" calcext:value-type="float">
            <text:p>8.985</text:p>
          </table:table-cell>
          <table:table-cell table:style-name="Default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0.497" calcext:value-type="float">
            <text:p>10.497</text:p>
          </table:table-cell>
          <table:table-cell office:value-type="float" office:value="8.344" calcext:value-type="float">
            <text:p>8.344</text:p>
          </table:table-cell>
          <table:table-cell office:value-type="float" office:value="8.162" calcext:value-type="float">
            <text:p>8.162</text:p>
          </table:table-cell>
          <table:table-cell office:value-type="float" office:value="8.52" calcext:value-type="float">
            <text:p>8.52</text:p>
          </table:table-cell>
          <table:table-cell office:value-type="float" office:value="8.38" calcext:value-type="float">
            <text:p>8.38</text:p>
          </table:table-cell>
          <table:table-cell table:style-name="Default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.714" calcext:value-type="float">
            <text:p>10.714</text:p>
          </table:table-cell>
          <table:table-cell office:value-type="float" office:value="10.568" calcext:value-type="float">
            <text:p>10.568</text:p>
          </table:table-cell>
          <table:table-cell office:value-type="float" office:value="14.934" calcext:value-type="float">
            <text:p>14.934</text:p>
          </table:table-cell>
          <table:table-cell office:value-type="float" office:value="13.308" calcext:value-type="float">
            <text:p>13.308</text:p>
          </table:table-cell>
          <table:table-cell office:value-type="float" office:value="10.074" calcext:value-type="float">
            <text:p>10.074</text:p>
          </table:table-cell>
          <table:table-cell table:style-name="Default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2.657" calcext:value-type="float">
            <text:p>12.657</text:p>
          </table:table-cell>
          <table:table-cell office:value-type="float" office:value="13.199" calcext:value-type="float">
            <text:p>13.199</text:p>
          </table:table-cell>
          <table:table-cell office:value-type="float" office:value="13.08" calcext:value-type="float">
            <text:p>13.08</text:p>
          </table:table-cell>
          <table:table-cell office:value-type="float" office:value="12.102" calcext:value-type="float">
            <text:p>12.102</text:p>
          </table:table-cell>
          <table:table-cell office:value-type="float" office:value="11.337" calcext:value-type="float">
            <text:p>11.337</text:p>
          </table:table-cell>
          <table:table-cell table:style-name="Default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.026" calcext:value-type="float">
            <text:p>13.026</text:p>
          </table:table-cell>
          <table:table-cell office:value-type="float" office:value="12.829" calcext:value-type="float">
            <text:p>12.829</text:p>
          </table:table-cell>
          <table:table-cell office:value-type="float" office:value="13.687" calcext:value-type="float">
            <text:p>13.687</text:p>
          </table:table-cell>
          <table:table-cell office:value-type="float" office:value="14.35" calcext:value-type="float">
            <text:p>14.35</text:p>
          </table:table-cell>
          <table:table-cell office:value-type="float" office:value="16.917" calcext:value-type="float">
            <text:p>16.917</text:p>
          </table:table-cell>
          <table:table-cell table:style-name="Default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0.306999" calcext:value-type="float">
            <text:p>20.306999</text:p>
          </table:table-cell>
          <table:table-cell office:value-type="float" office:value="18.202" calcext:value-type="float">
            <text:p>18.202</text:p>
          </table:table-cell>
          <table:table-cell office:value-type="float" office:value="15.132" calcext:value-type="float">
            <text:p>15.132</text:p>
          </table:table-cell>
          <table:table-cell office:value-type="float" office:value="14.717" calcext:value-type="float">
            <text:p>14.717</text:p>
          </table:table-cell>
          <table:table-cell office:value-type="float" office:value="15.194" calcext:value-type="float">
            <text:p>15.194</text:p>
          </table:table-cell>
          <table:table-cell table:style-name="Default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.985001" calcext:value-type="float">
            <text:p>20.985001</text:p>
          </table:table-cell>
          <table:table-cell office:value-type="float" office:value="17.004999" calcext:value-type="float">
            <text:p>17.004999</text:p>
          </table:table-cell>
          <table:table-cell office:value-type="float" office:value="16.983999" calcext:value-type="float">
            <text:p>16.983999</text:p>
          </table:table-cell>
          <table:table-cell office:value-type="float" office:value="20.181" calcext:value-type="float">
            <text:p>20.181</text:p>
          </table:table-cell>
          <table:table-cell office:value-type="float" office:value="24.598" calcext:value-type="float">
            <text:p>24.598</text:p>
          </table:table-cell>
          <table:table-cell table:style-name="Default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6.792" calcext:value-type="float">
            <text:p>26.792</text:p>
          </table:table-cell>
          <table:table-cell office:value-type="float" office:value="26.552999" calcext:value-type="float">
            <text:p>26.552999</text:p>
          </table:table-cell>
          <table:table-cell office:value-type="float" office:value="25.32" calcext:value-type="float">
            <text:p>25.32</text:p>
          </table:table-cell>
          <table:table-cell office:value-type="float" office:value="29.528" calcext:value-type="float">
            <text:p>29.528</text:p>
          </table:table-cell>
          <table:table-cell office:value-type="float" office:value="26.539" calcext:value-type="float">
            <text:p>26.539</text:p>
          </table:table-cell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.114" calcext:value-type="float">
            <text:p>25.114</text:p>
          </table:table-cell>
          <table:table-cell office:value-type="float" office:value="22.382999" calcext:value-type="float">
            <text:p>22.382999</text:p>
          </table:table-cell>
          <table:table-cell office:value-type="float" office:value="23.979" calcext:value-type="float">
            <text:p>23.979</text:p>
          </table:table-cell>
          <table:table-cell office:value-type="float" office:value="21.684" calcext:value-type="float">
            <text:p>21.684</text:p>
          </table:table-cell>
          <table:table-cell office:value-type="float" office:value="27.482" calcext:value-type="float">
            <text:p>27.482</text:p>
          </table:table-cell>
          <table:table-cell table:style-name="Default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8.309" calcext:value-type="float">
            <text:p>28.309</text:p>
          </table:table-cell>
          <table:table-cell office:value-type="float" office:value="25.565001" calcext:value-type="float">
            <text:p>25.565001</text:p>
          </table:table-cell>
          <table:table-cell office:value-type="float" office:value="31.92" calcext:value-type="float">
            <text:p>31.92</text:p>
          </table:table-cell>
          <table:table-cell office:value-type="float" office:value="30.190001" calcext:value-type="float">
            <text:p>30.190001</text:p>
          </table:table-cell>
          <table:table-cell office:value-type="float" office:value="32.995998" calcext:value-type="float">
            <text:p>32.995998</text:p>
          </table:table-cell>
          <table:table-cell table:style-name="Default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.438" calcext:value-type="float">
            <text:p>32.438</text:p>
          </table:table-cell>
          <table:table-cell office:value-type="float" office:value="24.243" calcext:value-type="float">
            <text:p>24.243</text:p>
          </table:table-cell>
          <table:table-cell office:value-type="float" office:value="31.580999" calcext:value-type="float">
            <text:p>31.580999</text:p>
          </table:table-cell>
          <table:table-cell office:value-type="float" office:value="31.052999" calcext:value-type="float">
            <text:p>31.052999</text:p>
          </table:table-cell>
          <table:table-cell office:value-type="float" office:value="29.851999" calcext:value-type="float">
            <text:p>29.851999</text:p>
          </table:table-cell>
          <table:table-cell table:style-name="Default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2.576" calcext:value-type="float">
            <text:p>32.576</text:p>
          </table:table-cell>
          <table:table-cell office:value-type="float" office:value="35.342999" calcext:value-type="float">
            <text:p>35.342999</text:p>
          </table:table-cell>
          <table:table-cell office:value-type="float" office:value="29.67" calcext:value-type="float">
            <text:p>29.67</text:p>
          </table:table-cell>
          <table:table-cell office:value-type="float" office:value="32.909" calcext:value-type="float">
            <text:p>32.909</text:p>
          </table:table-cell>
          <table:table-cell office:value-type="float" office:value="32.765999" calcext:value-type="float">
            <text:p>32.765999</text:p>
          </table:table-cell>
          <table:table-cell table:style-name="Default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6.352001" calcext:value-type="float">
            <text:p>36.352001</text:p>
          </table:table-cell>
          <table:table-cell office:value-type="float" office:value="36.199001" calcext:value-type="float">
            <text:p>36.199001</text:p>
          </table:table-cell>
          <table:table-cell office:value-type="float" office:value="44.841" calcext:value-type="float">
            <text:p>44.841</text:p>
          </table:table-cell>
          <table:table-cell office:value-type="float" office:value="32.695" calcext:value-type="float">
            <text:p>32.695</text:p>
          </table:table-cell>
          <table:table-cell office:value-type="float" office:value="30.516001" calcext:value-type="float">
            <text:p>30.516001</text:p>
          </table:table-cell>
          <table:table-cell table:style-name="Default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33.799" calcext:value-type="float">
            <text:p>33.799</text:p>
          </table:table-cell>
          <table:table-cell office:value-type="float" office:value="28.033001" calcext:value-type="float">
            <text:p>28.033001</text:p>
          </table:table-cell>
          <table:table-cell office:value-type="float" office:value="28.132999" calcext:value-type="float">
            <text:p>28.132999</text:p>
          </table:table-cell>
          <table:table-cell office:value-type="float" office:value="30.705" calcext:value-type="float">
            <text:p>30.705</text:p>
          </table:table-cell>
          <table:table-cell office:value-type="float" office:value="29.885" calcext:value-type="float">
            <text:p>29.885</text:p>
          </table:table-cell>
          <table:table-cell table:style-name="Default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5.591" calcext:value-type="float">
            <text:p>35.591</text:p>
          </table:table-cell>
          <table:table-cell office:value-type="float" office:value="43.368" calcext:value-type="float">
            <text:p>43.368</text:p>
          </table:table-cell>
          <table:table-cell office:value-type="float" office:value="30.638" calcext:value-type="float">
            <text:p>30.638</text:p>
          </table:table-cell>
          <table:table-cell office:value-type="float" office:value="33.380001" calcext:value-type="float">
            <text:p>33.380001</text:p>
          </table:table-cell>
          <table:table-cell office:value-type="float" office:value="30.378" calcext:value-type="float">
            <text:p>30.378</text:p>
          </table:table-cell>
          <table:table-cell table:style-name="Default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33.976002" calcext:value-type="float">
            <text:p>33.976002</text:p>
          </table:table-cell>
          <table:table-cell office:value-type="float" office:value="34.984001" calcext:value-type="float">
            <text:p>34.984001</text:p>
          </table:table-cell>
          <table:table-cell office:value-type="float" office:value="32.845001" calcext:value-type="float">
            <text:p>32.845001</text:p>
          </table:table-cell>
          <table:table-cell office:value-type="float" office:value="40.389" calcext:value-type="float">
            <text:p>40.389</text:p>
          </table:table-cell>
          <table:table-cell office:value-type="float" office:value="40.276001" calcext:value-type="float">
            <text:p>40.276001</text:p>
          </table:table-cell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111" calcext:value-type="float">
            <text:p>42.111</text:p>
          </table:table-cell>
          <table:table-cell office:value-type="float" office:value="39.630001" calcext:value-type="float">
            <text:p>39.630001</text:p>
          </table:table-cell>
          <table:table-cell office:value-type="float" office:value="39.389999" calcext:value-type="float">
            <text:p>39.389999</text:p>
          </table:table-cell>
          <table:table-cell office:value-type="float" office:value="34.243999" calcext:value-type="float">
            <text:p>34.243999</text:p>
          </table:table-cell>
          <table:table-cell office:value-type="float" office:value="33.941002" calcext:value-type="float">
            <text:p>33.941002</text:p>
          </table:table-cell>
          <table:table-cell table:style-name="Default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34.532001" calcext:value-type="float">
            <text:p>34.532001</text:p>
          </table:table-cell>
          <table:table-cell office:value-type="float" office:value="34.426998" calcext:value-type="float">
            <text:p>34.426998</text:p>
          </table:table-cell>
          <table:table-cell office:value-type="float" office:value="35.938" calcext:value-type="float">
            <text:p>35.938</text:p>
          </table:table-cell>
          <table:table-cell office:value-type="float" office:value="34.640999" calcext:value-type="float">
            <text:p>34.640999</text:p>
          </table:table-cell>
          <table:table-cell office:value-type="float" office:value="34.771" calcext:value-type="float">
            <text:p>34.771</text:p>
          </table:table-cell>
          <table:table-cell table:style-name="Default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7.333" calcext:value-type="float">
            <text:p>37.333</text:p>
          </table:table-cell>
          <table:table-cell office:value-type="float" office:value="36.779999" calcext:value-type="float">
            <text:p>36.779999</text:p>
          </table:table-cell>
          <table:table-cell office:value-type="float" office:value="57.998001" calcext:value-type="float">
            <text:p>57.998001</text:p>
          </table:table-cell>
          <table:table-cell office:value-type="float" office:value="46.488998" calcext:value-type="float">
            <text:p>46.488998</text:p>
          </table:table-cell>
          <table:table-cell office:value-type="float" office:value="46.900002" calcext:value-type="float">
            <text:p>46.900002</text:p>
          </table:table-cell>
          <table:table-cell table:style-name="Default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49.215" calcext:value-type="float">
            <text:p>49.215</text:p>
          </table:table-cell>
          <table:table-cell office:value-type="float" office:value="48.863998" calcext:value-type="float">
            <text:p>48.863998</text:p>
          </table:table-cell>
          <table:table-cell office:value-type="float" office:value="52.889999" calcext:value-type="float">
            <text:p>52.889999</text:p>
          </table:table-cell>
          <table:table-cell office:value-type="float" office:value="48.662998" calcext:value-type="float">
            <text:p>48.662998</text:p>
          </table:table-cell>
          <table:table-cell office:value-type="float" office:value="49.646999" calcext:value-type="float">
            <text:p>49.646999</text:p>
          </table:table-cell>
          <table:table-cell table:style-name="Default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1.846001" calcext:value-type="float">
            <text:p>51.846001</text:p>
          </table:table-cell>
          <table:table-cell office:value-type="float" office:value="52.984001" calcext:value-type="float">
            <text:p>52.984001</text:p>
          </table:table-cell>
          <table:table-cell office:value-type="float" office:value="51.880001" calcext:value-type="float">
            <text:p>51.880001</text:p>
          </table:table-cell>
          <table:table-cell office:value-type="float" office:value="52.259998" calcext:value-type="float">
            <text:p>52.259998</text:p>
          </table:table-cell>
          <table:table-cell office:value-type="float" office:value="48.883999" calcext:value-type="float">
            <text:p>48.883999</text:p>
          </table:table-cell>
          <table:table-cell table:style-name="Default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46.355999" calcext:value-type="float">
            <text:p>46.355999</text:p>
          </table:table-cell>
          <table:table-cell office:value-type="float" office:value="46.516998" calcext:value-type="float">
            <text:p>46.516998</text:p>
          </table:table-cell>
          <table:table-cell office:value-type="float" office:value="45.363998" calcext:value-type="float">
            <text:p>45.363998</text:p>
          </table:table-cell>
          <table:table-cell office:value-type="float" office:value="45.783001" calcext:value-type="float">
            <text:p>45.783001</text:p>
          </table:table-cell>
          <table:table-cell office:value-type="float" office:value="46.448002" calcext:value-type="float">
            <text:p>46.448002</text:p>
          </table:table-cell>
          <table:table-cell table:style-name="Default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50.233002" calcext:value-type="float">
            <text:p>50.233002</text:p>
          </table:table-cell>
          <table:table-cell office:value-type="float" office:value="47.408001" calcext:value-type="float">
            <text:p>47.408001</text:p>
          </table:table-cell>
          <table:table-cell office:value-type="float" office:value="48.380001" calcext:value-type="float">
            <text:p>48.380001</text:p>
          </table:table-cell>
          <table:table-cell office:value-type="float" office:value="48.022999" calcext:value-type="float">
            <text:p>48.022999</text:p>
          </table:table-cell>
          <table:table-cell office:value-type="float" office:value="46.978001" calcext:value-type="float">
            <text:p>46.978001</text:p>
          </table:table-cell>
          <table:table-cell table:style-name="Default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49.671001" calcext:value-type="float">
            <text:p>49.671001</text:p>
          </table:table-cell>
          <table:table-cell office:value-type="float" office:value="48.987999" calcext:value-type="float">
            <text:p>48.987999</text:p>
          </table:table-cell>
          <table:table-cell office:value-type="float" office:value="49.178001" calcext:value-type="float">
            <text:p>49.178001</text:p>
          </table:table-cell>
          <table:table-cell office:value-type="float" office:value="48.609001" calcext:value-type="float">
            <text:p>48.609001</text:p>
          </table:table-cell>
          <table:table-cell office:value-type="float" office:value="50.046001" calcext:value-type="float">
            <text:p>50.046001</text:p>
          </table:table-cell>
          <table:table-cell table:style-name="Default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1.103001" calcext:value-type="float">
            <text:p>51.103001</text:p>
          </table:table-cell>
          <table:table-cell office:value-type="float" office:value="52.571999" calcext:value-type="float">
            <text:p>52.571999</text:p>
          </table:table-cell>
          <table:table-cell office:value-type="float" office:value="51.039001" calcext:value-type="float">
            <text:p>51.039001</text:p>
          </table:table-cell>
          <table:table-cell office:value-type="float" office:value="50.025002" calcext:value-type="float">
            <text:p>50.025002</text:p>
          </table:table-cell>
          <table:table-cell office:value-type="float" office:value="50.301998" calcext:value-type="float">
            <text:p>50.301998</text:p>
          </table:table-cell>
          <table:table-cell table:style-name="Default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53.058998" calcext:value-type="float">
            <text:p>53.058998</text:p>
          </table:table-cell>
          <table:table-cell office:value-type="float" office:value="53.870998" calcext:value-type="float">
            <text:p>53.870998</text:p>
          </table:table-cell>
          <table:table-cell office:value-type="float" office:value="52.576" calcext:value-type="float">
            <text:p>52.576</text:p>
          </table:table-cell>
          <table:table-cell office:value-type="float" office:value="54.203999" calcext:value-type="float">
            <text:p>54.203999</text:p>
          </table:table-cell>
          <table:table-cell office:value-type="float" office:value="52.464001" calcext:value-type="float">
            <text:p>52.464001</text:p>
          </table:table-cell>
          <table:table-cell table:style-name="Default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5.244999" calcext:value-type="float">
            <text:p>55.244999</text:p>
          </table:table-cell>
          <table:table-cell office:value-type="float" office:value="54.229" calcext:value-type="float">
            <text:p>54.229</text:p>
          </table:table-cell>
          <table:table-cell office:value-type="float" office:value="55.585999" calcext:value-type="float">
            <text:p>55.585999</text:p>
          </table:table-cell>
          <table:table-cell office:value-type="float" office:value="54.883999" calcext:value-type="float">
            <text:p>54.883999</text:p>
          </table:table-cell>
          <table:table-cell office:value-type="float" office:value="55.674999" calcext:value-type="float">
            <text:p>55.674999</text:p>
          </table:table-cell>
          <table:table-cell table:style-name="Default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56.779999" calcext:value-type="float">
            <text:p>56.779999</text:p>
          </table:table-cell>
          <table:table-cell office:value-type="float" office:value="55.909" calcext:value-type="float">
            <text:p>55.909</text:p>
          </table:table-cell>
          <table:table-cell office:value-type="float" office:value="56.778999" calcext:value-type="float">
            <text:p>56.778999</text:p>
          </table:table-cell>
          <table:table-cell office:value-type="float" office:value="57.463001" calcext:value-type="float">
            <text:p>57.463001</text:p>
          </table:table-cell>
          <table:table-cell office:value-type="float" office:value="56.737" calcext:value-type="float">
            <text:p>56.737</text:p>
          </table:table-cell>
          <table:table-cell table:style-name="Default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8.522999" calcext:value-type="float">
            <text:p>58.522999</text:p>
          </table:table-cell>
          <table:table-cell office:value-type="float" office:value="58.424" calcext:value-type="float">
            <text:p>58.424</text:p>
          </table:table-cell>
          <table:table-cell office:value-type="float" office:value="58.257999" calcext:value-type="float">
            <text:p>58.257999</text:p>
          </table:table-cell>
          <table:table-cell office:value-type="float" office:value="62.259998" calcext:value-type="float">
            <text:p>62.259998</text:p>
          </table:table-cell>
          <table:table-cell office:value-type="float" office:value="60.583" calcext:value-type="float">
            <text:p>60.583</text:p>
          </table:table-cell>
          <table:table-cell table:style-name="Default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63.002998" calcext:value-type="float">
            <text:p>63.002998</text:p>
          </table:table-cell>
          <table:table-cell office:value-type="float" office:value="60.109001" calcext:value-type="float">
            <text:p>60.109001</text:p>
          </table:table-cell>
          <table:table-cell office:value-type="float" office:value="59.691002" calcext:value-type="float">
            <text:p>59.691002</text:p>
          </table:table-cell>
          <table:table-cell office:value-type="float" office:value="61.548" calcext:value-type="float">
            <text:p>61.548</text:p>
          </table:table-cell>
          <table:table-cell office:value-type="float" office:value="60.673" calcext:value-type="float">
            <text:p>60.673</text:p>
          </table:table-cell>
          <table:table-cell table:style-name="Default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66.989998" calcext:value-type="float">
            <text:p>66.989998</text:p>
          </table:table-cell>
          <table:table-cell office:value-type="float" office:value="59.076" calcext:value-type="float">
            <text:p>59.076</text:p>
          </table:table-cell>
          <table:table-cell office:value-type="float" office:value="56.473" calcext:value-type="float">
            <text:p>56.473</text:p>
          </table:table-cell>
          <table:table-cell office:value-type="float" office:value="58.555" calcext:value-type="float">
            <text:p>58.555</text:p>
          </table:table-cell>
          <table:table-cell office:value-type="float" office:value="57.181" calcext:value-type="float">
            <text:p>57.181</text:p>
          </table:table-cell>
          <table:table-cell table:style-name="Default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58.094002" calcext:value-type="float">
            <text:p>58.094002</text:p>
          </table:table-cell>
          <table:table-cell office:value-type="float" office:value="58.310001" calcext:value-type="float">
            <text:p>58.310001</text:p>
          </table:table-cell>
          <table:table-cell office:value-type="float" office:value="79.787003" calcext:value-type="float">
            <text:p>79.787003</text:p>
          </table:table-cell>
          <table:table-cell office:value-type="float" office:value="78.556" calcext:value-type="float">
            <text:p>78.556</text:p>
          </table:table-cell>
          <table:table-cell office:value-type="float" office:value="74.742996" calcext:value-type="float">
            <text:p>74.742996</text:p>
          </table:table-cell>
          <table:table-cell table:style-name="Default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0.314999" calcext:value-type="float">
            <text:p>60.314999</text:p>
          </table:table-cell>
          <table:table-cell office:value-type="float" office:value="60.699001" calcext:value-type="float">
            <text:p>60.699001</text:p>
          </table:table-cell>
          <table:table-cell office:value-type="float" office:value="66.775002" calcext:value-type="float">
            <text:p>66.775002</text:p>
          </table:table-cell>
          <table:table-cell office:value-type="float" office:value="60.303001" calcext:value-type="float">
            <text:p>60.303001</text:p>
          </table:table-cell>
          <table:table-cell office:value-type="float" office:value="60.505001" calcext:value-type="float">
            <text:p>60.505001</text:p>
          </table:table-cell>
          <table:table-cell table:style-name="Default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61.678001" calcext:value-type="float">
            <text:p>61.678001</text:p>
          </table:table-cell>
          <table:table-cell office:value-type="float" office:value="62.168999" calcext:value-type="float">
            <text:p>62.168999</text:p>
          </table:table-cell>
          <table:table-cell office:value-type="float" office:value="62.844002" calcext:value-type="float">
            <text:p>62.844002</text:p>
          </table:table-cell>
          <table:table-cell office:value-type="float" office:value="63.386002" calcext:value-type="float">
            <text:p>63.386002</text:p>
          </table:table-cell>
          <table:table-cell office:value-type="float" office:value="80.524002" calcext:value-type="float">
            <text:p>80.524002</text:p>
          </table:table-cell>
          <table:table-cell table:style-name="Default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81.056" calcext:value-type="float">
            <text:p>81.056</text:p>
          </table:table-cell>
          <table:table-cell office:value-type="float" office:value="84.266998" calcext:value-type="float">
            <text:p>84.266998</text:p>
          </table:table-cell>
          <table:table-cell office:value-type="float" office:value="83.538002" calcext:value-type="float">
            <text:p>83.538002</text:p>
          </table:table-cell>
          <table:table-cell office:value-type="float" office:value="81.764" calcext:value-type="float">
            <text:p>81.764</text:p>
          </table:table-cell>
          <table:table-cell office:value-type="float" office:value="81.456001" calcext:value-type="float">
            <text:p>81.456001</text:p>
          </table:table-cell>
          <table:table-cell table:style-name="Default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86.375999" calcext:value-type="float">
            <text:p>86.375999</text:p>
          </table:table-cell>
          <table:table-cell office:value-type="float" office:value="67.361" calcext:value-type="float">
            <text:p>67.361</text:p>
          </table:table-cell>
          <table:table-cell office:value-type="float" office:value="67.362" calcext:value-type="float">
            <text:p>67.362</text:p>
          </table:table-cell>
          <table:table-cell office:value-type="float" office:value="67.039001" calcext:value-type="float">
            <text:p>67.039001</text:p>
          </table:table-cell>
          <table:table-cell office:value-type="float" office:value="65.806" calcext:value-type="float">
            <text:p>65.806</text:p>
          </table:table-cell>
          <table:table-cell table:style-name="Default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1.325996" calcext:value-type="float">
            <text:p>81.325996</text:p>
          </table:table-cell>
          <table:table-cell office:value-type="float" office:value="80.025002" calcext:value-type="float">
            <text:p>80.025002</text:p>
          </table:table-cell>
          <table:table-cell office:value-type="float" office:value="70.309998" calcext:value-type="float">
            <text:p>70.309998</text:p>
          </table:table-cell>
          <table:table-cell office:value-type="float" office:value="69.172997" calcext:value-type="float">
            <text:p>69.172997</text:p>
          </table:table-cell>
          <table:table-cell office:value-type="float" office:value="69.212997" calcext:value-type="float">
            <text:p>69.212997</text:p>
          </table:table-cell>
          <table:table-cell table:style-name="Default"/>
        </table:table-row>
        <table:table-row table:style-name="ro1" table:number-rows-repeated="4">
          <table:table-cell table:number-columns-repeated="6"/>
          <table:table-cell table:style-name="Default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749" calcext:value-type="float">
            <text:p>1.749</text:p>
          </table:table-cell>
          <table:table-cell office:value-type="float" office:value="1.351" calcext:value-type="float">
            <text:p>1.35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648" calcext:value-type="float">
            <text:p>4.648</text:p>
          </table:table-cell>
          <table:table-cell office:value-type="float" office:value="2.561" calcext:value-type="float">
            <text:p>2.56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.418" calcext:value-type="float">
            <text:p>5.418</text:p>
          </table:table-cell>
          <table:table-cell office:value-type="float" office:value="3.743" calcext:value-type="float">
            <text:p>3.74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.602" calcext:value-type="float">
            <text:p>6.602</text:p>
          </table:table-cell>
          <table:table-cell office:value-type="float" office:value="5.534" calcext:value-type="float">
            <text:p>5.53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0.497" calcext:value-type="float">
            <text:p>10.497</text:p>
          </table:table-cell>
          <table:table-cell office:value-type="float" office:value="6.328" calcext:value-type="float">
            <text:p>6.32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.714" calcext:value-type="float">
            <text:p>10.714</text:p>
          </table:table-cell>
          <table:table-cell office:value-type="float" office:value="6.212" calcext:value-type="float">
            <text:p>6.21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2.657" calcext:value-type="float">
            <text:p>12.657</text:p>
          </table:table-cell>
          <table:table-cell office:value-type="float" office:value="10.496" calcext:value-type="float">
            <text:p>10.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.026" calcext:value-type="float">
            <text:p>13.026</text:p>
          </table:table-cell>
          <table:table-cell office:value-type="float" office:value="10.863" calcext:value-type="float">
            <text:p>10.86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0.306999" calcext:value-type="float">
            <text:p>20.306999</text:p>
          </table:table-cell>
          <table:table-cell office:value-type="float" office:value="11.312" calcext:value-type="float">
            <text:p>11.31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.985001" calcext:value-type="float">
            <text:p>20.985001</text:p>
          </table:table-cell>
          <table:table-cell office:value-type="float" office:value="11.921" calcext:value-type="float">
            <text:p>11.92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6.792" calcext:value-type="float">
            <text:p>26.792</text:p>
          </table:table-cell>
          <table:table-cell office:value-type="float" office:value="13.333" calcext:value-type="float">
            <text:p>13.33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.114" calcext:value-type="float">
            <text:p>25.11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8.309" calcext:value-type="float">
            <text:p>28.309</text:p>
          </table:table-cell>
          <table:table-cell office:value-type="float" office:value="15.487" calcext:value-type="float">
            <text:p>15.48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.438" calcext:value-type="float">
            <text:p>32.438</text:p>
          </table:table-cell>
          <table:table-cell office:value-type="float" office:value="20.780001" calcext:value-type="float">
            <text:p>20.780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2.576" calcext:value-type="float">
            <text:p>32.576</text:p>
          </table:table-cell>
          <table:table-cell office:value-type="float" office:value="22.551001" calcext:value-type="float">
            <text:p>22.551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6.352001" calcext:value-type="float">
            <text:p>36.352001</text:p>
          </table:table-cell>
          <table:table-cell office:value-type="float" office:value="24.167999" calcext:value-type="float">
            <text:p>24.167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33.799" calcext:value-type="float">
            <text:p>33.799</text:p>
          </table:table-cell>
          <table:table-cell office:value-type="float" office:value="25.684" calcext:value-type="float">
            <text:p>25.68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413" calcext:value-type="float">
            <text:p>27.41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33.976002" calcext:value-type="float">
            <text:p>33.976002</text:p>
          </table:table-cell>
          <table:table-cell office:value-type="float" office:value="25.169001" calcext:value-type="float">
            <text:p>25.169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111" calcext:value-type="float">
            <text:p>42.111</text:p>
          </table:table-cell>
          <table:table-cell office:value-type="float" office:value="27.313999" calcext:value-type="float">
            <text:p>27.313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34.532001" calcext:value-type="float">
            <text:p>34.532001</text:p>
          </table:table-cell>
          <table:table-cell office:value-type="float" office:value="28.434" calcext:value-type="float">
            <text:p>28.43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7.333" calcext:value-type="float">
            <text:p>37.333</text:p>
          </table:table-cell>
          <table:table-cell office:value-type="float" office:value="29.179001" calcext:value-type="float">
            <text:p>29.179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49.215" calcext:value-type="float">
            <text:p>49.215</text:p>
          </table:table-cell>
          <table:table-cell office:value-type="float" office:value="30.740999" calcext:value-type="float">
            <text:p>30.740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1.846001" calcext:value-type="float">
            <text:p>51.846001</text:p>
          </table:table-cell>
          <table:table-cell office:value-type="float" office:value="32.337002" calcext:value-type="float">
            <text:p>32.33700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46.355999" calcext:value-type="float">
            <text:p>46.355999</text:p>
          </table:table-cell>
          <table:table-cell office:value-type="float" office:value="33.443001" calcext:value-type="float">
            <text:p>33.443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50.233002" calcext:value-type="float">
            <text:p>50.233002</text:p>
          </table:table-cell>
          <table:table-cell office:value-type="float" office:value="34.793999" calcext:value-type="float">
            <text:p>34.793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49.671001" calcext:value-type="float">
            <text:p>49.671001</text:p>
          </table:table-cell>
          <table:table-cell office:value-type="float" office:value="36.158001" calcext:value-type="float">
            <text:p>36.158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1.103001" calcext:value-type="float">
            <text:p>51.103001</text:p>
          </table:table-cell>
          <table:table-cell office:value-type="float" office:value="37.241001" calcext:value-type="float">
            <text:p>37.241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53.058998" calcext:value-type="float">
            <text:p>53.058998</text:p>
          </table:table-cell>
          <table:table-cell office:value-type="float" office:value="38.516998" calcext:value-type="float">
            <text:p>38.51699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5.244999" calcext:value-type="float">
            <text:p>55.244999</text:p>
          </table:table-cell>
          <table:table-cell office:value-type="float" office:value="39.729" calcext:value-type="float">
            <text:p>39.72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56.779999" calcext:value-type="float">
            <text:p>56.779999</text:p>
          </table:table-cell>
          <table:table-cell office:value-type="float" office:value="41.577999" calcext:value-type="float">
            <text:p>41.57799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8.522999" calcext:value-type="float">
            <text:p>58.522999</text:p>
          </table:table-cell>
          <table:table-cell office:value-type="float" office:value="42.108002" calcext:value-type="float">
            <text:p>42.10800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63.002998" calcext:value-type="float">
            <text:p>63.002998</text:p>
          </table:table-cell>
          <table:table-cell office:value-type="float" office:value="43.983002" calcext:value-type="float">
            <text:p>43.98300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66.989998" calcext:value-type="float">
            <text:p>66.989998</text:p>
          </table:table-cell>
          <table:table-cell office:value-type="float" office:value="46.007" calcext:value-type="float">
            <text:p>46.00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58.094002" calcext:value-type="float">
            <text:p>58.094002</text:p>
          </table:table-cell>
          <table:table-cell office:value-type="float" office:value="46.928001" calcext:value-type="float">
            <text:p>46.928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0.314999" calcext:value-type="float">
            <text:p>60.314999</text:p>
          </table:table-cell>
          <table:table-cell office:value-type="float" office:value="48.308998" calcext:value-type="float">
            <text:p>48.30899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61.678001" calcext:value-type="float">
            <text:p>61.678001</text:p>
          </table:table-cell>
          <table:table-cell office:value-type="float" office:value="52.318001" calcext:value-type="float">
            <text:p>52.318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81.056" calcext:value-type="float">
            <text:p>81.056</text:p>
          </table:table-cell>
          <table:table-cell office:value-type="float" office:value="33.637001" calcext:value-type="float">
            <text:p>33.63700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86.375999" calcext:value-type="float">
            <text:p>86.375999</text:p>
          </table:table-cell>
          <table:table-cell office:value-type="float" office:value="300.398987" calcext:value-type="float">
            <text:p>300.39898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1.325996" calcext:value-type="float">
            <text:p>81.325996</text:p>
          </table:table-cell>
          <table:table-cell office:value-type="float" office:value="79.977997" calcext:value-type="float">
            <text:p>79.977997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2T09:40:16.447000000</dc:date>
    <meta:editing-duration>PT13H41M30S</meta:editing-duration>
    <meta:editing-cycles>2</meta:editing-cycles>
    <meta:generator>LibreOffice/7.4.2.3$Windows_X86_64 LibreOffice_project/382eef1f22670f7f4118c8c2dd222ec7ad009daf</meta:generator>
    <meta:document-statistic meta:table-count="1" meta:cell-count="1889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947cm" svg:y="0.316cm" chart:style-name="ch2">
          <text:p>bubble sort average (random value) sort</text:p>
        </chart:title>
        <chart:legend chart:legend-position="end" svg:x="13.119cm" svg:y="3.954cm" style:legend-expansion="high" chart:style-name="ch3"/>
        <chart:plot-area chart:style-name="ch4" table:cell-range-address="Sheet1.A1:Sheet1.A38 Sheet1.F1:Sheet1.G38" svg:x="0.319cm" svg:y="1.275cm" svg:width="12.481cm" svg:height="7.55cm">
          <chart:coordinate-region svg:x="0.94cm" svg:y="1.474cm" svg:width="11.30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38" chart:class="chart:scatter">
            <chart:domain table:cell-range-address="Sheet1.A1:Sheet1.A38"/>
            <chart:data-point chart:repeated="38"/>
          </chart:series>
          <chart:series chart:style-name="ch8" chart:values-cell-range-address="Sheet1.G1:Sheet1.G38" chart:class="chart:scatter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:Sheet1.A38</svg:desc>
                </draw:g>
              </table:table-cell>
              <table:table-cell office:value-type="float" office:value="0.011">
                <text:p>0.011</text:p>
                <draw:g>
                  <svg:desc>Sheet1.F1:Sheet1.F38</svg:desc>
                </draw:g>
              </table:table-cell>
              <table:table-cell office:value-type="float" office:value="0.011">
                <text:p>0.011</text:p>
                <draw:g>
                  <svg:desc>Sheet1.G1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5">
                <text:p>0.05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125">
                <text:p>0.125</text:p>
              </table:table-cell>
              <table:table-cell office:value-type="float" office:value="0.1244">
                <text:p>0.1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35">
                <text:p>0.235</text:p>
              </table:table-cell>
              <table:table-cell office:value-type="float" office:value="0.2436">
                <text:p>0.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774">
                <text:p>0.774</text:p>
              </table:table-cell>
              <table:table-cell office:value-type="float" office:value="0.7494">
                <text:p>0.7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207">
                <text:p>1.207</text:p>
              </table:table-cell>
              <table:table-cell office:value-type="float" office:value="0.6954">
                <text:p>0.6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802">
                <text:p>1.802</text:p>
              </table:table-cell>
              <table:table-cell office:value-type="float" office:value="1.2524">
                <text:p>1.2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63">
                <text:p>1.63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066">
                <text:p>2.066</text:p>
              </table:table-cell>
              <table:table-cell office:value-type="float" office:value="2.1834">
                <text:p>2.1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3.565">
                <text:p>3.565</text:p>
              </table:table-cell>
              <table:table-cell office:value-type="float" office:value="3.0202">
                <text:p>3.0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808">
                <text:p>3.808</text:p>
              </table:table-cell>
              <table:table-cell office:value-type="float" office:value="3.3362">
                <text:p>3.3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4.275">
                <text:p>4.275</text:p>
              </table:table-cell>
              <table:table-cell office:value-type="float" office:value="4.4404">
                <text:p>4.44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366">
                <text:p>4.366</text:p>
              </table:table-cell>
              <table:table-cell office:value-type="float" office:value="4.3792">
                <text:p>4.3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5.035">
                <text:p>5.035</text:p>
              </table:table-cell>
              <table:table-cell office:value-type="float" office:value="5.1508">
                <text:p>5.1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5.582">
                <text:p>5.582</text:p>
              </table:table-cell>
              <table:table-cell office:value-type="float" office:value="5.6174">
                <text:p>5.6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6.599">
                <text:p>6.599</text:p>
              </table:table-cell>
              <table:table-cell office:value-type="float" office:value="6.425">
                <text:p>6.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.776">
                <text:p>6.776</text:p>
              </table:table-cell>
              <table:table-cell office:value-type="float" office:value="7.4498">
                <text:p>7.4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7.677">
                <text:p>7.677</text:p>
              </table:table-cell>
              <table:table-cell office:value-type="float" office:value="8.287">
                <text:p>8.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8.869">
                <text:p>8.869</text:p>
              </table:table-cell>
              <table:table-cell office:value-type="float" office:value="9.343">
                <text:p>9.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1.627">
                <text:p>11.627</text:p>
              </table:table-cell>
              <table:table-cell office:value-type="float" office:value="11.0318">
                <text:p>11.0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7.513">
                <text:p>17.513</text:p>
              </table:table-cell>
              <table:table-cell office:value-type="float" office:value="15.4754">
                <text:p>15.4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7.594">
                <text:p>17.594</text:p>
              </table:table-cell>
              <table:table-cell office:value-type="float" office:value="18.5252004">
                <text:p>18.5252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9.577999">
                <text:p>19.577999</text:p>
              </table:table-cell>
              <table:table-cell office:value-type="float" office:value="20.3212">
                <text:p>20.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5.169001">
                <text:p>25.169001</text:p>
              </table:table-cell>
              <table:table-cell office:value-type="float" office:value="24.0756002">
                <text:p>24.0756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25.961">
                <text:p>25.961</text:p>
              </table:table-cell>
              <table:table-cell office:value-type="float" office:value="26.2918">
                <text:p>26.2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29.257">
                <text:p>29.257</text:p>
              </table:table-cell>
              <table:table-cell office:value-type="float" office:value="28.7812002">
                <text:p>28.7812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33.637001">
                <text:p>33.637001</text:p>
              </table:table-cell>
              <table:table-cell office:value-type="float" office:value="32.2420006">
                <text:p>32.242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34.048">
                <text:p>34.048</text:p>
              </table:table-cell>
              <table:table-cell office:value-type="float" office:value="33.4999998">
                <text:p>33.49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34.264999">
                <text:p>34.264999</text:p>
              </table:table-cell>
              <table:table-cell office:value-type="float" office:value="34.4859994">
                <text:p>34.4859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40.613998">
                <text:p>40.613998</text:p>
              </table:table-cell>
              <table:table-cell office:value-type="float" office:value="39.6671996">
                <text:p>39.6671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42.308998">
                <text:p>42.308998</text:p>
              </table:table-cell>
              <table:table-cell office:value-type="float" office:value="42.8115988">
                <text:p>42.8115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43.014">
                <text:p>43.014</text:p>
              </table:table-cell>
              <table:table-cell office:value-type="float" office:value="43.598401">
                <text:p>43.5984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44.291">
                <text:p>44.291</text:p>
              </table:table-cell>
              <table:table-cell office:value-type="float" office:value="45.0476004">
                <text:p>45.0476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46.932999">
                <text:p>46.932999</text:p>
              </table:table-cell>
              <table:table-cell office:value-type="float" office:value="48.1132006">
                <text:p>48.1132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52.171001">
                <text:p>52.171001</text:p>
              </table:table-cell>
              <table:table-cell office:value-type="float" office:value="51.6419996">
                <text:p>51.6419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51.855">
                <text:p>51.855</text:p>
              </table:table-cell>
              <table:table-cell office:value-type="float" office:value="55.0486">
                <text:p>55.0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58.179001">
                <text:p>58.179001</text:p>
              </table:table-cell>
              <table:table-cell office:value-type="float" office:value="55.7190002">
                <text:p>55.719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52.84">
                <text:p>52.84</text:p>
              </table:table-cell>
              <table:table-cell office:value-type="float" office:value="56.6752">
                <text:p>56.6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79cm" svg:height="10.52cm" xlink:href=".." xlink:type="simple" chart:class="chart:scatter" chart:style-name="ch1">
        <chart:legend chart:legend-position="end" svg:x="15.927cm" svg:y="4.712cm" style:legend-expansion="high" chart:style-name="ch2"/>
        <chart:plot-area chart:style-name="ch3" table:cell-range-address="Sheet1.A302:Sheet1.C338" svg:x="0.375cm" svg:y="0.21cm" svg:width="15.177cm" svg:height="10.1cm">
          <chart:coordinate-region svg:x="0.996cm" svg:y="0.409cm" svg:width="13.999cm" svg:height="9.2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02:Sheet1.B338" chart:class="chart:scatter">
            <chart:domain table:cell-range-address="Sheet1.A302:Sheet1.A338"/>
            <chart:data-point chart:repeated="37"/>
          </chart:series>
          <chart:series chart:style-name="ch7" chart:values-cell-range-address="Sheet1.C302:Sheet1.C338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302:Sheet1.A338</svg:desc>
                </draw:g>
              </table:table-cell>
              <table:table-cell office:value-type="float" office:value="1.749">
                <text:p>1.749</text:p>
                <draw:g>
                  <svg:desc>Sheet1.B302:Sheet1.B338</svg:desc>
                </draw:g>
              </table:table-cell>
              <table:table-cell office:value-type="float" office:value="1.351">
                <text:p>1.351</text:p>
                <draw:g>
                  <svg:desc>Sheet1.C302:Sheet1.C3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4.648">
                <text:p>4.648</text:p>
              </table:table-cell>
              <table:table-cell office:value-type="float" office:value="2.561">
                <text:p>2.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5.418">
                <text:p>5.418</text:p>
              </table:table-cell>
              <table:table-cell office:value-type="float" office:value="3.743">
                <text:p>3.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6.602">
                <text:p>6.602</text:p>
              </table:table-cell>
              <table:table-cell office:value-type="float" office:value="5.534">
                <text:p>5.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10.497">
                <text:p>10.497</text:p>
              </table:table-cell>
              <table:table-cell office:value-type="float" office:value="6.328">
                <text:p>6.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0.714">
                <text:p>10.714</text:p>
              </table:table-cell>
              <table:table-cell office:value-type="float" office:value="6.212">
                <text:p>6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2.657">
                <text:p>12.657</text:p>
              </table:table-cell>
              <table:table-cell office:value-type="float" office:value="10.496">
                <text:p>10.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3.026">
                <text:p>13.026</text:p>
              </table:table-cell>
              <table:table-cell office:value-type="float" office:value="10.863">
                <text:p>10.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0.306999">
                <text:p>20.306999</text:p>
              </table:table-cell>
              <table:table-cell office:value-type="float" office:value="11.312">
                <text:p>11.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0.985001">
                <text:p>20.985001</text:p>
              </table:table-cell>
              <table:table-cell office:value-type="float" office:value="11.921">
                <text:p>11.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6.792">
                <text:p>26.792</text:p>
              </table:table-cell>
              <table:table-cell office:value-type="float" office:value="13.333">
                <text:p>13.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5.114">
                <text:p>25.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28.309">
                <text:p>28.309</text:p>
              </table:table-cell>
              <table:table-cell office:value-type="float" office:value="15.487">
                <text:p>15.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32.438">
                <text:p>32.438</text:p>
              </table:table-cell>
              <table:table-cell office:value-type="float" office:value="20.780001">
                <text:p>20.78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32.576">
                <text:p>32.576</text:p>
              </table:table-cell>
              <table:table-cell office:value-type="float" office:value="22.551001">
                <text:p>22.551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36.352001">
                <text:p>36.352001</text:p>
              </table:table-cell>
              <table:table-cell office:value-type="float" office:value="24.167999">
                <text:p>24.167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33.799">
                <text:p>33.799</text:p>
              </table:table-cell>
              <table:table-cell office:value-type="float" office:value="25.684">
                <text:p>25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35.591">
                <text:p>35.591</text:p>
              </table:table-cell>
              <table:table-cell office:value-type="float" office:value="27.413">
                <text:p>27.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33.976002">
                <text:p>33.976002</text:p>
              </table:table-cell>
              <table:table-cell office:value-type="float" office:value="25.169001">
                <text:p>25.169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42.111">
                <text:p>42.111</text:p>
              </table:table-cell>
              <table:table-cell office:value-type="float" office:value="27.313999">
                <text:p>27.313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34.532001">
                <text:p>34.532001</text:p>
              </table:table-cell>
              <table:table-cell office:value-type="float" office:value="28.434">
                <text:p>28.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37.333">
                <text:p>37.333</text:p>
              </table:table-cell>
              <table:table-cell office:value-type="float" office:value="29.179001">
                <text:p>29.179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49.215">
                <text:p>49.215</text:p>
              </table:table-cell>
              <table:table-cell office:value-type="float" office:value="30.740999">
                <text:p>30.740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51.846001">
                <text:p>51.846001</text:p>
              </table:table-cell>
              <table:table-cell office:value-type="float" office:value="32.337002">
                <text:p>32.337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46.355999">
                <text:p>46.355999</text:p>
              </table:table-cell>
              <table:table-cell office:value-type="float" office:value="33.443001">
                <text:p>33.443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50.233002">
                <text:p>50.233002</text:p>
              </table:table-cell>
              <table:table-cell office:value-type="float" office:value="34.793999">
                <text:p>34.793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49.671001">
                <text:p>49.671001</text:p>
              </table:table-cell>
              <table:table-cell office:value-type="float" office:value="36.158001">
                <text:p>36.158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51.103001">
                <text:p>51.103001</text:p>
              </table:table-cell>
              <table:table-cell office:value-type="float" office:value="37.241001">
                <text:p>37.241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53.058998">
                <text:p>53.058998</text:p>
              </table:table-cell>
              <table:table-cell office:value-type="float" office:value="38.516998">
                <text:p>38.516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55.244999">
                <text:p>55.244999</text:p>
              </table:table-cell>
              <table:table-cell office:value-type="float" office:value="39.729">
                <text:p>39.7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56.779999">
                <text:p>56.779999</text:p>
              </table:table-cell>
              <table:table-cell office:value-type="float" office:value="41.577999">
                <text:p>41.577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58.522999">
                <text:p>58.522999</text:p>
              </table:table-cell>
              <table:table-cell office:value-type="float" office:value="42.108002">
                <text:p>42.108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63.002998">
                <text:p>63.002998</text:p>
              </table:table-cell>
              <table:table-cell office:value-type="float" office:value="43.983002">
                <text:p>43.983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66.989998">
                <text:p>66.989998</text:p>
              </table:table-cell>
              <table:table-cell office:value-type="float" office:value="46.007">
                <text:p>46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58.094002">
                <text:p>58.094002</text:p>
              </table:table-cell>
              <table:table-cell office:value-type="float" office:value="46.928001">
                <text:p>46.928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60.314999">
                <text:p>60.314999</text:p>
              </table:table-cell>
              <table:table-cell office:value-type="float" office:value="48.308998">
                <text:p>48.308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61.678001">
                <text:p>61.678001</text:p>
              </table:table-cell>
              <table:table-cell office:value-type="float" office:value="52.318001">
                <text:p>52.318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72cm" svg:y="4.203cm" style:legend-expansion="high" chart:style-name="ch2"/>
        <chart:plot-area chart:style-name="ch3" table:cell-range-address="Sheet1.A42:Sheet1.A77 Sheet1.F42:Sheet1.F77" svg:x="0.319cm" svg:y="0.18cm" svg:width="12.534cm" svg:height="8.645cm">
          <chart:coordinate-region svg:x="0.94cm" svg:y="0.38cm" svg:width="11.35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2:Sheet1.F77" chart:class="chart:scatter">
            <chart:domain table:cell-range-address="Sheet1.A42:Sheet1.A77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42:Sheet1.A77</svg:desc>
                </draw:g>
              </table:table-cell>
              <table:table-cell office:value-type="float" office:value="1.231">
                <text:p>1.231</text:p>
                <draw:g>
                  <svg:desc>Sheet1.F42:Sheet1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7.086">
                <text:p>7.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0.885">
                <text:p>10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7.826">
                <text:p>7.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0.708">
                <text:p>10.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12.017">
                <text:p>12.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13.271">
                <text:p>13.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15.389">
                <text:p>15.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20.941">
                <text:p>20.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22.388">
                <text:p>22.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25.087999">
                <text:p>25.087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26.665001">
                <text:p>26.665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24.937">
                <text:p>24.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25.329">
                <text:p>25.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27.716999">
                <text:p>27.716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27.719999">
                <text:p>27.71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29.281">
                <text:p>29.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30.451">
                <text:p>30.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31.863001">
                <text:p>31.863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33.159">
                <text:p>33.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34.564999">
                <text:p>34.564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35.949001">
                <text:p>35.949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38.634998">
                <text:p>38.634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39.675999">
                <text:p>39.675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41.654999">
                <text:p>41.654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42.193001">
                <text:p>42.193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44.361">
                <text:p>44.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45.181">
                <text:p>45.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46.290001">
                <text:p>46.29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47.402">
                <text:p>47.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862cm" svg:y="0.316cm" chart:style-name="ch2">
          <text:p>bubble sort optimzed worst case (decroisant order)</text:p>
        </chart:title>
        <chart:legend chart:legend-position="end" svg:x="13.119cm" svg:y="3.706cm" style:legend-expansion="high" chart:style-name="ch3"/>
        <chart:plot-area chart:style-name="ch4" table:cell-range-address="Sheet1.A83:Sheet1.A122 Sheet1.E83:Sheet1.G122" svg:x="0.319cm" svg:y="1.275cm" svg:width="12.481cm" svg:height="7.551cm">
          <chart:coordinate-region svg:x="0.94cm" svg:y="1.474cm" svg:width="11.303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83:Sheet1.E122" chart:class="chart:scatter">
            <chart:domain table:cell-range-address="Sheet1.A83:Sheet1.A122"/>
            <chart:data-point chart:repeated="40"/>
          </chart:series>
          <chart:series chart:style-name="ch8" chart:values-cell-range-address="Sheet1.F83:Sheet1.F122" chart:class="chart:scatter">
            <chart:data-point chart:repeated="40"/>
          </chart:series>
          <chart:series chart:style-name="ch9" chart:values-cell-range-address="Sheet1.G83:Sheet1.G12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83:Sheet1.A122</svg:desc>
                </draw:g>
              </table:table-cell>
              <table:table-cell office:value-type="float" office:value="0.011">
                <text:p>0.011</text:p>
                <draw:g>
                  <svg:desc>Sheet1.E83:Sheet1.E122</svg:desc>
                </draw:g>
              </table:table-cell>
              <table:table-cell office:value-type="float" office:value="0.011">
                <text:p>0.011</text:p>
                <draw:g>
                  <svg:desc>Sheet1.F83:Sheet1.F122</svg:desc>
                </draw:g>
              </table:table-cell>
              <table:table-cell office:value-type="float" office:value="0.0108">
                <text:p>0.0108</text:p>
                <draw:g>
                  <svg:desc>Sheet1.G83:Sheet1.G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44">
                <text:p>0.044</text:p>
              </table:table-cell>
              <table:table-cell office:value-type="float" office:value="0.043">
                <text:p>0.043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096">
                <text:p>0.096</text:p>
              </table:table-cell>
              <table:table-cell office:value-type="float" office:value="0.095">
                <text:p>0.095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45">
                <text:p>0.345</text:p>
              </table:table-cell>
              <table:table-cell office:value-type="float" office:value="0.364">
                <text:p>0.364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576">
                <text:p>0.576</text:p>
              </table:table-cell>
              <table:table-cell office:value-type="float" office:value="0.521">
                <text:p>0.521</text:p>
              </table:table-cell>
              <table:table-cell office:value-type="float" office:value="0.5618">
                <text:p>0.5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383">
                <text:p>0.383</text:p>
              </table:table-cell>
              <table:table-cell office:value-type="float" office:value="0.383">
                <text:p>0.383</text:p>
              </table:table-cell>
              <table:table-cell office:value-type="float" office:value="0.3846">
                <text:p>0.3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.878">
                <text:p>0.878</text:p>
              </table:table-cell>
              <table:table-cell office:value-type="float" office:value="0.52">
                <text:p>0.52</text:p>
              </table:table-cell>
              <table:table-cell office:value-type="float" office:value="0.8928">
                <text:p>0.8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48">
                <text:p>1.48</text:p>
              </table:table-cell>
              <table:table-cell office:value-type="float" office:value="1.187">
                <text:p>1.187</text:p>
              </table:table-cell>
              <table:table-cell office:value-type="float" office:value="1.0576">
                <text:p>1.0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.914">
                <text:p>1.914</text:p>
              </table:table-cell>
              <table:table-cell office:value-type="float" office:value="0.935">
                <text:p>0.935</text:p>
              </table:table-cell>
              <table:table-cell office:value-type="float" office:value="1.2416">
                <text:p>1.2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1.072">
                <text:p>1.072</text:p>
              </table:table-cell>
              <table:table-cell office:value-type="float" office:value="1.078">
                <text:p>1.078</text:p>
              </table:table-cell>
              <table:table-cell office:value-type="float" office:value="1.4366">
                <text:p>1.4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.9">
                <text:p>2.9</text:p>
              </table:table-cell>
              <table:table-cell office:value-type="float" office:value="2.941">
                <text:p>2.941</text:p>
              </table:table-cell>
              <table:table-cell office:value-type="float" office:value="2.3132">
                <text:p>2.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.423">
                <text:p>3.423</text:p>
              </table:table-cell>
              <table:table-cell office:value-type="float" office:value="2.272">
                <text:p>2.272</text:p>
              </table:table-cell>
              <table:table-cell office:value-type="float" office:value="2.7306">
                <text:p>2.7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3.858">
                <text:p>3.858</text:p>
              </table:table-cell>
              <table:table-cell office:value-type="float" office:value="3.885">
                <text:p>3.885</text:p>
              </table:table-cell>
              <table:table-cell office:value-type="float" office:value="4.0664">
                <text:p>4.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3.183">
                <text:p>3.183</text:p>
              </table:table-cell>
              <table:table-cell office:value-type="float" office:value="3.885">
                <text:p>3.885</text:p>
              </table:table-cell>
              <table:table-cell office:value-type="float" office:value="3.6142">
                <text:p>3.6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4.061">
                <text:p>4.061</text:p>
              </table:table-cell>
              <table:table-cell office:value-type="float" office:value="4.199">
                <text:p>4.199</text:p>
              </table:table-cell>
              <table:table-cell office:value-type="float" office:value="3.8272">
                <text:p>3.8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6.103">
                <text:p>6.103</text:p>
              </table:table-cell>
              <table:table-cell office:value-type="float" office:value="5.937">
                <text:p>5.937</text:p>
              </table:table-cell>
              <table:table-cell office:value-type="float" office:value="6.0002">
                <text:p>6.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.666">
                <text:p>6.666</text:p>
              </table:table-cell>
              <table:table-cell office:value-type="float" office:value="5.169">
                <text:p>5.169</text:p>
              </table:table-cell>
              <table:table-cell office:value-type="float" office:value="6.6542">
                <text:p>6.6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7.414">
                <text:p>7.414</text:p>
              </table:table-cell>
              <table:table-cell office:value-type="float" office:value="6.121">
                <text:p>6.121</text:p>
              </table:table-cell>
              <table:table-cell office:value-type="float" office:value="6.1584">
                <text:p>6.1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6.947">
                <text:p>6.947</text:p>
              </table:table-cell>
              <table:table-cell office:value-type="float" office:value="7.026">
                <text:p>7.026</text:p>
              </table:table-cell>
              <table:table-cell office:value-type="float" office:value="7.275">
                <text:p>7.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7.475">
                <text:p>7.475</text:p>
              </table:table-cell>
              <table:table-cell office:value-type="float" office:value="7.055">
                <text:p>7.055</text:p>
              </table:table-cell>
              <table:table-cell office:value-type="float" office:value="7.3698">
                <text:p>7.3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6.945">
                <text:p>6.945</text:p>
              </table:table-cell>
              <table:table-cell office:value-type="float" office:value="7.526">
                <text:p>7.526</text:p>
              </table:table-cell>
              <table:table-cell office:value-type="float" office:value="7.0064">
                <text:p>7.0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8.712">
                <text:p>8.712</text:p>
              </table:table-cell>
              <table:table-cell office:value-type="float" office:value="7.188">
                <text:p>7.188</text:p>
              </table:table-cell>
              <table:table-cell office:value-type="float" office:value="8.905">
                <text:p>8.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8.942">
                <text:p>8.942</text:p>
              </table:table-cell>
              <table:table-cell office:value-type="float" office:value="7.552">
                <text:p>7.552</text:p>
              </table:table-cell>
              <table:table-cell office:value-type="float" office:value="8.6946">
                <text:p>8.6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0.518">
                <text:p>10.518</text:p>
              </table:table-cell>
              <table:table-cell office:value-type="float" office:value="11.308">
                <text:p>11.308</text:p>
              </table:table-cell>
              <table:table-cell office:value-type="float" office:value="10.8448">
                <text:p>10.8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0.424">
                <text:p>10.424</text:p>
              </table:table-cell>
              <table:table-cell office:value-type="float" office:value="9.772">
                <text:p>9.772</text:p>
              </table:table-cell>
              <table:table-cell office:value-type="float" office:value="10.411">
                <text:p>10.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0.944">
                <text:p>10.944</text:p>
              </table:table-cell>
              <table:table-cell office:value-type="float" office:value="10.955">
                <text:p>10.955</text:p>
              </table:table-cell>
              <table:table-cell office:value-type="float" office:value="10.7098">
                <text:p>10.7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1.485">
                <text:p>11.485</text:p>
              </table:table-cell>
              <table:table-cell office:value-type="float" office:value="11.507">
                <text:p>11.507</text:p>
              </table:table-cell>
              <table:table-cell office:value-type="float" office:value="12.3538">
                <text:p>12.3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2.075">
                <text:p>12.075</text:p>
              </table:table-cell>
              <table:table-cell office:value-type="float" office:value="12.062">
                <text:p>12.062</text:p>
              </table:table-cell>
              <table:table-cell office:value-type="float" office:value="12.465">
                <text:p>12.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13.121">
                <text:p>13.121</text:p>
              </table:table-cell>
              <table:table-cell office:value-type="float" office:value="14.101">
                <text:p>14.101</text:p>
              </table:table-cell>
              <table:table-cell office:value-type="float" office:value="13.4288">
                <text:p>13.4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15.179">
                <text:p>15.179</text:p>
              </table:table-cell>
              <table:table-cell office:value-type="float" office:value="13.349">
                <text:p>13.349</text:p>
              </table:table-cell>
              <table:table-cell office:value-type="float" office:value="14.0968">
                <text:p>14.0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15.826">
                <text:p>15.826</text:p>
              </table:table-cell>
              <table:table-cell office:value-type="float" office:value="22.65">
                <text:p>22.65</text:p>
              </table:table-cell>
              <table:table-cell office:value-type="float" office:value="16.8862">
                <text:p>16.8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27.537001">
                <text:p>27.537001</text:p>
              </table:table-cell>
              <table:table-cell office:value-type="float" office:value="19.125">
                <text:p>19.125</text:p>
              </table:table-cell>
              <table:table-cell office:value-type="float" office:value="26.0272006">
                <text:p>26.0272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29.591">
                <text:p>29.591</text:p>
              </table:table-cell>
              <table:table-cell office:value-type="float" office:value="29.605">
                <text:p>29.605</text:p>
              </table:table-cell>
              <table:table-cell office:value-type="float" office:value="23.3675996">
                <text:p>23.3675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32.723">
                <text:p>32.723</text:p>
              </table:table-cell>
              <table:table-cell office:value-type="float" office:value="31.844999">
                <text:p>31.844999</text:p>
              </table:table-cell>
              <table:table-cell office:value-type="float" office:value="32.7112004">
                <text:p>32.7112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34.728001">
                <text:p>34.728001</text:p>
              </table:table-cell>
              <table:table-cell office:value-type="float" office:value="34.224998">
                <text:p>34.224998</text:p>
              </table:table-cell>
              <table:table-cell office:value-type="float" office:value="34.4176002">
                <text:p>34.4176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37.140999">
                <text:p>37.140999</text:p>
              </table:table-cell>
              <table:table-cell office:value-type="float" office:value="34.540001">
                <text:p>34.540001</text:p>
              </table:table-cell>
              <table:table-cell office:value-type="float" office:value="35.6389992">
                <text:p>35.6389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37.896">
                <text:p>37.896</text:p>
              </table:table-cell>
              <table:table-cell office:value-type="float" office:value="36.776001">
                <text:p>36.776001</text:p>
              </table:table-cell>
              <table:table-cell office:value-type="float" office:value="37.844201">
                <text:p>37.844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40.655998">
                <text:p>40.655998</text:p>
              </table:table-cell>
              <table:table-cell office:value-type="float" office:value="39.983002">
                <text:p>39.983002</text:p>
              </table:table-cell>
              <table:table-cell office:value-type="float" office:value="40.4662004">
                <text:p>40.4662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41.782001">
                <text:p>41.782001</text:p>
              </table:table-cell>
              <table:table-cell office:value-type="float" office:value="42.566002">
                <text:p>42.566002</text:p>
              </table:table-cell>
              <table:table-cell office:value-type="float" office:value="42.5774">
                <text:p>42.5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44.675999">
                <text:p>44.675999</text:p>
              </table:table-cell>
              <table:table-cell office:value-type="float" office:value="45.098999">
                <text:p>45.098999</text:p>
              </table:table-cell>
              <table:table-cell office:value-type="float" office:value="44.9571992">
                <text:p>44.95719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08cm" svg:y="0.316cm" chart:style-name="ch2">
          <text:p>tribulles moyen</text:p>
        </chart:title>
        <chart:legend chart:legend-position="end" svg:x="13.119cm" svg:y="4.203cm" style:legend-expansion="high" chart:style-name="ch3"/>
        <chart:plot-area chart:style-name="ch4" table:cell-range-address="Sheet1.A125:Sheet1.A162 Sheet1.G125:Sheet1.G162" svg:x="0.319cm" svg:y="1.275cm" svg:width="12.481cm" svg:height="7.55cm">
          <chart:coordinate-region svg:x="1.126cm" svg:y="1.475cm" svg:width="11.117cm" svg:height="6.7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125:Sheet1.G162" chart:class="chart:scatter">
            <chart:domain table:cell-range-address="Sheet1.A125:Sheet1.A162"/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25:Sheet1.A162</svg:desc>
                </draw:g>
              </table:table-cell>
              <table:table-cell office:value-type="float" office:value="0.0428">
                <text:p>0.0428</text:p>
                <draw:g>
                  <svg:desc>Sheet1.G125:Sheet1.G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4382">
                <text:p>0.4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1.2686">
                <text:p>1.2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8944">
                <text:p>1.8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2.555">
                <text:p>2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2.9316">
                <text:p>2.9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4.0516">
                <text:p>4.0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4.7654">
                <text:p>4.7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6.3006">
                <text:p>6.3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7.2864">
                <text:p>7.2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8.7982">
                <text:p>8.7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10.2672">
                <text:p>10.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10.8798">
                <text:p>10.8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12.278">
                <text:p>12.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15.6728">
                <text:p>15.6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17.8377996">
                <text:p>17.8377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26.0617996">
                <text:p>26.0617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28.8121998">
                <text:p>28.8121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31.6991998">
                <text:p>31.6991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34.8674002">
                <text:p>34.8674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37.8854004">
                <text:p>37.8854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40.0414">
                <text:p>40.0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33.6801996">
                <text:p>33.6801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41.6613992">
                <text:p>41.6613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51.8096">
                <text:p>51.8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55.6900002">
                <text:p>55.69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59.8327988">
                <text:p>59.8327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63.562">
                <text:p>63.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67.8287996">
                <text:p>67.8287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72.267598">
                <text:p>72.267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76.6316008">
                <text:p>76.6316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80.8817992">
                <text:p>80.8817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85.8473988">
                <text:p>85.8473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89.7257996">
                <text:p>89.7257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90.4417982">
                <text:p>90.4417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68:Sheet1.B203" svg:x="0.32cm" svg:y="0.18cm" svg:width="12.508cm" svg:height="8.64cm">
          <chart:coordinate-region svg:x="0.941cm" svg:y="0.379cm" svg:width="11.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8:Sheet1.B203" chart:class="chart:scatter">
            <chart:domain table:cell-range-address="Sheet1.A168:Sheet1.A203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68:Sheet1.A203</svg:desc>
                </draw:g>
              </table:table-cell>
              <table:table-cell office:value-type="float" office:value="0.052">
                <text:p>0.052</text:p>
                <draw:g>
                  <svg:desc>Sheet1.B168:Sheet1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761">
                <text:p>1.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.211">
                <text:p>3.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5.057">
                <text:p>5.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4.606">
                <text:p>4.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7.435">
                <text:p>7.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8.951">
                <text:p>8.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9.098">
                <text:p>9.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11.693">
                <text:p>11.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11.669">
                <text:p>11.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13.476">
                <text:p>13.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21.908001">
                <text:p>21.908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22.486">
                <text:p>22.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25.882">
                <text:p>25.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7.056">
                <text:p>27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32.405998">
                <text:p>32.405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31.754999">
                <text:p>31.754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34.053001">
                <text:p>34.053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33.280998">
                <text:p>33.280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44.529999">
                <text:p>44.52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42.972">
                <text:p>42.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46.702999">
                <text:p>46.702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42.528">
                <text:p>42.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51.096001">
                <text:p>51.096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47.646999">
                <text:p>47.646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42.326">
                <text:p>42.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45.485001">
                <text:p>45.485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68:Sheet1.B203" svg:x="0.32cm" svg:y="0.18cm" svg:width="12.508cm" svg:height="8.64cm">
          <chart:coordinate-region svg:x="0.941cm" svg:y="0.379cm" svg:width="11.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8:Sheet1.B203" chart:class="chart:scatter">
            <chart:domain table:cell-range-address="Sheet1.A168:Sheet1.A203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68:Sheet1.A203</svg:desc>
                </draw:g>
              </table:table-cell>
              <table:table-cell office:value-type="float" office:value="0.052">
                <text:p>0.052</text:p>
                <draw:g>
                  <svg:desc>Sheet1.B168:Sheet1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761">
                <text:p>1.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.211">
                <text:p>3.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5.057">
                <text:p>5.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4.606">
                <text:p>4.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7.435">
                <text:p>7.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8.951">
                <text:p>8.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9.098">
                <text:p>9.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11.693">
                <text:p>11.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11.669">
                <text:p>11.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13.476">
                <text:p>13.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21.908001">
                <text:p>21.908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22.486">
                <text:p>22.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25.882">
                <text:p>25.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7.056">
                <text:p>27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32.405998">
                <text:p>32.405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31.754999">
                <text:p>31.754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34.053001">
                <text:p>34.053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33.280998">
                <text:p>33.280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44.529999">
                <text:p>44.52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42.972">
                <text:p>42.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46.702999">
                <text:p>46.702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42.528">
                <text:p>42.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51.096001">
                <text:p>51.096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47.646999">
                <text:p>47.646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42.326">
                <text:p>42.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45.485001">
                <text:p>45.485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344cm" svg:y="0.316cm" chart:style-name="ch2">
          <text:p>pire cas comparer tribull et tribullopt</text:p>
        </chart:title>
        <chart:legend chart:legend-position="end" svg:x="13.146cm" svg:y="3.955cm" style:legend-expansion="high" chart:style-name="ch3"/>
        <chart:plot-area chart:style-name="ch4" table:cell-range-address="Sheet1.A213:Sheet1.C252" svg:x="0.319cm" svg:y="1.275cm" svg:width="12.508cm" svg:height="7.551cm">
          <chart:coordinate-region svg:x="0.94cm" svg:y="1.474cm" svg:width="11.33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13:Sheet1.B252" chart:class="chart:scatter">
            <chart:domain table:cell-range-address="Sheet1.A213:Sheet1.A252"/>
            <chart:data-point chart:repeated="40"/>
          </chart:series>
          <chart:series chart:style-name="ch8" chart:values-cell-range-address="Sheet1.C213:Sheet1.C252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213:Sheet1.A252</svg:desc>
                </draw:g>
              </table:table-cell>
              <table:table-cell office:value-type="float" office:value="0.01">
                <text:p>0.01</text:p>
                <draw:g>
                  <svg:desc>Sheet1.B213:Sheet1.B252</svg:desc>
                </draw:g>
              </table:table-cell>
              <table:table-cell office:value-type="float" office:value="0.052">
                <text:p>0.052</text:p>
                <draw:g>
                  <svg:desc>Sheet1.C213:Sheet1.C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43">
                <text:p>0.04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096">
                <text:p>0.096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7">
                <text:p>0.17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577">
                <text:p>0.577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383">
                <text:p>0.383</text:p>
              </table:table-cell>
              <table:table-cell office:value-type="float" office:value="1.761">
                <text:p>1.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.779">
                <text:p>0.779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684">
                <text:p>0.684</text:p>
              </table:table-cell>
              <table:table-cell office:value-type="float" office:value="3.211">
                <text:p>3.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0.872">
                <text:p>0.872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1.069">
                <text:p>1.069</text:p>
              </table:table-cell>
              <table:table-cell office:value-type="float" office:value="5.057">
                <text:p>5.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.746">
                <text:p>2.746</text:p>
              </table:table-cell>
              <table:table-cell office:value-type="float" office:value="4.606">
                <text:p>4.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.808">
                <text:p>2.808</text:p>
              </table:table-cell>
              <table:table-cell office:value-type="float" office:value="7.435">
                <text:p>7.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515">
                <text:p>4.515</text:p>
              </table:table-cell>
              <table:table-cell office:value-type="float" office:value="8.951">
                <text:p>8.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115">
                <text:p>4.115</text:p>
              </table:table-cell>
              <table:table-cell office:value-type="float" office:value="9.098">
                <text:p>9.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3.135">
                <text:p>3.135</text:p>
              </table:table-cell>
              <table:table-cell office:value-type="float" office:value="11.693">
                <text:p>11.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6.034">
                <text:p>6.034</text:p>
              </table:table-cell>
              <table:table-cell office:value-type="float" office:value="11.669">
                <text:p>11.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7.936">
                <text:p>7.936</text:p>
              </table:table-cell>
              <table:table-cell office:value-type="float" office:value="13.476">
                <text:p>13.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5.303">
                <text:p>5.303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5.79">
                <text:p>5.79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6.569">
                <text:p>6.56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7.445">
                <text:p>7.445</text:p>
              </table:table-cell>
              <table:table-cell office:value-type="float" office:value="21.908001">
                <text:p>21.908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8.604">
                <text:p>8.604</text:p>
              </table:table-cell>
              <table:table-cell office:value-type="float" office:value="22.486">
                <text:p>22.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8.546">
                <text:p>8.546</text:p>
              </table:table-cell>
              <table:table-cell office:value-type="float" office:value="25.882">
                <text:p>25.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9.861">
                <text:p>9.861</text:p>
              </table:table-cell>
              <table:table-cell office:value-type="float" office:value="27.056">
                <text:p>27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1.035">
                <text:p>11.035</text:p>
              </table:table-cell>
              <table:table-cell office:value-type="float" office:value="32.405998">
                <text:p>32.405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0.363">
                <text:p>10.363</text:p>
              </table:table-cell>
              <table:table-cell office:value-type="float" office:value="31.754999">
                <text:p>31.754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2.016">
                <text:p>12.016</text:p>
              </table:table-cell>
              <table:table-cell office:value-type="float" office:value="34.053001">
                <text:p>34.053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2.461">
                <text:p>12.461</text:p>
              </table:table-cell>
              <table:table-cell office:value-type="float" office:value="33.280998">
                <text:p>33.280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13.167">
                <text:p>13.167</text:p>
              </table:table-cell>
              <table:table-cell office:value-type="float" office:value="44.529999">
                <text:p>44.52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13.39">
                <text:p>13.39</text:p>
              </table:table-cell>
              <table:table-cell office:value-type="float" office:value="42.972">
                <text:p>42.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15.934">
                <text:p>15.934</text:p>
              </table:table-cell>
              <table:table-cell office:value-type="float" office:value="46.702999">
                <text:p>46.702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26.381001">
                <text:p>26.381001</text:p>
              </table:table-cell>
              <table:table-cell office:value-type="float" office:value="42.528">
                <text:p>42.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17.261">
                <text:p>17.261</text:p>
              </table:table-cell>
              <table:table-cell office:value-type="float" office:value="51.096001">
                <text:p>51.096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33.254002">
                <text:p>33.254002</text:p>
              </table:table-cell>
              <table:table-cell office:value-type="float" office:value="47.646999">
                <text:p>47.646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34.935001">
                <text:p>34.935001</text:p>
              </table:table-cell>
              <table:table-cell office:value-type="float" office:value="42.326">
                <text:p>42.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34.231998">
                <text:p>34.231998</text:p>
              </table:table-cell>
              <table:table-cell office:value-type="float" office:value="45.485001">
                <text:p>45.485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38.041">
                <text:p>38.041</text:p>
              </table:table-cell>
              <table:table-cell office:value-type="float" office:value="38.951">
                <text:p>38.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40.908001">
                <text:p>40.908001</text:p>
              </table:table-cell>
              <table:table-cell office:value-type="float" office:value="37.924999">
                <text:p>37.924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42.780998">
                <text:p>42.780998</text:p>
              </table:table-cell>
              <table:table-cell office:value-type="float" office:value="68.202003">
                <text:p>68.202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44.890999">
                <text:p>44.890999</text:p>
              </table:table-cell>
              <table:table-cell office:value-type="float" office:value="42.901001">
                <text:p>42.9010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344cm" svg:y="0.316cm" chart:style-name="ch2">
          <text:p>pire cas comparer tribull et tribullopt</text:p>
        </chart:title>
        <chart:legend chart:legend-position="end" svg:x="13.146cm" svg:y="3.955cm" style:legend-expansion="high" chart:style-name="ch3"/>
        <chart:plot-area chart:style-name="ch4" table:cell-range-address="Sheet1.A213:Sheet1.C252" svg:x="0.319cm" svg:y="1.275cm" svg:width="12.508cm" svg:height="7.551cm">
          <chart:coordinate-region svg:x="0.94cm" svg:y="1.474cm" svg:width="11.33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13:Sheet1.B252" chart:class="chart:scatter">
            <chart:domain table:cell-range-address="Sheet1.A213:Sheet1.A252"/>
            <chart:data-point chart:repeated="40"/>
          </chart:series>
          <chart:series chart:style-name="ch8" chart:values-cell-range-address="Sheet1.C213:Sheet1.C252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213:Sheet1.A252</svg:desc>
                </draw:g>
              </table:table-cell>
              <table:table-cell office:value-type="float" office:value="0.01">
                <text:p>0.01</text:p>
                <draw:g>
                  <svg:desc>Sheet1.B213:Sheet1.B252</svg:desc>
                </draw:g>
              </table:table-cell>
              <table:table-cell office:value-type="float" office:value="0.052">
                <text:p>0.052</text:p>
                <draw:g>
                  <svg:desc>Sheet1.C213:Sheet1.C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43">
                <text:p>0.04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096">
                <text:p>0.096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7">
                <text:p>0.17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577">
                <text:p>0.577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383">
                <text:p>0.383</text:p>
              </table:table-cell>
              <table:table-cell office:value-type="float" office:value="1.761">
                <text:p>1.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.779">
                <text:p>0.779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684">
                <text:p>0.684</text:p>
              </table:table-cell>
              <table:table-cell office:value-type="float" office:value="3.211">
                <text:p>3.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0.872">
                <text:p>0.872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1.069">
                <text:p>1.069</text:p>
              </table:table-cell>
              <table:table-cell office:value-type="float" office:value="5.057">
                <text:p>5.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.746">
                <text:p>2.746</text:p>
              </table:table-cell>
              <table:table-cell office:value-type="float" office:value="4.606">
                <text:p>4.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.808">
                <text:p>2.808</text:p>
              </table:table-cell>
              <table:table-cell office:value-type="float" office:value="7.435">
                <text:p>7.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515">
                <text:p>4.515</text:p>
              </table:table-cell>
              <table:table-cell office:value-type="float" office:value="8.951">
                <text:p>8.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115">
                <text:p>4.115</text:p>
              </table:table-cell>
              <table:table-cell office:value-type="float" office:value="9.098">
                <text:p>9.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3.135">
                <text:p>3.135</text:p>
              </table:table-cell>
              <table:table-cell office:value-type="float" office:value="11.693">
                <text:p>11.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6.034">
                <text:p>6.034</text:p>
              </table:table-cell>
              <table:table-cell office:value-type="float" office:value="11.669">
                <text:p>11.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7.936">
                <text:p>7.936</text:p>
              </table:table-cell>
              <table:table-cell office:value-type="float" office:value="13.476">
                <text:p>13.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5.303">
                <text:p>5.303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5.79">
                <text:p>5.79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6.569">
                <text:p>6.56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7.445">
                <text:p>7.445</text:p>
              </table:table-cell>
              <table:table-cell office:value-type="float" office:value="21.908001">
                <text:p>21.908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8.604">
                <text:p>8.604</text:p>
              </table:table-cell>
              <table:table-cell office:value-type="float" office:value="22.486">
                <text:p>22.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8.546">
                <text:p>8.546</text:p>
              </table:table-cell>
              <table:table-cell office:value-type="float" office:value="25.882">
                <text:p>25.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9.861">
                <text:p>9.861</text:p>
              </table:table-cell>
              <table:table-cell office:value-type="float" office:value="27.056">
                <text:p>27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1.035">
                <text:p>11.035</text:p>
              </table:table-cell>
              <table:table-cell office:value-type="float" office:value="32.405998">
                <text:p>32.405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0.363">
                <text:p>10.363</text:p>
              </table:table-cell>
              <table:table-cell office:value-type="float" office:value="31.754999">
                <text:p>31.754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2.016">
                <text:p>12.016</text:p>
              </table:table-cell>
              <table:table-cell office:value-type="float" office:value="34.053001">
                <text:p>34.053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2.461">
                <text:p>12.461</text:p>
              </table:table-cell>
              <table:table-cell office:value-type="float" office:value="33.280998">
                <text:p>33.280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13.167">
                <text:p>13.167</text:p>
              </table:table-cell>
              <table:table-cell office:value-type="float" office:value="44.529999">
                <text:p>44.52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13.39">
                <text:p>13.39</text:p>
              </table:table-cell>
              <table:table-cell office:value-type="float" office:value="42.972">
                <text:p>42.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15.934">
                <text:p>15.934</text:p>
              </table:table-cell>
              <table:table-cell office:value-type="float" office:value="46.702999">
                <text:p>46.702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26.381001">
                <text:p>26.381001</text:p>
              </table:table-cell>
              <table:table-cell office:value-type="float" office:value="42.528">
                <text:p>42.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17.261">
                <text:p>17.261</text:p>
              </table:table-cell>
              <table:table-cell office:value-type="float" office:value="51.096001">
                <text:p>51.096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33.254002">
                <text:p>33.254002</text:p>
              </table:table-cell>
              <table:table-cell office:value-type="float" office:value="47.646999">
                <text:p>47.646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34.935001">
                <text:p>34.935001</text:p>
              </table:table-cell>
              <table:table-cell office:value-type="float" office:value="42.326">
                <text:p>42.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34.231998">
                <text:p>34.231998</text:p>
              </table:table-cell>
              <table:table-cell office:value-type="float" office:value="45.485001">
                <text:p>45.485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38.041">
                <text:p>38.041</text:p>
              </table:table-cell>
              <table:table-cell office:value-type="float" office:value="38.951">
                <text:p>38.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40.908001">
                <text:p>40.908001</text:p>
              </table:table-cell>
              <table:table-cell office:value-type="float" office:value="37.924999">
                <text:p>37.924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42.780998">
                <text:p>42.780998</text:p>
              </table:table-cell>
              <table:table-cell office:value-type="float" office:value="68.202003">
                <text:p>68.202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44.890999">
                <text:p>44.890999</text:p>
              </table:table-cell>
              <table:table-cell office:value-type="float" office:value="42.901001">
                <text:p>42.901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147cm" svg:y="3.706cm" style:legend-expansion="high" chart:style-name="ch2"/>
        <chart:plot-area chart:style-name="ch3" table:cell-range-address="Sheet1.A258:Sheet1.A297 Sheet1.C258:Sheet1.C297 Sheet1.E258:Sheet1.F297" svg:x="0.319cm" svg:y="0.18cm" svg:width="12.509cm" svg:height="8.646cm">
          <chart:coordinate-region svg:x="0.94cm" svg:y="0.38cm" svg:width="11.33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58:Sheet1.C297" chart:class="chart:scatter">
            <chart:domain table:cell-range-address="Sheet1.A258:Sheet1.A297"/>
            <chart:data-point chart:repeated="40"/>
          </chart:series>
          <chart:series chart:style-name="ch7" chart:values-cell-range-address="Sheet1.E258:Sheet1.E297" chart:class="chart:scatter">
            <chart:data-point chart:repeated="40"/>
          </chart:series>
          <chart:series chart:style-name="ch8" chart:values-cell-range-address="Sheet1.F258:Sheet1.F297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258:Sheet1.A297</svg:desc>
                </draw:g>
              </table:table-cell>
              <table:table-cell office:value-type="float" office:value="1.636">
                <text:p>1.636</text:p>
                <draw:g>
                  <svg:desc>Sheet1.C258:Sheet1.C297</svg:desc>
                </draw:g>
              </table:table-cell>
              <table:table-cell office:value-type="float" office:value="1.804">
                <text:p>1.804</text:p>
                <draw:g>
                  <svg:desc>Sheet1.E258:Sheet1.E297</svg:desc>
                </draw:g>
              </table:table-cell>
              <table:table-cell office:value-type="float" office:value="1.606">
                <text:p>1.606</text:p>
                <draw:g>
                  <svg:desc>Sheet1.F258:Sheet1.F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5.131">
                <text:p>5.131</text:p>
              </table:table-cell>
              <table:table-cell office:value-type="float" office:value="3.551">
                <text:p>3.551</text:p>
              </table:table-cell>
              <table:table-cell office:value-type="float" office:value="3.882">
                <text:p>3.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5.352">
                <text:p>5.352</text:p>
              </table:table-cell>
              <table:table-cell office:value-type="float" office:value="5.089">
                <text:p>5.089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6.736">
                <text:p>6.736</text:p>
              </table:table-cell>
              <table:table-cell office:value-type="float" office:value="10.587">
                <text:p>10.587</text:p>
              </table:table-cell>
              <table:table-cell office:value-type="float" office:value="8.985">
                <text:p>8.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8.344">
                <text:p>8.344</text:p>
              </table:table-cell>
              <table:table-cell office:value-type="float" office:value="8.52">
                <text:p>8.52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0.568">
                <text:p>10.568</text:p>
              </table:table-cell>
              <table:table-cell office:value-type="float" office:value="13.308">
                <text:p>13.308</text:p>
              </table:table-cell>
              <table:table-cell office:value-type="float" office:value="10.074">
                <text:p>10.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3.199">
                <text:p>13.199</text:p>
              </table:table-cell>
              <table:table-cell office:value-type="float" office:value="12.102">
                <text:p>12.102</text:p>
              </table:table-cell>
              <table:table-cell office:value-type="float" office:value="11.337">
                <text:p>11.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2.829">
                <text:p>12.829</text:p>
              </table:table-cell>
              <table:table-cell office:value-type="float" office:value="14.35">
                <text:p>14.35</text:p>
              </table:table-cell>
              <table:table-cell office:value-type="float" office:value="16.917">
                <text:p>16.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8.202">
                <text:p>18.202</text:p>
              </table:table-cell>
              <table:table-cell office:value-type="float" office:value="14.717">
                <text:p>14.717</text:p>
              </table:table-cell>
              <table:table-cell office:value-type="float" office:value="15.194">
                <text:p>15.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17.004999">
                <text:p>17.004999</text:p>
              </table:table-cell>
              <table:table-cell office:value-type="float" office:value="20.181">
                <text:p>20.181</text:p>
              </table:table-cell>
              <table:table-cell office:value-type="float" office:value="24.598">
                <text:p>24.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6.552999">
                <text:p>26.552999</text:p>
              </table:table-cell>
              <table:table-cell office:value-type="float" office:value="29.528">
                <text:p>29.528</text:p>
              </table:table-cell>
              <table:table-cell office:value-type="float" office:value="26.539">
                <text:p>26.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2.382999">
                <text:p>22.382999</text:p>
              </table:table-cell>
              <table:table-cell office:value-type="float" office:value="21.684">
                <text:p>21.684</text:p>
              </table:table-cell>
              <table:table-cell office:value-type="float" office:value="27.482">
                <text:p>27.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25.565001">
                <text:p>25.565001</text:p>
              </table:table-cell>
              <table:table-cell office:value-type="float" office:value="30.190001">
                <text:p>30.190001</text:p>
              </table:table-cell>
              <table:table-cell office:value-type="float" office:value="32.995998">
                <text:p>32.995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24.243">
                <text:p>24.243</text:p>
              </table:table-cell>
              <table:table-cell office:value-type="float" office:value="31.052999">
                <text:p>31.052999</text:p>
              </table:table-cell>
              <table:table-cell office:value-type="float" office:value="29.851999">
                <text:p>29.851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35.342999">
                <text:p>35.342999</text:p>
              </table:table-cell>
              <table:table-cell office:value-type="float" office:value="32.909">
                <text:p>32.909</text:p>
              </table:table-cell>
              <table:table-cell office:value-type="float" office:value="32.765999">
                <text:p>32.765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36.199001">
                <text:p>36.199001</text:p>
              </table:table-cell>
              <table:table-cell office:value-type="float" office:value="32.695">
                <text:p>32.695</text:p>
              </table:table-cell>
              <table:table-cell office:value-type="float" office:value="30.516001">
                <text:p>30.516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28.033001">
                <text:p>28.033001</text:p>
              </table:table-cell>
              <table:table-cell office:value-type="float" office:value="30.705">
                <text:p>30.705</text:p>
              </table:table-cell>
              <table:table-cell office:value-type="float" office:value="29.885">
                <text:p>29.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43.368">
                <text:p>43.368</text:p>
              </table:table-cell>
              <table:table-cell office:value-type="float" office:value="33.380001">
                <text:p>33.380001</text:p>
              </table:table-cell>
              <table:table-cell office:value-type="float" office:value="30.378">
                <text:p>30.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34.984001">
                <text:p>34.984001</text:p>
              </table:table-cell>
              <table:table-cell office:value-type="float" office:value="40.389">
                <text:p>40.389</text:p>
              </table:table-cell>
              <table:table-cell office:value-type="float" office:value="40.276001">
                <text:p>40.276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39.630001">
                <text:p>39.630001</text:p>
              </table:table-cell>
              <table:table-cell office:value-type="float" office:value="34.243999">
                <text:p>34.243999</text:p>
              </table:table-cell>
              <table:table-cell office:value-type="float" office:value="33.941002">
                <text:p>33.941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34.426998">
                <text:p>34.426998</text:p>
              </table:table-cell>
              <table:table-cell office:value-type="float" office:value="34.640999">
                <text:p>34.640999</text:p>
              </table:table-cell>
              <table:table-cell office:value-type="float" office:value="34.771">
                <text:p>34.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36.779999">
                <text:p>36.779999</text:p>
              </table:table-cell>
              <table:table-cell office:value-type="float" office:value="46.488998">
                <text:p>46.488998</text:p>
              </table:table-cell>
              <table:table-cell office:value-type="float" office:value="46.900002">
                <text:p>46.9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48.863998">
                <text:p>48.863998</text:p>
              </table:table-cell>
              <table:table-cell office:value-type="float" office:value="48.662998">
                <text:p>48.662998</text:p>
              </table:table-cell>
              <table:table-cell office:value-type="float" office:value="49.646999">
                <text:p>49.646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52.984001">
                <text:p>52.984001</text:p>
              </table:table-cell>
              <table:table-cell office:value-type="float" office:value="52.259998">
                <text:p>52.259998</text:p>
              </table:table-cell>
              <table:table-cell office:value-type="float" office:value="48.883999">
                <text:p>48.883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46.516998">
                <text:p>46.516998</text:p>
              </table:table-cell>
              <table:table-cell office:value-type="float" office:value="45.783001">
                <text:p>45.783001</text:p>
              </table:table-cell>
              <table:table-cell office:value-type="float" office:value="46.448002">
                <text:p>46.448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47.408001">
                <text:p>47.408001</text:p>
              </table:table-cell>
              <table:table-cell office:value-type="float" office:value="48.022999">
                <text:p>48.022999</text:p>
              </table:table-cell>
              <table:table-cell office:value-type="float" office:value="46.978001">
                <text:p>46.97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48.987999">
                <text:p>48.987999</text:p>
              </table:table-cell>
              <table:table-cell office:value-type="float" office:value="48.609001">
                <text:p>48.609001</text:p>
              </table:table-cell>
              <table:table-cell office:value-type="float" office:value="50.046001">
                <text:p>50.046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52.571999">
                <text:p>52.571999</text:p>
              </table:table-cell>
              <table:table-cell office:value-type="float" office:value="50.025002">
                <text:p>50.025002</text:p>
              </table:table-cell>
              <table:table-cell office:value-type="float" office:value="50.301998">
                <text:p>50.301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53.870998">
                <text:p>53.870998</text:p>
              </table:table-cell>
              <table:table-cell office:value-type="float" office:value="54.203999">
                <text:p>54.203999</text:p>
              </table:table-cell>
              <table:table-cell office:value-type="float" office:value="52.464001">
                <text:p>52.464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54.229">
                <text:p>54.229</text:p>
              </table:table-cell>
              <table:table-cell office:value-type="float" office:value="54.883999">
                <text:p>54.883999</text:p>
              </table:table-cell>
              <table:table-cell office:value-type="float" office:value="55.674999">
                <text:p>55.674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55.909">
                <text:p>55.909</text:p>
              </table:table-cell>
              <table:table-cell office:value-type="float" office:value="57.463001">
                <text:p>57.463001</text:p>
              </table:table-cell>
              <table:table-cell office:value-type="float" office:value="56.737">
                <text:p>56.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58.424">
                <text:p>58.424</text:p>
              </table:table-cell>
              <table:table-cell office:value-type="float" office:value="62.259998">
                <text:p>62.259998</text:p>
              </table:table-cell>
              <table:table-cell office:value-type="float" office:value="60.583">
                <text:p>60.5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60.109001">
                <text:p>60.109001</text:p>
              </table:table-cell>
              <table:table-cell office:value-type="float" office:value="61.548">
                <text:p>61.548</text:p>
              </table:table-cell>
              <table:table-cell office:value-type="float" office:value="60.673">
                <text:p>60.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59.076">
                <text:p>59.076</text:p>
              </table:table-cell>
              <table:table-cell office:value-type="float" office:value="58.555">
                <text:p>58.555</text:p>
              </table:table-cell>
              <table:table-cell office:value-type="float" office:value="57.181">
                <text:p>57.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58.310001">
                <text:p>58.310001</text:p>
              </table:table-cell>
              <table:table-cell office:value-type="float" office:value="78.556">
                <text:p>78.556</text:p>
              </table:table-cell>
              <table:table-cell office:value-type="float" office:value="74.742996">
                <text:p>74.742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60.699001">
                <text:p>60.699001</text:p>
              </table:table-cell>
              <table:table-cell office:value-type="float" office:value="60.303001">
                <text:p>60.303001</text:p>
              </table:table-cell>
              <table:table-cell office:value-type="float" office:value="60.505001">
                <text:p>60.505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62.168999">
                <text:p>62.168999</text:p>
              </table:table-cell>
              <table:table-cell office:value-type="float" office:value="63.386002">
                <text:p>63.386002</text:p>
              </table:table-cell>
              <table:table-cell office:value-type="float" office:value="80.524002">
                <text:p>80.524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84.266998">
                <text:p>84.266998</text:p>
              </table:table-cell>
              <table:table-cell office:value-type="float" office:value="81.764">
                <text:p>81.764</text:p>
              </table:table-cell>
              <table:table-cell office:value-type="float" office:value="81.456001">
                <text:p>81.456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67.361">
                <text:p>67.361</text:p>
              </table:table-cell>
              <table:table-cell office:value-type="float" office:value="67.039001">
                <text:p>67.039001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80.025002">
                <text:p>80.025002</text:p>
              </table:table-cell>
              <table:table-cell office:value-type="float" office:value="69.172997">
                <text:p>69.172997</text:p>
              </table:table-cell>
              <table:table-cell office:value-type="float" office:value="69.212997">
                <text:p>69.2129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